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solid" svg:stroke-width="0.088cm" svg:stroke-color="#00b5ca" draw:stroke-linejoin="round" draw:fill="solid" draw:fill-color="#ffffff" fo:padding-top="0.169cm" fo:padding-bottom="0.169cm" fo:padding-left="0.294cm" fo:padding-right="0.294cm"/>
    </style:style>
    <style:style style:name="gr3" style:family="graphic" style:parent-style-name="standard">
      <style:graphic-properties draw:stroke="dash" draw:stroke-dash="Ultrafine_20_2_20_Dots_20_3_20_Dashes" svg:stroke-width="0.159cm" svg:stroke-color="#ffff00" draw:marker-start-width="0.371cm" draw:marker-end-width="0.371cm" draw:stroke-linejoin="round" draw:fill="solid" draw:fill-color="#ffffff" fo:padding-top="0.203cm" fo:padding-bottom="0.203cm" fo:padding-left="0.328cm" fo:padding-right="0.328cm"/>
    </style:style>
    <style:style style:name="gr4" style:family="graphic" style:parent-style-name="standard">
      <style:graphic-properties draw:stroke="dash" draw:stroke-dash="dash4" svg:stroke-width="0.044cm" svg:stroke-color="#595859" draw:stroke-linejoin="round" draw:fill="solid" draw:fill-color="#ffffff" fo:padding-top="0.147cm" fo:padding-bottom="0.147cm" fo:padding-left="0.272cm" fo:padding-right="0.272cm"/>
    </style:style>
    <style:style style:name="gr5" style:family="graphic" style:parent-style-name="standard">
      <style:graphic-properties draw:stroke="solid" svg:stroke-width="0.088cm" svg:stroke-color="#000000" draw:stroke-linejoin="round" draw:fill="solid" draw:fill-color="#f9ffd1" fo:padding-top="0.169cm" fo:padding-bottom="0.169cm" fo:padding-left="0.294cm" fo:padding-right="0.294cm"/>
    </style:style>
    <style:style style:name="gr6" style:family="graphic" style:parent-style-name="standard">
      <style:graphic-properties draw:stroke="solid" svg:stroke-width="0.088cm" svg:stroke-color="#000000" draw:stroke-linejoin="round" draw:fill="none" fo:padding-top="0.169cm" fo:padding-bottom="0.169cm" fo:padding-left="0.294cm" fo:padding-right="0.294cm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solid" svg:stroke-width="0.044cm" svg:stroke-color="#000000" draw:stroke-linejoin="round" draw:fill="solid" draw:fill-color="#f9f9f9" fo:padding-top="0.147cm" fo:padding-bottom="0.147cm" fo:padding-left="0.272cm" fo:padding-right="0.272cm"/>
    </style:style>
    <style:style style:name="gr9" style:family="graphic" style:parent-style-name="standard">
      <style:graphic-properties draw:stroke="solid" svg:stroke-width="0.044cm" svg:stroke-color="#000000" draw:stroke-linejoin="round" draw:fill="solid" draw:fill-color="#c0e1f8" fo:padding-top="0.147cm" fo:padding-bottom="0.147cm" fo:padding-left="0.272cm" fo:padding-right="0.272cm"/>
    </style:style>
    <style:style style:name="gr10" style:family="graphic" style:parent-style-name="standard">
      <style:graphic-properties draw:stroke="solid" svg:stroke-width="0.044cm" svg:stroke-color="#000000" draw:stroke-linejoin="round" draw:fill="none" fo:padding-top="0.147cm" fo:padding-bottom="0.147cm" fo:padding-left="0.272cm" fo:padding-right="0.272cm"/>
    </style:style>
    <style:style style:name="gr11" style:family="graphic" style:parent-style-name="standard">
      <style:graphic-properties draw:stroke="dash" draw:stroke-dash="dash270" svg:stroke-width="0.044cm" svg:stroke-color="#000000" draw:stroke-linejoin="round" draw:fill="none" fo:padding-top="0.147cm" fo:padding-bottom="0.147cm" fo:padding-left="0.272cm" fo:padding-right="0.272cm"/>
    </style:style>
    <style:style style:name="gr12" style:family="graphic" style:parent-style-name="standard">
      <style:graphic-properties draw:stroke="none" svg:stroke-width="0.044cm" draw:stroke-linejoin="miter" draw:fill="solid" draw:fill-color="#d783ff"/>
    </style:style>
    <style:style style:name="gr13" style:family="graphic" style:parent-style-name="standard">
      <style:graphic-properties draw:stroke="none" svg:stroke-width="0.044cm" draw:stroke-linejoin="miter" draw:fill="solid" draw:fill-color="#00b050"/>
    </style:style>
    <style:style style:name="gr14" style:family="graphic" style:parent-style-name="standard">
      <style:graphic-properties draw:stroke="none" svg:stroke-width="0.044cm" draw:stroke-linejoin="miter" draw:fill="solid" draw:fill-color="#7f7f7f"/>
    </style:style>
    <style:style style:name="gr15" style:family="graphic" style:parent-style-name="standard">
      <style:graphic-properties draw:stroke="none" svg:stroke-width="0.044cm" draw:stroke-linejoin="miter" draw:fill="solid" draw:fill-color="#7c7c7c"/>
    </style:style>
    <style:style style:name="gr16" style:family="graphic" style:parent-style-name="standard">
      <style:graphic-properties draw:stroke="solid" svg:stroke-width="0.044cm" svg:stroke-color="#000000" draw:stroke-linejoin="round" draw:fill="solid" draw:fill-color="#f9ffd1" fo:padding-top="0.147cm" fo:padding-bottom="0.147cm" fo:padding-left="0.272cm" fo:padding-right="0.272cm"/>
    </style:style>
    <style:style style:name="gr17" style:family="graphic" style:parent-style-name="standard">
      <style:graphic-properties draw:stroke="solid" svg:stroke-width="0.088cm" svg:stroke-color="#000000" draw:stroke-linejoin="round" draw:fill="solid" draw:fill-color="#ffce99" fo:padding-top="0.169cm" fo:padding-bottom="0.169cm" fo:padding-left="0.294cm" fo:padding-right="0.294cm"/>
    </style:style>
    <style:style style:name="gr18" style:family="graphic" style:parent-style-name="standard">
      <style:graphic-properties draw:stroke="solid" svg:stroke-width="0.044cm" svg:stroke-color="#000000" draw:stroke-linejoin="round" draw:fill="solid" draw:fill-color="#ffce99" fo:padding-top="0.147cm" fo:padding-bottom="0.147cm" fo:padding-left="0.272cm" fo:padding-right="0.272cm"/>
    </style:style>
    <style:style style:name="gr19" style:family="graphic" style:parent-style-name="standard">
      <style:graphic-properties draw:stroke="solid" svg:stroke-width="0.044cm" svg:stroke-color="#000000" draw:stroke-linejoin="round" draw:fill="solid" draw:fill-color="#d3f4d3" fo:padding-top="0.147cm" fo:padding-bottom="0.147cm" fo:padding-left="0.272cm" fo:padding-right="0.272cm"/>
    </style:style>
    <style:style style:name="gr20" style:family="graphic" style:parent-style-name="standard">
      <style:graphic-properties draw:stroke="solid" svg:stroke-width="0.044cm" svg:stroke-color="#000000" draw:stroke-linejoin="round" draw:fill="solid" draw:fill-color="#d3f4d3" fo:padding-top="0.147cm" fo:padding-bottom="0.147cm" fo:padding-left="0.272cm" fo:padding-right="0.272cm"/>
    </style:style>
    <style:style style:name="gr21" style:family="graphic" style:parent-style-name="standard">
      <style:graphic-properties draw:stroke="solid" svg:stroke-width="0.044cm" svg:stroke-color="#000000" draw:stroke-linejoin="round" draw:fill="solid" draw:fill-color="#ffffff" fo:padding-top="0.147cm" fo:padding-bottom="0.147cm" fo:padding-left="0.272cm" fo:padding-right="0.272cm"/>
    </style:style>
    <style:style style:name="gr22" style:family="graphic" style:parent-style-name="standard">
      <style:graphic-properties draw:stroke="solid" svg:stroke-width="0.044cm" svg:stroke-color="#000000" draw:stroke-linejoin="round" draw:fill="solid" draw:fill-color="#00b050" fo:padding-top="0.147cm" fo:padding-bottom="0.147cm" fo:padding-left="0.272cm" fo:padding-right="0.272cm"/>
    </style:style>
    <style:style style:name="gr23" style:family="graphic" style:parent-style-name="standard">
      <style:graphic-properties draw:stroke="solid" svg:stroke-width="0.044cm" svg:stroke-color="#000000" draw:stroke-linejoin="round" draw:fill="solid" draw:fill-color="#d783ff" draw:opacity="56%" fo:padding-top="0.147cm" fo:padding-bottom="0.147cm" fo:padding-left="0.272cm" fo:padding-right="0.272cm"/>
    </style:style>
    <style:style style:name="gr24" style:family="graphic" style:parent-style-name="standard">
      <style:graphic-properties draw:stroke="none" svg:stroke-width="0.044cm" draw:stroke-linejoin="miter" draw:fill="gradient" draw:fill-gradient-name="svggradient0"/>
    </style:style>
    <style:style style:name="gr25" style:family="graphic" style:parent-style-name="standard">
      <style:graphic-properties draw:stroke="none" svg:stroke-width="0.044cm" draw:stroke-linejoin="miter" draw:fill="gradient" draw:fill-gradient-name="svggradient1"/>
    </style:style>
    <style:style style:name="gr26" style:family="graphic" style:parent-style-name="standard">
      <style:graphic-properties draw:stroke="none" svg:stroke-width="0.044cm" draw:stroke-linejoin="miter" draw:fill="gradient" draw:fill-gradient-name="svggradient2"/>
    </style:style>
    <style:style style:name="gr27" style:family="graphic" style:parent-style-name="standard">
      <style:graphic-properties draw:stroke="none" svg:stroke-width="0.044cm" draw:stroke-linejoin="miter" draw:fill="gradient" draw:fill-gradient-name="svggradient3"/>
    </style:style>
    <style:style style:name="gr28" style:family="graphic" style:parent-style-name="standard">
      <style:graphic-properties draw:stroke="none" svg:stroke-width="0.044cm" draw:stroke-linejoin="miter" draw:fill="gradient" draw:fill-gradient-name="svggradient4"/>
    </style:style>
    <style:style style:name="gr29" style:family="graphic" style:parent-style-name="standard">
      <style:graphic-properties draw:stroke="solid" svg:stroke-width="0.044cm" svg:stroke-color="#000000" draw:stroke-linejoin="round" draw:fill="solid" draw:fill-color="#bbbbbb" fo:padding-top="0.147cm" fo:padding-bottom="0.147cm" fo:padding-left="0.272cm" fo:padding-right="0.272cm"/>
    </style:style>
    <style:style style:name="gr30" style:family="graphic" style:parent-style-name="standard">
      <style:graphic-properties draw:stroke="none" svg:stroke-width="0.044cm" draw:stroke-linejoin="miter" draw:fill="solid" draw:fill-color="#19273c"/>
    </style:style>
    <style:style style:name="gr31" style:family="graphic" style:parent-style-name="standard">
      <style:graphic-properties draw:stroke="none" svg:stroke-width="0.044cm" draw:stroke-linejoin="miter" draw:fill="solid" draw:fill-color="#00b5ca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9ffd1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9f9f9"/>
    </style:style>
    <style:style style:name="P6" style:family="paragraph">
      <loext:graphic-properties draw:fill="solid" draw:fill-color="#c0e1f8"/>
    </style:style>
    <style:style style:name="P7" style:family="paragraph">
      <loext:graphic-properties draw:fill="solid" draw:fill-color="#d783ff"/>
    </style:style>
    <style:style style:name="P8" style:family="paragraph">
      <loext:graphic-properties draw:fill="solid" draw:fill-color="#00b050"/>
    </style:style>
    <style:style style:name="P9" style:family="paragraph">
      <loext:graphic-properties draw:fill="solid" draw:fill-color="#7f7f7f"/>
    </style:style>
    <style:style style:name="P10" style:family="paragraph">
      <loext:graphic-properties draw:fill="solid" draw:fill-color="#7c7c7c"/>
    </style:style>
    <style:style style:name="P11" style:family="paragraph">
      <loext:graphic-properties draw:fill="solid" draw:fill-color="#ffce99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d3f4d3"/>
    </style:style>
    <style:style style:name="P14" style:family="paragraph">
      <loext:graphic-properties draw:fill="solid" draw:fill-color="#d783ff" draw:opacity="56%"/>
    </style:style>
    <style:style style:name="P15" style:family="paragraph">
      <loext:graphic-properties draw:fill="gradient" draw:fill-gradient-name="svggradient0"/>
    </style:style>
    <style:style style:name="P16" style:family="paragraph">
      <loext:graphic-properties draw:fill="gradient" draw:fill-gradient-name="svggradient1"/>
    </style:style>
    <style:style style:name="P17" style:family="paragraph">
      <loext:graphic-properties draw:fill="gradient" draw:fill-gradient-name="svggradient2"/>
    </style:style>
    <style:style style:name="P18" style:family="paragraph">
      <loext:graphic-properties draw:fill="gradient" draw:fill-gradient-name="svggradient3"/>
    </style:style>
    <style:style style:name="P19" style:family="paragraph">
      <loext:graphic-properties draw:fill="gradient" draw:fill-gradient-name="svggradient4"/>
    </style:style>
    <style:style style:name="P20" style:family="paragraph">
      <loext:graphic-properties draw:fill="solid" draw:fill-color="#bbbbbb"/>
    </style:style>
    <style:style style:name="P21" style:family="paragraph">
      <loext:graphic-properties draw:fill="solid" draw:fill-color="#19273c"/>
    </style:style>
    <style:style style:name="P22" style:family="paragraph">
      <loext:graphic-properties draw:fill="solid" draw:fill-color="#00b5ca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0.525cm" svg:height="19.27cm" svg:x="0cm" svg:y="0cm" svg:viewBox="0 0 40526 19271" draw:points="20263,19271 0,19271 0,0 40526,0 40526,19271">
          <text:p/>
        </draw:polygon>
        <draw:polygon draw:style-name="gr2" draw:text-style-name="P1" draw:layer="layout" svg:width="17.252cm" svg:height="11.774cm" svg:x="20.593cm" svg:y="3.175cm" svg:viewBox="0 0 17253 11775" draw:points="0,0 17253,0 17253,11775 0,11775">
          <text:p/>
        </draw:polygon>
        <draw:polyline draw:style-name="gr2" draw:text-style-name="P1" draw:layer="layout" svg:width="0cm" svg:height="0cm" svg:x="20.593cm" svg:y="3.087cm" svg:viewBox="0 0 0 0" draw:points="0,0">
          <text:p/>
        </draw:polyline>
        <draw:polygon draw:style-name="gr3" draw:text-style-name="P1" draw:layer="layout" svg:width="7.583cm" svg:height="10.406cm" svg:x="30.008cm" svg:y="3.683cm" svg:viewBox="0 0 7584 10407" draw:points="0,0 7584,0 7584,10407 0,10407">
          <text:p/>
        </draw:polygon>
        <draw:polyline draw:style-name="gr4" draw:text-style-name="P1" draw:layer="layout" svg:width="0cm" svg:height="0cm" svg:x="30.008cm" svg:y="3.55cm" svg:viewBox="0 0 0 0" draw:points="0,0">
          <text:p/>
        </draw:polyline>
        <draw:polygon draw:style-name="gr5" draw:text-style-name="P2" draw:layer="layout" svg:width="5.953cm" svg:height="13.141cm" svg:x="12.347cm" svg:y="3.263cm" svg:viewBox="0 0 5954 13142" draw:points="0,0 5954,0 5954,13142 0,13142">
          <text:p/>
        </draw:polygon>
        <draw:polyline draw:style-name="gr5" draw:text-style-name="P2" draw:layer="layout" svg:width="0cm" svg:height="0cm" svg:x="12.347cm" svg:y="3.263cm" svg:viewBox="0 0 0 0" draw:points="0,0">
          <text:p/>
        </draw:polyline>
        <draw:polygon draw:style-name="gr6" draw:text-style-name="P3" draw:layer="layout" svg:width="17.941cm" svg:height="13.61cm" svg:x="20.285cm" svg:y="2.794cm" svg:viewBox="0 0 17942 13611" draw:points="0,0 17942,0 17942,13611 0,13611">
          <text:p/>
        </draw:polygon>
        <draw:polyline draw:style-name="gr6" draw:text-style-name="P3" draw:layer="layout" svg:width="0cm" svg:height="0cm" svg:x="20.285cm" svg:y="2.822cm" svg:viewBox="0 0 0 0" draw:points="0,0">
          <text:p/>
        </draw:polyline>
        <draw:polygon draw:style-name="gr5" draw:text-style-name="P2" draw:layer="layout" svg:width="6.703cm" svg:height="13.141cm" svg:x="3.484cm" svg:y="3.263cm" svg:viewBox="0 0 6704 13142" draw:points="0,0 6704,0 6704,13142 0,13142">
          <text:p/>
        </draw:polygon>
        <draw:polyline draw:style-name="gr5" draw:text-style-name="P2" draw:layer="layout" svg:width="0cm" svg:height="0cm" svg:x="3.484cm" svg:y="3.263cm" svg:viewBox="0 0 0 0" draw:points="0,0">
          <text:p/>
        </draw:polyline>
        <draw:path draw:style-name="gr7" draw:text-style-name="P4" draw:layer="layout" svg:width="3.44cm" svg:height="0.265cm" svg:x="0.066cm" svg:y="3.77cm" svg:viewBox="0 0 3441 266" svg:d="M0 111h3220v44h-3220zM3176 0l265 133-265 133zM3176 0z">
          <text:p/>
        </draw:path>
        <draw:path draw:style-name="gr7" draw:text-style-name="P4" draw:layer="layout" svg:width="3.44cm" svg:height="0.265cm" svg:x="0.066cm" svg:y="4.388cm" svg:viewBox="0 0 3441 266" svg:d="M0 111h3220v44h-3220zM3176 0l265 133-265 133zM3176 0z">
          <text:p/>
        </draw:path>
        <draw:polygon draw:style-name="gr8" draw:text-style-name="P5" draw:layer="layout" svg:width="4.277cm" svg:height="1.279cm" svg:x="0.022cm" svg:y="11.708cm" svg:viewBox="0 0 4278 1280" draw:points="0,640 640,0 640,320 3639,320 3639,0 4278,640 3639,1280 3639,960 640,960 640,1280">
          <text:p/>
        </draw:polygon>
        <draw:polyline draw:style-name="gr8" draw:text-style-name="P5" draw:layer="layout" svg:width="0cm" svg:height="0cm" svg:x="0.022cm" svg:y="12.347cm" svg:viewBox="0 0 0 0" draw:points="0,0">
          <text:p/>
        </draw:polyline>
        <draw:polygon draw:style-name="gr9" draw:text-style-name="P6" draw:layer="layout" svg:width="3.351cm" svg:height="9.393cm" svg:x="31.904cm" svg:y="4.167cm" svg:viewBox="0 0 3352 9394" draw:points="0,0 3352,0 3352,9394 0,9394">
          <text:p/>
        </draw:polygon>
        <draw:polyline draw:style-name="gr9" draw:text-style-name="P6" draw:layer="layout" svg:width="0cm" svg:height="0cm" svg:x="31.904cm" svg:y="4.167cm" svg:viewBox="0 0 0 0" draw:points="0,0">
          <text:p/>
        </draw:polyline>
        <draw:polygon draw:style-name="gr10" draw:text-style-name="P3" draw:layer="layout" svg:width="4.63cm" svg:height="0.794cm" svg:x="4.299cm" svg:y="5.843cm" svg:viewBox="0 0 4631 795" draw:points="0,0 4631,0 4631,795 0,795">
          <text:p/>
        </draw:polygon>
        <draw:polyline draw:style-name="gr10" draw:text-style-name="P3" draw:layer="layout" svg:width="0cm" svg:height="0cm" svg:x="4.299cm" svg:y="5.843cm" svg:viewBox="0 0 0 0" draw:points="0,0">
          <text:p/>
        </draw:polyline>
        <draw:polygon draw:style-name="gr10" draw:text-style-name="P3" draw:layer="layout" svg:width="4.63cm" svg:height="3.528cm" svg:x="4.299cm" svg:y="7.342cm" svg:viewBox="0 0 4631 3529" draw:points="0,0 4631,0 4631,3529 0,3529">
          <text:p/>
        </draw:polygon>
        <draw:polyline draw:style-name="gr10" draw:text-style-name="P3" draw:layer="layout" svg:width="0cm" svg:height="0cm" svg:x="4.299cm" svg:y="7.342cm" svg:viewBox="0 0 0 0" draw:points="0,0">
          <text:p/>
        </draw:polyline>
        <draw:polygon draw:style-name="gr10" draw:text-style-name="P3" draw:layer="layout" svg:width="4.63cm" svg:height="2.161cm" svg:x="4.299cm" svg:y="11.179cm" svg:viewBox="0 0 4631 2162" draw:points="0,0 4631,0 4631,2162 0,2162">
          <text:p/>
        </draw:polygon>
        <draw:polyline draw:style-name="gr10" draw:text-style-name="P3" draw:layer="layout" svg:width="0cm" svg:height="0cm" svg:x="4.299cm" svg:y="11.179cm" svg:viewBox="0 0 0 0" draw:points="0,0">
          <text:p/>
        </draw:polyline>
        <draw:polygon draw:style-name="gr10" draw:text-style-name="P3" draw:layer="layout" svg:width="4.233cm" svg:height="0.485cm" svg:x="4.564cm" svg:y="11.443cm" svg:viewBox="0 0 4234 486" draw:points="0,0 4234,0 4234,486 0,486">
          <text:p/>
        </draw:polygon>
        <draw:polyline draw:style-name="gr10" draw:text-style-name="P3" draw:layer="layout" svg:width="0cm" svg:height="0cm" svg:x="4.564cm" svg:y="11.443cm" svg:viewBox="0 0 0 0" draw:points="0,0">
          <text:p/>
        </draw:polyline>
        <draw:polygon draw:style-name="gr11" draw:text-style-name="P3" draw:layer="layout" svg:width="4.674cm" svg:height="1.499cm" svg:x="4.255cm" svg:y="13.869cm" svg:viewBox="0 0 4675 1500" draw:points="0,0 4675,0 4675,1500 0,1500">
          <text:p/>
        </draw:polygon>
        <draw:polyline draw:style-name="gr11" draw:text-style-name="P3" draw:layer="layout" svg:width="0cm" svg:height="0cm" svg:x="4.255cm" svg:y="13.869cm" svg:viewBox="0 0 0 0" draw:points="0,0">
          <text:p/>
        </draw:polyline>
        <draw:polygon draw:style-name="gr10" draw:text-style-name="P3" draw:layer="layout" svg:width="4.63cm" svg:height="0.838cm" svg:x="4.299cm" svg:y="4.785cm" svg:viewBox="0 0 4631 839" draw:points="0,0 4631,0 4631,839 0,839">
          <text:p/>
        </draw:polygon>
        <draw:polyline draw:style-name="gr10" draw:text-style-name="P3" draw:layer="layout" svg:width="0cm" svg:height="0cm" svg:x="4.299cm" svg:y="4.785cm" svg:viewBox="0 0 0 0" draw:points="0,0">
          <text:p/>
        </draw:polyline>
        <draw:polygon draw:style-name="gr6" draw:text-style-name="P3" draw:layer="layout" svg:width="5.512cm" svg:height="2.469cm" svg:x="3.836cm" svg:y="4.498cm" svg:viewBox="0 0 5513 2470" draw:points="0,0 5513,0 5513,2470 0,2470">
          <text:p/>
        </draw:polygon>
        <draw:polyline draw:style-name="gr6" draw:text-style-name="P3" draw:layer="layout" svg:width="0cm" svg:height="0cm" svg:x="3.836cm" svg:y="4.498cm" svg:viewBox="0 0 0 0" draw:points="0,0">
          <text:p/>
        </draw:polyline>
        <draw:polygon draw:style-name="gr8" draw:text-style-name="P5" draw:layer="layout" svg:width="4.233cm" svg:height="1.235cm" svg:x="0.066cm" svg:y="4.696cm" svg:viewBox="0 0 4234 1236" draw:points="0,618 618,0 618,309 3617,309 3617,0 4234,618 3617,1236 3617,927 618,927 618,1236">
          <text:p/>
        </draw:polygon>
        <draw:polyline draw:style-name="gr8" draw:text-style-name="P5" draw:layer="layout" svg:width="0cm" svg:height="0cm" svg:x="0.066cm" svg:y="5.314cm" svg:viewBox="0 0 0 0" draw:points="0,0">
          <text:p/>
        </draw:polyline>
        <draw:path draw:style-name="gr7" draw:text-style-name="P4" draw:layer="layout" svg:width="2.158cm" svg:height="0.265cm" svg:x="10.209cm" svg:y="3.726cm" svg:viewBox="0 0 2159 266" svg:d="M0 111h1938v44h-1938zM1894 0l265 133-265 133zM1894 0z">
          <text:p/>
        </draw:path>
        <draw:path draw:style-name="gr7" draw:text-style-name="P4" draw:layer="layout" svg:width="2.158cm" svg:height="0.265cm" svg:x="10.209cm" svg:y="4.652cm" svg:viewBox="0 0 2159 266" svg:d="M0 111h1938v44h-1938zM1894 0l265 133-265 133zM1894 0z">
          <text:p/>
        </draw:path>
        <draw:polygon draw:style-name="gr10" draw:text-style-name="P3" draw:layer="layout" svg:width="3.836cm" svg:height="1.279cm" svg:x="13.913cm" svg:y="13.472cm" svg:viewBox="0 0 3837 1280" draw:points="0,0 3837,0 3837,1280 0,1280">
          <text:p/>
        </draw:polygon>
        <draw:polyline draw:style-name="gr10" draw:text-style-name="P3" draw:layer="layout" svg:width="0cm" svg:height="0cm" svg:x="13.913cm" svg:y="13.472cm" svg:viewBox="0 0 0 0" draw:points="0,0">
          <text:p/>
        </draw:polyline>
        <draw:polygon draw:style-name="gr10" draw:text-style-name="P3" draw:layer="layout" svg:width="3.836cm" svg:height="0.794cm" svg:x="13.913cm" svg:y="10.164cm" svg:viewBox="0 0 3837 795" draw:points="0,0 3837,0 3837,795 0,795">
          <text:p/>
        </draw:polygon>
        <draw:polyline draw:style-name="gr10" draw:text-style-name="P3" draw:layer="layout" svg:width="0cm" svg:height="0cm" svg:x="13.913cm" svg:y="10.164cm" svg:viewBox="0 0 0 0" draw:points="0,0">
          <text:p/>
        </draw:polyline>
        <draw:polygon draw:style-name="gr10" draw:text-style-name="P3" draw:layer="layout" svg:width="3.836cm" svg:height="0.794cm" svg:x="13.913cm" svg:y="10.958cm" svg:viewBox="0 0 3837 795" draw:points="0,0 3837,0 3837,795 0,795">
          <text:p/>
        </draw:polygon>
        <draw:polyline draw:style-name="gr10" draw:text-style-name="P3" draw:layer="layout" svg:width="0cm" svg:height="0cm" svg:x="13.913cm" svg:y="10.958cm" svg:viewBox="0 0 0 0" draw:points="0,0">
          <text:p/>
        </draw:polyline>
        <draw:polygon draw:style-name="gr10" draw:text-style-name="P3" draw:layer="layout" svg:width="3.836cm" svg:height="0.794cm" svg:x="13.913cm" svg:y="11.752cm" svg:viewBox="0 0 3837 795" draw:points="0,0 3837,0 3837,795 0,795">
          <text:p/>
        </draw:polygon>
        <draw:polyline draw:style-name="gr10" draw:text-style-name="P3" draw:layer="layout" svg:width="0cm" svg:height="0cm" svg:x="13.913cm" svg:y="11.752cm" svg:viewBox="0 0 0 0" draw:points="0,0">
          <text:p/>
        </draw:polyline>
        <draw:polygon draw:style-name="gr10" draw:text-style-name="P3" draw:layer="layout" svg:width="3.836cm" svg:height="5.556cm" svg:x="13.913cm" svg:y="4.255cm" svg:viewBox="0 0 3837 5557" draw:points="0,0 3837,0 3837,5557 0,5557">
          <text:p/>
        </draw:polygon>
        <draw:polyline draw:style-name="gr10" draw:text-style-name="P3" draw:layer="layout" svg:width="0cm" svg:height="0cm" svg:x="13.913cm" svg:y="4.255cm" svg:viewBox="0 0 0 0" draw:points="0,0">
          <text:p/>
        </draw:polyline>
        <draw:path draw:style-name="gr12" draw:text-style-name="P7" draw:layer="layout" svg:width="4.998cm" svg:height="2.758cm" svg:x="8.93cm" svg:y="5.556cm" svg:viewBox="0 0 4999 2759" svg:d="M0 2759h1756c37 0 66-30 66-66v-2494l-66 66h2913v-133h-2913c-36 0-66 30-66 67v2494l66-67h-1756zM4603 397l396-198-396-199zM4603 397z">
          <text:p/>
        </draw:path>
        <draw:path draw:style-name="gr13" draw:text-style-name="P8" draw:layer="layout" svg:width="4.967cm" svg:height="0.397cm" svg:x="8.93cm" svg:y="8.687cm" svg:viewBox="0 0 4968 398" svg:d="M4968 133h-4637v132h4637zM397 0l-397 199 397 199zM397 0z">
          <text:p/>
        </draw:path>
        <draw:path draw:style-name="gr13" draw:text-style-name="P8" draw:layer="layout" svg:width="5.064cm" svg:height="0.397cm" svg:x="8.93cm" svg:y="7.673cm" svg:viewBox="0 0 5065 398" svg:d="M0 133h4734v44h-4734zM0 221h4734v44h-4734zM4668 0l397 199-397 199zM4668 0z">
          <text:p/>
        </draw:path>
        <draw:path draw:style-name="gr7" draw:text-style-name="P4" draw:layer="layout" svg:width="1.587cm" svg:height="0.044cm" svg:x="7.206cm" svg:y="8.177cm" svg:viewBox="0 0 1588 45" svg:d="M0 0h1588v45h-1588zM0 0z">
          <text:p/>
        </draw:path>
        <draw:path draw:style-name="gr7" draw:text-style-name="P4" draw:layer="layout" svg:width="1.72cm" svg:height="0.044cm" svg:x="7.098cm" svg:y="9.316cm" svg:viewBox="0 0 1721 45" svg:d="M0 0h1721v45h-1721zM0 0z">
          <text:p/>
        </draw:path>
        <draw:path draw:style-name="gr14" draw:text-style-name="P9" draw:layer="layout" svg:width="4.998cm" svg:height="1.821cm" svg:x="8.93cm" svg:y="9.745cm" svg:viewBox="0 0 4999 1822" svg:d="M0 0h2500c36 0 66 30 66 66v1557l-66-66h2169v133h-2169c-37 0-66-30-66-67v-1557l66 66h-2500zM4603 1425l396 198-396 199zM4603 1425z">
          <text:p/>
        </draw:path>
        <draw:path draw:style-name="gr14" draw:text-style-name="P9" draw:layer="layout" svg:width="5.02cm" svg:height="2.315cm" svg:x="8.886cm" svg:y="9.922cm" svg:viewBox="0 0 5021 2316" svg:d="M5021 2316h-2947c-37 0-66-30-66-67v-1984h-1677v-44h1721v2028c0 12 10 22 22 22h2947zM5021 2227h-2925v-2028c0-13-10-23-22-23h-1743v-44h1743c37 0 66 30 66 67v1984h2881zM397 397l-397-198 397-199zM397 397z">
          <text:p/>
        </draw:path>
        <draw:path draw:style-name="gr15" draw:text-style-name="P10" draw:layer="layout" svg:width="4.998cm" svg:height="1.312cm" svg:x="8.93cm" svg:y="12.303cm" svg:viewBox="0 0 4999 1313" svg:d="M4999 1313h-2499c-37 0-66-29-66-66v-1048l66 66h-2169v-133h2169c36 0 66 30 66 67v1048l-66-66h2499zM397 397l-397-198 397-199zM397 397z">
          <text:p/>
        </draw:path>
        <draw:path draw:style-name="gr15" draw:text-style-name="P10" draw:layer="layout" svg:width="5.003cm" svg:height="0.794cm" svg:x="8.93cm" svg:y="14.023cm" svg:viewBox="0 0 5004 795" svg:d="M5004 0h-2502c-36 0-66 30-66 66v531l66-67h-2171v133h2171c37 0 66-30 66-66v-531l-66 66h2502zM397 398l-397 199 397 198zM397 398z">
          <text:p/>
        </draw:path>
        <draw:polygon draw:style-name="gr16" draw:text-style-name="P2" draw:layer="layout" svg:width="4.674cm" svg:height="0.75cm" svg:x="21.056cm" svg:y="15.324cm" svg:viewBox="0 0 4675 751" draw:points="0,0 4675,0 4675,751 0,751">
          <text:p/>
        </draw:polygon>
        <draw:polyline draw:style-name="gr16" draw:text-style-name="P2" draw:layer="layout" svg:width="0cm" svg:height="0cm" svg:x="21.056cm" svg:y="15.324cm" svg:viewBox="0 0 0 0" draw:points="0,0">
          <text:p/>
        </draw:polyline>
        <draw:polygon draw:style-name="gr17" draw:text-style-name="P11" draw:layer="layout" svg:width="8.07cm" svg:height="9.393cm" svg:x="21.211cm" svg:y="4.145cm" svg:viewBox="0 0 8071 9394" draw:points="0,0 8071,0 8071,9394 0,9394">
          <text:p/>
        </draw:polygon>
        <draw:polyline draw:style-name="gr17" draw:text-style-name="P11" draw:layer="layout" svg:width="0cm" svg:height="0cm" svg:x="21.211cm" svg:y="4.145cm" svg:viewBox="0 0 0 0" draw:points="0,0">
          <text:p/>
        </draw:polyline>
        <draw:polygon draw:style-name="gr16" draw:text-style-name="P2" draw:layer="layout" svg:width="4.674cm" svg:height="0.838cm" svg:x="21.056cm" svg:y="13.869cm" svg:viewBox="0 0 4675 839" draw:points="0,0 4675,0 4675,839 0,839">
          <text:p/>
        </draw:polygon>
        <draw:polyline draw:style-name="gr16" draw:text-style-name="P2" draw:layer="layout" svg:width="0cm" svg:height="0cm" svg:x="21.056cm" svg:y="13.869cm" svg:viewBox="0 0 0 0" draw:points="0,0">
          <text:p/>
        </draw:polyline>
        <draw:path draw:style-name="gr15" draw:text-style-name="P10" draw:layer="layout" svg:width="3.34cm" svg:height="5.414cm" svg:x="17.749cm" svg:y="10.495cm" svg:viewBox="0 0 3341 5415" svg:d="M0 0h1238c36 0 66 30 66 66v5150l-66-66h1772v132h-1772c-37 0-67-29-67-66v-5150l67 66h-1238zM2944 5018l397 198-397 199zM2944 5018z">
          <text:p/>
        </draw:path>
        <draw:path draw:style-name="gr7" draw:text-style-name="P4" draw:layer="layout" svg:width="2.009cm" svg:height="0.265cm" svg:x="18.278cm" svg:y="3.595cm" svg:viewBox="0 0 2010 266" svg:d="M0 160l1789-5v-44l-1789 5zM1745 266l265-134-265-132zM1745 266z">
          <text:p/>
        </draw:path>
        <draw:path draw:style-name="gr7" draw:text-style-name="P4" draw:layer="layout" svg:width="2.009cm" svg:height="0.265cm" svg:x="18.278cm" svg:y="4.531cm" svg:viewBox="0 0 2010 266" svg:d="M0 100l1790 11-1 44-1789-11zM1746 0l264 135-266 131zM1746 0z">
          <text:p/>
        </draw:path>
        <draw:path draw:style-name="gr1" draw:text-style-name="P1" draw:layer="layout" svg:width="6.35cm" svg:height="0.573cm" svg:x="21.299cm" svg:y="17.507cm" svg:viewBox="0 0 6351 574" svg:d="M0 0h6351v574h-6351zM0 0z">
          <text:p/>
        </draw:path>
        <draw:path draw:style-name="gr1" draw:text-style-name="P1" draw:layer="layout" svg:width="7.232cm" svg:height="0.617cm" svg:x="31.221cm" svg:y="17.507cm" svg:viewBox="0 0 7233 618" svg:d="M0 0h7233v618h-7233zM0 0z">
          <text:p/>
        </draw:path>
        <draw:polygon draw:style-name="gr18" draw:text-style-name="P11" draw:layer="layout" svg:width="0.926cm" svg:height="0.573cm" svg:x="20.483cm" svg:y="17.529cm" svg:viewBox="0 0 927 574" draw:points="0,0 927,0 927,574 0,574">
          <text:p/>
        </draw:polygon>
        <draw:polyline draw:style-name="gr18" draw:text-style-name="P11" draw:layer="layout" svg:width="0cm" svg:height="0cm" svg:x="20.483cm" svg:y="17.529cm" svg:viewBox="0 0 0 0" draw:points="0,0">
          <text:p/>
        </draw:polyline>
        <draw:polygon draw:style-name="gr9" draw:text-style-name="P6" draw:layer="layout" svg:width="0.926cm" svg:height="0.573cm" svg:x="30.405cm" svg:y="17.529cm" svg:viewBox="0 0 927 574" draw:points="0,0 927,0 927,574 0,574">
          <text:p/>
        </draw:polygon>
        <draw:polyline draw:style-name="gr9" draw:text-style-name="P6" draw:layer="layout" svg:width="0cm" svg:height="0cm" svg:x="30.405cm" svg:y="17.529cm" svg:viewBox="0 0 0 0" draw:points="0,0">
          <text:p/>
        </draw:polyline>
        <draw:polygon draw:style-name="gr19" draw:text-style-name="P13" draw:layer="layout" svg:width="5.206cm" svg:height="1.142cm" draw:transform="rotate (-1.5707963267949) translate (36.957cm 6.096cm)" svg:viewBox="0 0 5207 1143" draw:points="0,0 5207,0 5207,1143 0,1143">
          <text:p text:style-name="P12">DDR/HBM MC</text:p>
        </draw:polygon>
        <draw:polyline draw:style-name="gr20" draw:text-style-name="P13" draw:layer="layout" svg:width="0cm" svg:height="0cm" svg:x="35.432cm" svg:y="7.342cm" svg:viewBox="0 0 0 0" draw:points="0,0">
          <text:p/>
        </draw:polyline>
        <draw:polygon draw:style-name="gr21" draw:text-style-name="P1" draw:layer="layout" svg:width="0.617cm" svg:height="0.882cm" svg:x="15.456cm" svg:y="12.59cm" svg:viewBox="0 0 618 883" draw:points="309,0 618,309 464,309 464,574 618,574 309,883 0,574 155,574 155,309 0,309">
          <text:p/>
        </draw:polygon>
        <draw:polyline draw:style-name="gr21" draw:text-style-name="P1" draw:layer="layout" svg:width="0cm" svg:height="0cm" svg:x="15.765cm" svg:y="12.59cm" svg:viewBox="0 0 0 0" draw:points="0,0">
          <text:p/>
        </draw:polyline>
        <draw:path draw:style-name="gr13" draw:text-style-name="P8" draw:layer="layout" svg:width="3.538cm" svg:height="3.369cm" svg:x="17.617cm" svg:y="8.643cm" svg:viewBox="0 0 3539 3370" svg:d="M3539 3370h-1770c-36 0-66-30-66-66v-3106l66 67h-1438v-133h1438c37 0 67 30 67 66v3106l-67-67h1770zM397 397l-397-199 397-198zM397 397z">
          <text:p/>
        </draw:path>
        <draw:polygon draw:style-name="gr22" draw:text-style-name="P8" draw:layer="layout" svg:width="1.147cm" svg:height="0.75cm" svg:x="29.347cm" svg:y="10.605cm" svg:viewBox="0 0 1148 751" draw:points="0,375 375,0 375,188 772,188 772,0 1148,375 772,751 772,563 375,563 375,751">
          <text:p/>
        </draw:polygon>
        <draw:polyline draw:style-name="gr22" draw:text-style-name="P8" draw:layer="layout" svg:width="0cm" svg:height="0cm" svg:x="29.347cm" svg:y="10.98cm" svg:viewBox="0 0 0 0" draw:points="0,0">
          <text:p/>
        </draw:polyline>
        <draw:polygon draw:style-name="gr23" draw:text-style-name="P14" draw:layer="layout" svg:width="1.147cm" svg:height="0.75cm" svg:x="29.303cm" svg:y="5.226cm" svg:viewBox="0 0 1148 751" draw:points="0,375 375,0 375,188 772,188 772,0 1148,375 772,751 772,563 375,563 375,751">
          <text:p/>
        </draw:polygon>
        <draw:polyline draw:style-name="gr23" draw:text-style-name="P14" draw:layer="layout" svg:width="0cm" svg:height="0cm" svg:x="29.303cm" svg:y="5.6cm" svg:viewBox="0 0 0 0" draw:points="0,0">
          <text:p/>
        </draw:polyline>
        <draw:path draw:style-name="gr24" draw:text-style-name="P15" draw:layer="layout" svg:width="1.323cm" svg:height="4.277cm" svg:x="30.493cm" svg:y="9.282cm" svg:viewBox="0 0 1324 4278" svg:d="M0 0v4278h1324v-4278zM0 0z">
          <text:p/>
        </draw:path>
        <draw:polygon draw:style-name="gr10" draw:text-style-name="P3" draw:layer="layout" svg:width="1.323cm" svg:height="4.277cm" svg:x="30.493cm" svg:y="9.282cm" svg:viewBox="0 0 1324 4278" draw:points="0,0 1324,0 1324,4278 0,4278">
          <text:p/>
        </draw:polygon>
        <draw:polyline draw:style-name="gr10" draw:text-style-name="P3" draw:layer="layout" svg:width="0cm" svg:height="0cm" svg:x="30.493cm" svg:y="9.282cm" svg:viewBox="0 0 0 0" draw:points="0,0">
          <text:p/>
        </draw:polyline>
        <draw:path draw:style-name="gr25" draw:text-style-name="P16" draw:layer="layout" svg:width="1.323cm" svg:height="1.499cm" svg:x="30.493cm" svg:y="4.961cm" svg:viewBox="0 0 1324 1500" svg:d="M0 0v1500h1324v-1500zM0 0z">
          <text:p/>
        </draw:path>
        <draw:polygon draw:style-name="gr10" draw:text-style-name="P3" draw:layer="layout" svg:width="1.323cm" svg:height="1.499cm" svg:x="30.493cm" svg:y="4.961cm" svg:viewBox="0 0 1324 1500" draw:points="0,0 1324,0 1324,1500 0,1500">
          <text:p/>
        </draw:polygon>
        <draw:polyline draw:style-name="gr10" draw:text-style-name="P3" draw:layer="layout" svg:width="0cm" svg:height="0cm" svg:x="30.493cm" svg:y="4.961cm" svg:viewBox="0 0 0 0" draw:points="0,0">
          <text:p/>
        </draw:polyline>
        <draw:path draw:style-name="gr1" draw:text-style-name="P1" draw:layer="layout" svg:width="6.35cm" svg:height="0.573cm" svg:x="9.745cm" svg:y="17.507cm" svg:viewBox="0 0 6351 574" svg:d="M0 0h6351v574h-6351zM0 0z">
          <text:p/>
        </draw:path>
        <draw:polygon draw:style-name="gr16" draw:text-style-name="P2" draw:layer="layout" svg:width="0.926cm" svg:height="0.573cm" svg:x="8.93cm" svg:y="17.529cm" svg:viewBox="0 0 927 574" draw:points="0,0 927,0 927,574 0,574">
          <text:p/>
        </draw:polygon>
        <draw:polyline draw:style-name="gr16" draw:text-style-name="P2" draw:layer="layout" svg:width="0cm" svg:height="0cm" svg:x="8.93cm" svg:y="17.529cm" svg:viewBox="0 0 0 0" draw:points="0,0">
          <text:p/>
        </draw:polyline>
        <draw:path draw:style-name="gr12" draw:text-style-name="P7" draw:layer="layout" svg:width="4.94cm" svg:height="2.9cm" svg:x="8.974cm" svg:y="6.57cm" svg:viewBox="0 0 4941 2901" svg:d="M4941 0h-2881c-36 0-66 30-66 66v2570h-1663v44h1707v-2614c0-12 10-22 22-22h2881zM4941 88h-2859v2614c0 12-10 22-22 22h-1729v44h1729c37 0 66-29 66-66v-2570h2815zM397 2504l-397 198 397 199zM397 2504z">
          <text:p/>
        </draw:path>
        <draw:path draw:style-name="gr1" draw:text-style-name="P1" draw:layer="layout" svg:width="7.232cm" svg:height="0.617cm" svg:x="31.265cm" svg:y="18.212cm" svg:viewBox="0 0 7233 618" svg:d="M0 0h7233v618h-7233zM0 0z">
          <text:p/>
        </draw:path>
        <draw:polygon draw:style-name="gr20" draw:text-style-name="P13" draw:layer="layout" svg:width="0.926cm" svg:height="0.573cm" svg:x="30.449cm" svg:y="18.234cm" svg:viewBox="0 0 927 574" draw:points="0,0 927,0 927,574 0,574">
          <text:p/>
        </draw:polygon>
        <draw:polyline draw:style-name="gr20" draw:text-style-name="P13" draw:layer="layout" svg:width="0cm" svg:height="0cm" svg:x="30.449cm" svg:y="18.234cm" svg:viewBox="0 0 0 0" draw:points="0,0">
          <text:p/>
        </draw:polyline>
        <draw:polygon draw:style-name="gr10" draw:text-style-name="P3" draw:layer="layout" svg:width="39.291cm" svg:height="17.948cm" svg:x="1.213cm" svg:y="1.301cm" svg:viewBox="0 0 39292 17949" draw:points="0,0 39292,0 39292,17949 0,17949">
          <text:p/>
        </draw:polygon>
        <draw:polyline draw:style-name="gr10" draw:text-style-name="P3" draw:layer="layout" svg:width="0cm" svg:height="0cm" svg:x="1.213cm" svg:y="1.301cm" svg:viewBox="0 0 0 0" draw:points="0,0">
          <text:p/>
        </draw:polyline>
        <draw:polygon draw:style-name="gr8" draw:text-style-name="P5" draw:layer="layout" svg:width="1.984cm" svg:height="1.279cm" svg:x="37.846cm" svg:y="7.747cm" svg:viewBox="0 0 1985 1280" draw:points="0,640 640,0 640,320 1346,320 1346,0 1985,640 1346,1280 1346,960 640,960 640,1280">
          <text:p/>
        </draw:polygon>
        <draw:polyline draw:style-name="gr8" draw:text-style-name="P5" draw:layer="layout" svg:width="0cm" svg:height="0cm" svg:x="37.328cm" svg:y="8.423cm" svg:viewBox="0 0 0 0" draw:points="0,0">
          <text:p/>
        </draw:polyline>
        <draw:polygon draw:style-name="gr10" draw:text-style-name="P3" draw:layer="layout" svg:width="7.673cm" svg:height="3.087cm" svg:x="21.321cm" svg:y="4.696cm" svg:viewBox="0 0 7674 3088" draw:points="0,0 7674,0 7674,3088 0,3088">
          <text:p/>
        </draw:polygon>
        <draw:polyline draw:style-name="gr10" draw:text-style-name="P3" draw:layer="layout" svg:width="0cm" svg:height="0cm" svg:x="21.321cm" svg:y="4.696cm" svg:viewBox="0 0 0 0" draw:points="0,0">
          <text:p/>
        </draw:polyline>
        <draw:polygon draw:style-name="gr10" draw:text-style-name="P3" draw:layer="layout" svg:width="7.585cm" svg:height="4.41cm" svg:x="21.321cm" svg:y="8.841cm" svg:viewBox="0 0 7586 4411" draw:points="0,0 7586,0 7586,4411 0,4411">
          <text:p/>
        </draw:polygon>
        <draw:polyline draw:style-name="gr10" draw:text-style-name="P3" draw:layer="layout" svg:width="0cm" svg:height="0cm" svg:x="21.321cm" svg:y="8.841cm" svg:viewBox="0 0 0 0" draw:points="0,0">
          <text:p/>
        </draw:polyline>
        <draw:path draw:style-name="gr26" draw:text-style-name="P17" draw:layer="layout" svg:width="1.543cm" svg:height="2.646cm" svg:x="21.321cm" svg:y="4.917cm" svg:viewBox="0 0 1544 2647" svg:d="M0 0v2647h1544v-2647zM0 0z">
          <text:p/>
        </draw:path>
        <draw:polygon draw:style-name="gr10" draw:text-style-name="P3" draw:layer="layout" svg:width="1.543cm" svg:height="2.646cm" svg:x="21.321cm" svg:y="4.917cm" svg:viewBox="0 0 1544 2647" draw:points="0,0 1544,0 1544,2647 0,2647">
          <text:p/>
        </draw:polygon>
        <draw:polyline draw:style-name="gr10" draw:text-style-name="P3" draw:layer="layout" svg:width="0cm" svg:height="0cm" svg:x="21.321cm" svg:y="4.917cm" svg:viewBox="0 0 0 0" draw:points="0,0">
          <text:p/>
        </draw:polyline>
        <draw:path draw:style-name="gr27" draw:text-style-name="P18" draw:layer="layout" svg:width="1.499cm" svg:height="3.925cm" svg:x="21.321cm" svg:y="9.106cm" svg:viewBox="0 0 1500 3926" svg:d="M0 0v3926h1500v-3926zM0 0z">
          <text:p/>
        </draw:path>
        <draw:path draw:style-name="gr28" draw:text-style-name="P19" draw:layer="layout" svg:width="1.499cm" svg:height="3.925cm" svg:x="21.321cm" svg:y="9.106cm" svg:viewBox="0 0 1500 3926" svg:d="M0 0v3926h1500v-3926zM0 0z">
          <text:p/>
        </draw:path>
        <draw:polygon draw:style-name="gr10" draw:text-style-name="P3" draw:layer="layout" svg:width="1.499cm" svg:height="3.925cm" svg:x="21.321cm" svg:y="9.106cm" svg:viewBox="0 0 1500 3926" draw:points="0,0 1500,0 1500,3926 0,3926">
          <text:p/>
        </draw:polygon>
        <draw:polyline draw:style-name="gr10" draw:text-style-name="P3" draw:layer="layout" svg:width="0cm" svg:height="0cm" svg:x="21.321cm" svg:y="9.106cm" svg:viewBox="0 0 0 0" draw:points="0,0">
          <text:p/>
        </draw:polyline>
        <draw:path draw:style-name="gr12" draw:text-style-name="P7" draw:layer="layout" svg:width="2.939cm" svg:height="0.397cm" svg:x="18.278cm" svg:y="5.424cm" svg:viewBox="0 0 2940 398" svg:d="M0 133h2609v132h-2609zM2543 0l397 199-397 199zM2543 0z">
          <text:p/>
        </draw:path>
        <draw:path draw:style-name="gr12" draw:text-style-name="P7" draw:layer="layout" svg:width="2.939cm" svg:height="0.397cm" svg:x="18.278cm" svg:y="6.394cm" svg:viewBox="0 0 2940 398" svg:d="M2940 133h-2609v44h2609zM2940 221h-2609v44h2609zM397 0l-397 199 397 199zM397 0z">
          <text:p/>
        </draw:path>
        <draw:path draw:style-name="gr13" draw:text-style-name="P8" draw:layer="layout" svg:width="3.579cm" svg:height="2.043cm" svg:x="17.749cm" svg:y="7.805cm" svg:viewBox="0 0 3580 2044" svg:d="M0 0h2115c37 0 66 30 66 66v1714h1068v44h-1112v-1758c0-12-10-22-22-22h-2115zM0 88h2093v1758c0 12 10 22 22 22h1134v44h-1134c-37 0-66-30-66-66v-1714h-2049zM3183 1647l397 199-397 198zM3183 1647z">
          <text:p/>
        </draw:path>
        <draw:polygon draw:style-name="gr29" draw:text-style-name="P20" draw:layer="layout" svg:width="3.792cm" svg:height="0.706cm" svg:x="13.913cm" svg:y="15.103cm" svg:viewBox="0 0 3793 707" draw:points="0,0 3793,0 3793,707 0,707">
          <text:p/>
        </draw:polygon>
        <draw:polyline draw:style-name="gr29" draw:text-style-name="P20" draw:layer="layout" svg:width="0cm" svg:height="0cm" svg:x="13.913cm" svg:y="15.103cm" svg:viewBox="0 0 0 0" draw:points="0,0">
          <text:p/>
        </draw:polyline>
        <draw:path draw:style-name="gr7" draw:text-style-name="P4" draw:layer="layout" svg:width="0.263cm" svg:height="1.229cm" svg:x="32.595cm" svg:y="2.313cm" svg:viewBox="0 0 264 1230" svg:d="M214 0l-109 1009 44 4 109-1008zM0 953l104 277 160-249zM0 953z">
          <text:p/>
        </draw:path>
        <draw:path draw:style-name="gr7" draw:text-style-name="P4" draw:layer="layout" svg:width="0.378cm" svg:height="0.382cm" svg:x="1.2cm" svg:y="0.552cm" svg:viewBox="0 0 379 383" svg:d="M0 187c0-33 8-64 23-94 17-30 39-53 68-69 30-16 62-24 98-24 56 0 101 18 136 54 36 36 54 81 54 137 0 55-18 101-54 138-36 36-81 54-135 54-34 0-66-7-97-22-30-16-53-38-70-67-15-30-23-66-23-107zM99 191c0 37 9 65 26 84s39 29 64 29c26 0 47-10 64-29s26-47 26-84c0-36-9-64-26-83-17-20-38-29-64-29-25 0-47 9-64 29-17 19-26 47-26 83zM99 191z">
          <text:p/>
        </draw:path>
        <draw:path draw:style-name="gr7" draw:text-style-name="P4" draw:layer="layout" svg:width="0.345cm" svg:height="0.382cm" svg:x="1.642cm" svg:y="0.552cm" svg:viewBox="0 0 346 383" svg:d="M341 117l-96 17c-3-19-10-34-22-44-11-9-26-14-44-14-24 0-43 9-58 26-14 16-21 44-21 83 0 43 7 74 22 92 14 18 34 27 58 27 19 0 34-5 45-15 12-11 21-29 26-55l95 17c-10 44-29 77-57 99s-66 33-113 33c-54 0-97-16-128-50-32-34-48-81-48-141 0-61 16-108 48-142 32-33 75-50 130-50 44 0 80 10 106 29 27 19 46 48 57 88zM341 117z">
          <text:p/>
        </draw:path>
        <draw:path draw:style-name="gr7" draw:text-style-name="P4" draw:layer="layout" svg:width="0.403cm" svg:height="0.063cm" svg:x="2.002cm" svg:y="1.003cm" svg:viewBox="0 0 404 64" svg:d="M0 64v-64h404v64zM0 64z">
          <text:p/>
        </draw:path>
        <draw:path draw:style-name="gr7" draw:text-style-name="P4" draw:layer="layout" svg:width="0.247cm" svg:height="0.514cm" svg:x="2.414cm" svg:y="0.412cm" svg:viewBox="0 0 248 515" svg:d="M0 148h54v-27c0-31 3-54 10-69s19-28 36-38c18-9 40-14 67-14 28 0 55 4 81 12l-13 68c-15-4-30-5-44-5s-25 3-31 10c-6 6-8 19-8 37v26h72v76h-72v291h-98v-291h-54zM0 148z">
          <text:p/>
        </draw:path>
        <draw:path draw:style-name="gr7" draw:text-style-name="P4" draw:layer="layout" svg:width="0.357cm" svg:height="0.513cm" svg:x="2.674cm" svg:y="0.552cm" svg:viewBox="0 0 358 514" svg:d="M0 8h91v54c11-18 27-33 46-45 21-11 43-17 68-17 42 0 78 17 108 50 30 34 45 80 45 139 0 61-15 109-45 143s-66 51-109 51c-21 0-39-4-55-12-17-8-34-22-52-42v185h-97zM96 185c0 41 8 72 24 92 17 19 37 29 60 29s41-9 56-27c16-18 23-48 23-89 0-38-8-67-23-85-16-19-35-28-58-28s-43 9-58 27c-16 18-24 45-24 81zM96 185z">
          <text:p/>
        </draw:path>
        <draw:path draw:style-name="gr7" draw:text-style-name="P4" draw:layer="layout" svg:width="0.357cm" svg:height="0.523cm" svg:x="3.096cm" svg:y="0.552cm" svg:viewBox="0 0 358 524" svg:d="M13 399l111 14c1 13 6 21 13 26 9 7 23 10 43 10 26 0 45-3 57-11 9-5 15-13 19-24 3-8 5-23 5-45v-54c-29 40-65 60-110 60-49 0-88-21-117-63-23-33-34-73-34-123 0-61 15-108 44-140 30-33 67-49 111-49 45 0 83 20 112 59v-51h91v329c0 44-4 76-11 97-7 22-17 39-30 51s-30 22-52 29c-21 7-48 10-81 10-62 0-107-11-133-32-26-22-39-49-39-81 0-4 1-7 1-12zM99 184c0 39 8 67 23 85s34 27 56 27c24 0 43-9 60-27 16-19 25-46 25-83 0-38-8-66-24-85-16-18-36-27-59-27-24 0-43 9-58 27s-23 46-23 83zM99 184z">
          <text:p/>
        </draw:path>
        <draw:path draw:style-name="gr7" draw:text-style-name="P4" draw:layer="layout" svg:width="0.343cm" svg:height="0.382cm" svg:x="3.533cm" svg:y="0.552cm" svg:viewBox="0 0 344 383" svg:d="M98 120l-88-16c10-35 27-61 51-78s60-26 108-26c43 0 75 5 96 15s36 24 45 40c9 15 13 44 13 86l-1 113c0 33 2 57 5 72s9 32 17 49h-96c-2-6-5-16-9-29-2-5-3-9-3-11-17 16-35 28-54 37-19 7-39 11-60 11-38 0-68-10-90-30-21-21-32-47-32-78 0-21 5-39 15-55 10-17 23-29 41-38 18-8 44-16 77-22 46-9 77-17 95-25v-9c0-19-5-32-14-40s-27-12-52-12c-17 0-31 3-40 10-10 7-18 19-24 36zM228 199c-12 4-32 9-59 15s-45 11-53 17c-13 9-19 20-19 34 0 13 5 25 15 36 10 9 23 14 39 14 17 0 34-6 50-17 11-9 19-20 23-33 3-8 4-24 4-47zM228 199z">
          <text:p/>
        </draw:path>
        <draw:path draw:style-name="gr7" draw:text-style-name="P4" draw:layer="layout" svg:width="0.403cm" svg:height="0.063cm" svg:x="3.897cm" svg:y="1.003cm" svg:viewBox="0 0 404 64" svg:d="M0 64v-64h404v64zM0 64z">
          <text:p/>
        </draw:path>
        <draw:path draw:style-name="gr7" draw:text-style-name="P4" draw:layer="layout" svg:width="0.216cm" svg:height="0.504cm" svg:x="4.312cm" svg:y="0.431cm" svg:viewBox="0 0 217 505" svg:d="M208 130v77h-66v148c0 30 1 47 2 52s4 9 8 12c5 3 10 5 17 5 9 0 22-3 39-9l9 75c-23 10-49 15-77 15-18 0-34-3-48-9s-24-14-31-23-11-22-13-38c-3-11-4-34-4-68v-160h-44v-77h44v-73l98-57v130zM208 130z">
          <text:p/>
        </draw:path>
        <draw:path draw:style-name="gr7" draw:text-style-name="P4" draw:layer="layout" svg:width="0.378cm" svg:height="0.382cm" svg:x="4.549cm" svg:y="0.552cm" svg:viewBox="0 0 379 383" svg:d="M0 187c0-33 8-64 23-94 17-30 39-53 68-69 30-16 62-24 98-24 56 0 101 18 136 54 36 36 54 81 54 137 0 55-18 101-54 138-36 36-81 54-135 54-34 0-66-7-97-22-30-16-53-38-70-67-15-30-23-66-23-107zM99 191c0 37 9 65 26 84s39 29 64 29c26 0 47-10 64-29s26-47 26-84c0-36-9-64-26-83-17-20-38-29-64-29-25 0-47 9-64 29-17 19-26 47-26 83zM99 191z">
          <text:p/>
        </draw:path>
        <draw:path draw:style-name="gr7" draw:text-style-name="P4" draw:layer="layout" svg:width="0.357cm" svg:height="0.513cm" svg:x="5.01cm" svg:y="0.552cm" svg:viewBox="0 0 358 514" svg:d="M0 8h91v54c11-18 27-33 46-45 21-11 43-17 68-17 42 0 78 17 108 50 30 34 45 80 45 139 0 61-15 109-45 143s-66 51-109 51c-21 0-39-4-55-12-17-8-34-22-52-42v185h-97zM96 185c0 41 8 72 24 92 17 19 37 29 60 29s41-9 56-27c16-18 23-48 23-89 0-38-8-67-23-85-16-19-35-28-58-28s-43 9-58 27c-16 18-24 45-24 81zM96 185z">
          <text:p/>
        </draw:path>
        <draw:path draw:style-name="gr7" draw:text-style-name="P4" draw:layer="layout" svg:width="0.329cm" svg:height="0.347cm" svg:x="3.483cm" svg:y="2.307cm" svg:viewBox="0 0 330 348" svg:d="M330 171c0 26-3 50-10 72-7 21-18 40-32 56-14 15-31 27-52 36-22 9-46 13-74 13s-52-4-72-11c-21-8-37-19-51-34-13-14-23-32-29-54-7-21-10-45-10-72 0-26 3-50 10-72 8-22 18-40 32-56 14-15 32-28 53-36 21-9 46-13 74-13s52 4 72 12c20 7 37 18 50 33 13 14 23 32 30 53 6 21 9 46 9 73zM241 174c0-15-1-29-4-41-2-13-7-24-12-33-6-10-14-17-23-23-10-5-21-8-36-8-13 0-24 3-34 7-10 5-18 12-24 21s-11 20-14 33c-3 12-4 27-4 43s1 30 3 43c3 12 7 23 13 33 5 9 13 16 23 22 9 5 21 7 35 7s25-2 35-6c10-5 17-12 24-21 6-9 11-20 13-33 3-12 5-27 5-44zM241 174z">
          <text:p/>
        </draw:path>
        <draw:path draw:style-name="gr7" draw:text-style-name="P4" draw:layer="layout" svg:width="0.251cm" svg:height="0.346cm" svg:x="3.88cm" svg:y="2.308cm" svg:viewBox="0 0 252 347" svg:d="M252 278c0 7 0 12 0 16-1 3-1 7-2 9 0 3-1 6-2 7-1 2-2 4-5 7s-8 6-15 10c-6 4-14 7-23 10-8 3-17 5-27 7s-20 3-31 3c-24 0-45-4-63-11s-34-18-46-33c-12-14-22-32-28-53-7-21-10-44-10-71 0-31 4-57 12-79 8-23 18-42 32-56 14-15 30-26 49-33s40-11 63-11c9 0 18 1 27 3 8 1 17 3 25 6 7 3 14 6 20 10 6 3 10 6 13 9 3 2 4 4 5 6 2 1 3 3 3 6s1 6 1 10c1 5 1 9 1 15 0 13-1 23-3 28-3 6-6 9-9 9-4 0-9-2-13-5-5-3-10-7-16-11s-13-7-21-11c-8-3-18-5-30-5-23 0-40 9-52 27-12 17-18 42-18 76 0 16 2 31 4 44 4 12 8 23 14 32 6 8 14 15 22 19 9 4 19 6 31 6s23-1 31-5c9-4 16-8 23-12 6-4 12-8 16-12 4-3 8-5 11-5 2 0 4 0 5 2 2 1 3 3 4 6s1 7 2 12c0 4 0 11 0 18zM252 278z">
          <text:p/>
        </draw:path>
        <draw:path draw:style-name="gr7" draw:text-style-name="P4" draw:layer="layout" svg:width="0.356cm" svg:height="0.064cm" svg:x="4.161cm" svg:y="2.708cm" svg:viewBox="0 0 357 65" svg:d="M357 32c0 12-1 20-3 25s-6 8-11 8h-328c-5 0-9-3-12-8-2-4-3-13-3-24 0-12 1-20 3-25 3-6 7-8 12-8h328c5 0 9 2 11 7s3 13 3 25zM357 32z">
          <text:p/>
        </draw:path>
        <draw:path draw:style-name="gr7" draw:text-style-name="P4" draw:layer="layout" svg:width="0.309cm" svg:height="0.488cm" svg:x="4.56cm" svg:y="2.166cm" svg:viewBox="0 0 310 489" svg:d="M310 311c0 27-3 51-9 74-6 21-14 40-26 55-11 16-25 28-41 36-17 9-35 13-56 13-11 0-20-1-29-4-9-2-18-4-26-9-8-4-16-10-24-16-8-7-16-15-24-25v34c0 2-1 4-2 6-2 2-4 3-7 5-2 1-6 1-11 2-5 0-11 1-18 1s-13-1-18-1c-4-1-8-1-11-2-3-2-5-3-7-5-1-2-1-4-1-6v-455c0-2 1-4 2-6 1-1 4-3 7-4 4-1 8-2 14-3 5 0 12-1 21-1 8 0 15 1 21 1 6 1 10 2 13 3s6 3 7 4c1 2 2 4 2 6v171c8-8 16-14 24-20 7-6 15-10 23-14 8-3 16-6 24-7 9-2 17-3 27-3 23 0 42 5 58 14s29 21 38 37c10 15 18 33 22 54 5 20 7 42 7 65zM221 317c0-13-2-26-4-38s-5-23-10-33c-5-9-11-17-19-22-7-6-17-9-29-9-6 0-11 1-17 3-5 2-11 4-17 8s-12 9-19 16c-6 6-12 13-19 22v103c13 15 24 27 35 36 11 7 23 11 36 11 11 0 20-3 28-8 8-6 14-13 19-23 6-9 10-19 12-31s4-24 4-35zM221 317z">
          <text:p/>
        </draw:path>
        <draw:path draw:style-name="gr7" draw:text-style-name="P4" draw:layer="layout" svg:width="0.234cm" svg:height="0.347cm" svg:x="4.939cm" svg:y="2.307cm" svg:viewBox="0 0 235 348" svg:d="M235 241c0 18-3 33-9 46-7 14-16 25-28 34s-26 16-43 20c-16 5-34 7-53 7-12 0-23-1-33-2-11-2-20-5-28-7-8-3-15-6-21-9-5-2-10-5-12-7-3-3-5-6-6-11-1-6-2-14-2-24 0-6 0-12 1-16 0-4 1-7 2-9 1-3 2-4 3-5 2-1 3-2 5-2 3 0 6 2 11 5s11 6 19 10c7 3 16 6 25 10 10 2 22 4 34 4 8 0 15-1 21-2 6-2 11-5 16-7 5-3 8-7 10-12 3-5 4-10 4-16 0-7-3-13-7-18s-10-9-17-13-15-7-24-10-18-7-27-11-18-8-28-14c-8-5-16-11-23-18s-13-16-17-26c-5-11-7-23-7-38 0-14 3-28 9-41 6-12 14-23 25-31 11-9 24-16 40-20 15-5 33-8 52-8 10 0 19 1 28 2s17 3 25 6c7 2 13 4 19 7 5 2 8 4 11 6 2 1 3 3 5 5 0 1 1 4 2 6 0 2 0 5 0 9 1 4 1 8 1 13 0 6 0 12-1 16 0 4 0 7-1 9s-2 4-4 5c-1 0-3 0-4 0-2 0-6-1-10-3s-10-5-17-8c-6-3-14-5-23-7-8-3-18-5-29-5-8 0-14 2-20 3-6 2-11 4-14 7-4 3-7 6-9 11-1 4-2 8-2 13 0 7 2 13 6 18 4 4 10 8 17 12 8 4 16 7 24 10 10 4 19 7 28 11 10 4 19 9 28 14s17 11 24 18c7 8 13 17 17 27 5 10 7 22 7 36zM235 241z">
          <text:p/>
        </draw:path>
        <draw:path draw:style-name="gr7" draw:text-style-name="P4" draw:layer="layout" svg:width="0.309cm" svg:height="0.464cm" svg:x="5.221cm" svg:y="2.307cm" svg:viewBox="0 0 310 465" svg:d="M310 169c0 28-3 53-9 75-5 21-14 40-25 56-11 15-25 27-42 36-17 8-36 12-58 12-9 0-17-1-25-3-7-2-14-4-22-8-7-4-14-8-20-13-7-6-15-12-22-19v145c0 2-1 5-2 6-1 2-4 4-7 5-3 2-7 3-13 3-6 1-13 1-21 1-9 0-16 0-21-1-6 0-10-1-14-3-3-1-6-3-7-5-1-1-2-4-2-6v-430c0-2 0-4 1-6 2-2 4-3 7-4 3-2 7-3 11-3 5 0 11-1 18-1s13 1 18 1c4 0 8 1 11 3 3 1 5 2 6 4s2 4 2 6v36c9-9 17-17 26-24s18-13 26-17c10-6 19-9 28-12 10-2 20-3 31-3 23 0 42 5 58 14s29 21 38 36c10 16 18 34 22 54 5 21 7 42 7 65zM220 175c0-12-1-25-3-37s-5-23-10-32c-5-10-11-18-19-23-7-6-17-8-28-8-6 0-12 1-18 2-5 2-11 4-17 9-6 3-12 8-19 15-6 6-12 13-19 23v101c13 16 24 28 35 36s23 12 35 12c11 0 20-2 28-8 9-6 15-13 20-23 5-9 9-19 11-31 3-12 4-24 4-36zM220 175z">
          <text:p/>
        </draw:path>
        <draw:path draw:style-name="gr7" draw:text-style-name="P4" draw:layer="layout" svg:width="0.356cm" svg:height="0.064cm" svg:x="5.571cm" svg:y="2.708cm" svg:viewBox="0 0 357 65" svg:d="M357 32c0 12-1 20-3 25s-6 8-11 8h-328c-5 0-9-3-12-8-2-4-3-13-3-24 0-12 1-20 3-25 3-6 7-8 12-8h328c5 0 9 2 11 7s3 13 3 25zM357 32z">
          <text:p/>
        </draw:path>
        <draw:path draw:style-name="gr7" draw:text-style-name="P4" draw:layer="layout" svg:width="0.502cm" svg:height="0.335cm" svg:x="5.939cm" svg:y="2.313cm" svg:viewBox="0 0 503 336" svg:d="M503 13c0 3-1 5-2 9 0 4-2 9-3 16l-82 279c-2 4-3 7-5 10-2 2-5 4-9 5-3 2-9 3-16 3-7 1-16 1-27 1-12 0-21 0-28-1-7 0-13-1-17-3-4-1-6-3-8-6-2-2-3-5-4-9l-52-187-1-4v4l-48 187c-1 4-3 7-4 10-2 2-5 4-9 5-4 2-10 3-17 3-7 1-16 1-27 1-12 0-21 0-29-1-7 0-12-1-16-3-4-1-7-3-9-6-1-2-3-5-4-9l-81-279c-3-6-4-11-4-15-1-4-1-7-1-10 0-2 0-4 1-6 2-2 4-3 7-4 4-1 9-2 14-2 6-1 13-1 21-1 10 0 17 0 23 1 5 0 10 1 13 2 4 1 6 3 7 5s2 4 3 7l61 226 1 4v-4l57-226c1-3 3-5 4-7s3-4 6-5 8-2 13-2c6-1 13-1 21-1 9 0 16 0 21 1 5 0 9 1 12 2s6 3 7 5c1 1 2 3 3 5l61 228 2 4v-4l59-226c0-3 1-5 3-7 1-2 3-4 7-5 3-1 7-2 13-2 5-1 12-1 20-1 9 0 16 0 21 1 6 0 10 1 13 2s5 2 7 4c1 2 2 4 2 6zM503 13z">
          <text:p/>
        </draw:path>
        <draw:path draw:style-name="gr7" draw:text-style-name="P4" draw:layer="layout" svg:width="0.198cm" svg:height="0.341cm" svg:x="6.499cm" svg:y="2.307cm" svg:viewBox="0 0 199 342" svg:d="M199 48c0 9-1 16-1 21s-1 9-2 13c-1 2-2 4-4 6-2 1-3 1-6 1-2 0-4 0-6-1-2 0-5-1-8-2-2-1-6-2-9-3-4-1-7-1-11-1-6 0-11 1-16 3-4 2-9 5-14 9s-11 10-17 17c-5 6-11 15-18 25v192c0 3 0 5-2 6-1 2-4 3-7 5-3 1-7 2-13 2-5 1-13 1-21 1-9 0-16 0-21-1-6 0-10-1-14-2-3-2-6-3-7-5-1-1-2-3-2-6v-308c0-2 0-4 1-6 2-2 4-3 7-4 3-2 7-3 11-3 5 0 11-1 18-1 8 0 14 1 18 1 5 0 9 1 12 3 3 1 5 2 6 4s2 4 2 6v38c8-11 15-21 22-28 7-8 14-13 21-18 6-4 13-7 19-9 7-2 13-3 20-3 3 0 6 0 9 1 4 0 7 1 11 2 4 0 7 1 10 3 3 1 4 2 6 3 1 1 2 2 2 3 1 2 2 4 2 6 1 2 1 6 1 11s1 11 1 19zM199 48z">
          <text:p/>
        </draw:path>
        <draw:path draw:style-name="gr7" draw:text-style-name="P4" draw:layer="layout" svg:width="0.28cm" svg:height="0.347cm" svg:x="6.744cm" svg:y="2.307cm" svg:viewBox="0 0 281 348" svg:d="M281 329c0 3-1 6-3 8-2 1-6 3-11 4s-12 1-22 1-18 0-22-1c-5-1-8-3-11-4-2-2-2-5-2-8v-24c-13 13-27 24-44 32-16 7-34 11-54 11-16 0-31-2-45-7-14-4-26-10-36-18-10-9-17-20-23-32-5-13-8-27-8-44 0-18 3-33 10-46s18-24 31-33c15-9 32-15 53-19 21-5 45-7 72-7h30v-18c0-10-1-18-3-25s-5-13-10-18c-4-5-10-9-18-11-7-2-16-4-27-4-15 0-28 2-39 5-12 3-22 7-31 11-8 4-16 7-22 11-5 3-10 4-14 4-2 0-5 0-6-2-2-1-4-4-5-7-2-3-3-6-4-11 0-4 0-9 0-15 0-7 0-12 1-16 1-5 4-8 7-11 3-4 9-8 16-12 9-4 18-7 29-11 11-3 23-6 36-9 13-2 26-3 39-3 25 0 45 3 62 8 17 4 32 11 43 21s19 22 24 38c5 15 7 34 7 55zM196 197h-33c-14 0-26 1-36 3s-18 5-25 9c-6 5-10 10-13 16s-4 12-4 20c0 13 4 23 12 30s20 11 34 11c12 0 23-3 34-9 10-6 21-15 31-28zM196 197z">
          <text:p/>
        </draw:path>
        <draw:path draw:style-name="gr7" draw:text-style-name="P4" draw:layer="layout" svg:width="0.309cm" svg:height="0.464cm" svg:x="7.115cm" svg:y="2.307cm" svg:viewBox="0 0 310 465" svg:d="M310 169c0 28-3 53-9 75-5 21-14 40-25 56-11 15-25 27-42 36-17 8-36 12-58 12-9 0-17-1-25-3-7-2-14-4-22-8-7-4-14-8-20-13-7-6-15-12-22-19v145c0 2-1 5-2 6-1 2-4 4-7 5-3 2-7 3-13 3-6 1-13 1-21 1-9 0-16 0-21-1-6 0-10-1-14-3-3-1-6-3-7-5-1-1-2-4-2-6v-430c0-2 0-4 1-6 2-2 4-3 7-4 3-2 7-3 11-3 5 0 11-1 18-1s13 1 18 1c4 0 8 1 11 3 3 1 5 2 6 4s2 4 2 6v36c9-9 17-17 26-24s18-13 26-17c10-6 19-9 28-12 10-2 20-3 31-3 23 0 42 5 58 14s29 21 38 36c10 16 18 34 22 54 5 21 7 42 7 65zM220 175c0-12-1-25-3-37s-5-23-10-32c-5-10-11-18-19-23-7-6-17-8-28-8-6 0-12 1-18 2-5 2-11 4-17 9-6 3-12 8-19 15-6 6-12 13-19 23v101c13 16 24 28 35 36s23 12 35 12c11 0 20-2 28-8 9-6 15-13 20-23 5-9 9-19 11-31 3-12 4-24 4-36zM220 175z">
          <text:p/>
        </draw:path>
        <draw:path draw:style-name="gr7" draw:text-style-name="P4" draw:layer="layout" svg:width="0.26cm" svg:height="0.287cm" svg:x="1.558cm" svg:y="3.291cm" svg:viewBox="0 0 261 288" svg:d="M0 177c0-54 16-98 47-133 26-29 61-44 103-44 33 0 60 10 80 31 21 21 31 49 31 84 0 32-7 61-20 88-13 28-31 49-54 63-24 15-49 22-75 22-21 0-41-5-58-14-18-9-31-22-40-39-10-17-14-36-14-58zM46 172c0 26 7 46 19 59s28 20 48 20c10 0 20-2 29-6 11-4 20-10 28-18 8-9 16-18 22-29 5-10 10-22 14-34 6-17 8-33 8-49 0-25-6-44-19-58-12-14-28-21-47-21-15 0-28 4-40 11s-23 17-33 30c-10 14-17 29-22 47-4 18-7 34-7 48zM46 172z">
          <text:p/>
        </draw:path>
        <draw:path draw:style-name="gr7" draw:text-style-name="P4" draw:layer="layout" svg:width="0.24cm" svg:height="0.287cm" svg:x="1.87cm" svg:y="3.291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288cm" svg:height="0.385cm" svg:x="2.133cm" svg:y="3.193cm" svg:viewBox="0 0 289 386" svg:d="M175 340c-27 31-55 46-84 46-26 0-48-10-65-29-18-19-26-47-26-83 0-34 7-65 20-92 14-28 31-49 52-62 21-14 41-21 62-21 34 0 60 16 78 49l31-148h46l-79 380h-43zM46 265c0 19 2 34 6 45s10 21 19 28 20 11 33 11c21 0 41-11 58-33 23-30 35-66 35-109 0-22-6-39-17-51-12-12-26-19-43-19-11 0-22 3-31 8-10 5-19 13-28 25s-16 27-23 46c-6 19-9 35-9 49zM46 265z">
          <text:p/>
        </draw:path>
        <draw:path draw:style-name="gr7" draw:text-style-name="P4" draw:layer="layout" svg:width="0.254cm" svg:height="0.287cm" svg:x="2.441cm" svg:y="3.291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204cm" svg:height="0.28cm" svg:x="1.511cm" svg:y="4.129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254cm" svg:height="0.287cm" svg:x="1.697cm" svg:y="4.129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192cm" svg:height="0.385cm" svg:x="2.003cm" svg:y="4.025cm" svg:viewBox="0 0 193 386" svg:d="M0 386l50-239h-42l7-36h42l9-39c4-19 8-33 12-42 5-9 12-16 22-22 10-5 23-8 41-8 12 0 29 3 52 8l-9 40c-16-4-29-6-40-6-9 0-16 3-21 7-4 5-9 16-12 33l-6 29h52l-7 36h-53l-50 239zM0 386z">
          <text:p/>
        </draw:path>
        <draw:path draw:style-name="gr7" draw:text-style-name="P4" draw:layer="layout" svg:width="0.24cm" svg:height="0.287cm" svg:x="2.14cm" svg:y="4.129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126cm" svg:height="0.379cm" svg:x="2.389cm" svg:y="4.031cm" svg:viewBox="0 0 127 380" svg:d="M0 380l80-380h47l-80 380zM0 380z">
          <text:p/>
        </draw:path>
        <draw:path draw:style-name="gr7" draw:text-style-name="P4" draw:layer="layout" svg:width="0.275cm" svg:height="0.379cm" svg:x="2.525cm" svg:y="4.031cm" svg:viewBox="0 0 276 380" svg:d="M0 380l80-380h47l-50 236 137-131h62l-118 102 72 173h-52l-55-141-57 49-19 92zM0 380z">
          <text:p/>
        </draw:path>
        <draw:path draw:style-name="gr7" draw:text-style-name="P4" draw:layer="layout" svg:width="0.243cm" svg:height="0.287cm" svg:x="2.794cm" svg:y="4.129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325cm" svg:height="0.379cm" svg:x="1.14cm" svg:y="12.145cm" svg:viewBox="0 0 326 380" svg:d="M0 380l79-380h247l-9 44h-196l-25 120h200l-9 44h-200l-37 172zM0 380z">
          <text:p/>
        </draw:path>
        <draw:path draw:style-name="gr7" draw:text-style-name="P4" draw:layer="layout" svg:width="0.126cm" svg:height="0.379cm" svg:x="1.438cm" svg:y="12.145cm" svg:viewBox="0 0 127 380" svg:d="M0 380l80-380h47l-80 380zM0 380z">
          <text:p/>
        </draw:path>
        <draw:path draw:style-name="gr7" draw:text-style-name="P4" draw:layer="layout" svg:width="0.255cm" svg:height="0.287cm" svg:x="1.58cm" svg:y="12.243cm" svg:viewBox="0 0 256 288" svg:d="M180 247c-16 14-32 25-47 31s-31 10-49 10c-25 0-46-8-61-22-15-16-23-35-23-59 0-15 3-28 10-40s16-21 28-28c11-7 26-13 43-16 10-2 31-4 60-5 30-1 51-4 63-9 4-13 6-24 6-32 0-11-4-20-12-26-11-8-27-13-48-13-20 0-36 5-48 13-13 9-22 21-28 38l-47-5c10-27 25-48 46-62 21-15 47-22 79-22 34 0 61 8 81 24 15 12 23 28 23 47 0 15-2 32-6 51l-16 69c-5 22-7 39-7 53 0 9 2 21 6 37h-48c-2-9-4-20-5-34zM197 142c-6 3-14 5-21 6-8 1-20 3-38 4-27 3-46 6-58 10-11 4-19 9-25 18-6 8-9 16-9 26 0 14 5 24 14 33 9 8 22 12 39 12 15 0 31-4 45-12s25-19 34-34c8-15 14-36 19-63zM197 142z">
          <text:p/>
        </draw:path>
        <draw:path draw:style-name="gr7" draw:text-style-name="P4" draw:layer="layout" svg:width="0.243cm" svg:height="0.287cm" svg:x="1.888cm" svg:y="12.243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262cm" svg:height="0.379cm" svg:x="2.148cm" svg:y="12.145cm" svg:viewBox="0 0 263 380" svg:d="M0 380l79-380h47l-31 146c18-17 34-29 49-36s31-11 47-11c22 0 40 6 52 18 13 12 20 28 20 47 0 10-3 28-8 54l-34 162h-47l35-167c5-24 7-39 7-45 0-9-3-17-9-22-6-6-15-9-27-9-17 0-33 5-49 14-15 8-27 21-36 36-8 15-16 40-24 75l-25 118zM0 380z">
          <text:p/>
        </draw:path>
        <draw:path draw:style-name="gr7" draw:text-style-name="P4" draw:layer="layout" svg:width="0.13cm" svg:height="0.379cm" svg:x="2.601cm" svg:y="12.145cm" svg:viewBox="0 0 131 380" svg:d="M0 380l80-380h51l-80 380zM0 380z">
          <text:p/>
        </draw:path>
        <draw:path draw:style-name="gr7" draw:text-style-name="P4" draw:layer="layout" svg:width="0.244cm" svg:height="0.391cm" svg:x="2.677cm" svg:y="12.138cm" svg:viewBox="0 0 245 392" svg:d="M0 392l205-392h40l-204 392zM0 392z">
          <text:p/>
        </draw:path>
        <draw:path draw:style-name="gr7" draw:text-style-name="P4" draw:layer="layout" svg:width="0.325cm" svg:height="0.379cm" svg:x="2.86cm" svg:y="12.145cm" svg:viewBox="0 0 326 380" svg:d="M0 380l79-380h247l-9 44h-196l-25 120h200l-9 44h-200l-37 172zM0 380z">
          <text:p/>
        </draw:path>
        <draw:path draw:style-name="gr7" draw:text-style-name="P4" draw:layer="layout" svg:width="0.378cm" svg:height="0.382cm" svg:x="13.122cm" svg:y="2.316cm" svg:viewBox="0 0 379 383" svg:d="M0 187c0-33 8-64 23-94 17-30 39-53 68-69 30-16 62-24 98-24 56 0 101 18 136 54 36 36 54 81 54 137 0 55-18 101-54 138-36 36-81 54-135 54-34 0-66-7-97-22-30-16-53-38-70-67-15-30-23-66-23-107zM99 191c0 37 9 65 26 84s39 29 64 29c26 0 47-10 64-29s26-47 26-84c0-36-9-64-26-83-17-20-38-29-64-29-25 0-47 9-64 29-17 19-26 47-26 83zM99 191z">
          <text:p/>
        </draw:path>
        <draw:path draw:style-name="gr7" draw:text-style-name="P4" draw:layer="layout" svg:width="0.345cm" svg:height="0.382cm" svg:x="13.565cm" svg:y="2.316cm" svg:viewBox="0 0 346 383" svg:d="M341 117l-96 17c-3-19-10-34-22-44-11-9-26-14-44-14-24 0-43 9-58 26-14 16-21 44-21 83 0 43 7 74 22 92 14 18 34 27 58 27 19 0 34-5 45-15 12-11 21-29 26-55l95 17c-10 44-29 77-57 99s-66 33-113 33c-54 0-97-16-128-50-32-34-48-81-48-141 0-61 16-108 48-142 32-33 75-50 130-50 44 0 80 10 106 29 27 19 46 48 57 88zM341 117z">
          <text:p/>
        </draw:path>
        <draw:path draw:style-name="gr7" draw:text-style-name="P4" draw:layer="layout" svg:width="0.403cm" svg:height="0.063cm" svg:x="13.925cm" svg:y="2.767cm" svg:viewBox="0 0 404 64" svg:d="M0 64v-64h404v64zM0 64z">
          <text:p/>
        </draw:path>
        <draw:path draw:style-name="gr7" draw:text-style-name="P4" draw:layer="layout" svg:width="0.345cm" svg:height="0.382cm" svg:x="14.358cm" svg:y="2.316cm" svg:viewBox="0 0 346 383" svg:d="M341 117l-96 17c-3-19-10-34-22-44-11-9-26-14-44-14-24 0-43 9-58 26-14 16-21 44-21 83 0 43 7 74 22 92 14 18 34 27 58 27 19 0 34-5 45-15 12-11 21-29 26-55l95 17c-10 44-29 77-57 99s-66 33-113 33c-54 0-97-16-128-50-32-34-48-81-48-141 0-61 16-108 48-142 32-33 75-50 130-50 44 0 80 10 106 29 27 19 46 48 57 88zM341 117z">
          <text:p/>
        </draw:path>
        <draw:path draw:style-name="gr7" draw:text-style-name="P4" draw:layer="layout" svg:width="0.247cm" svg:height="0.514cm" svg:x="14.733cm" svg:y="2.176cm" svg:viewBox="0 0 248 515" svg:d="M0 148h54v-27c0-31 3-54 10-69s19-28 36-38c18-9 40-14 67-14 28 0 55 4 81 12l-13 68c-15-4-30-5-44-5s-25 3-31 10c-6 6-8 19-8 37v26h72v76h-72v291h-98v-291h-54zM0 148z">
          <text:p/>
        </draw:path>
        <draw:path draw:style-name="gr7" draw:text-style-name="P4" draw:layer="layout" svg:width="0.357cm" svg:height="0.523cm" svg:x="14.974cm" svg:y="2.316cm" svg:viewBox="0 0 358 524" svg:d="M13 399l111 14c1 13 6 21 13 26 9 7 23 10 43 10 26 0 45-3 57-11 9-5 15-13 19-24 3-8 5-23 5-45v-54c-29 40-65 60-110 60-49 0-88-21-117-63-23-33-34-73-34-123 0-61 15-108 44-140 30-33 67-49 111-49 45 0 83 20 112 59v-51h91v329c0 44-4 76-11 97-7 22-17 39-30 51s-30 22-52 29c-21 7-48 10-81 10-62 0-107-11-133-32-26-22-39-49-39-81 0-4 1-7 1-12zM99 184c0 39 8 67 23 85s34 27 56 27c24 0 43-9 60-27 16-19 25-46 25-83 0-38-8-66-24-85-16-18-36-27-59-27-24 0-43 9-58 27s-23 46-23 83zM99 184z">
          <text:p/>
        </draw:path>
        <draw:path draw:style-name="gr7" draw:text-style-name="P4" draw:layer="layout" svg:width="0.378cm" svg:height="0.382cm" svg:x="20.927cm" svg:y="2.316cm" svg:viewBox="0 0 379 383" svg:d="M0 187c0-33 8-64 23-94 17-30 39-53 68-69 30-16 62-24 98-24 56 0 101 18 136 54 36 36 54 81 54 137 0 55-18 101-54 138-36 36-81 54-135 54-34 0-66-7-97-22-30-16-53-38-70-67-15-30-23-66-23-107zM99 191c0 37 9 65 26 84s39 29 64 29c26 0 47-10 64-29s26-47 26-84c0-36-9-64-26-83-17-20-38-29-64-29-25 0-47 9-64 29-17 19-26 47-26 83zM99 191z">
          <text:p/>
        </draw:path>
        <draw:path draw:style-name="gr7" draw:text-style-name="P4" draw:layer="layout" svg:width="0.345cm" svg:height="0.382cm" svg:x="21.369cm" svg:y="2.316cm" svg:viewBox="0 0 346 383" svg:d="M341 117l-96 17c-3-19-10-34-22-44-11-9-26-14-44-14-24 0-43 9-58 26-14 16-21 44-21 83 0 43 7 74 22 92 14 18 34 27 58 27 19 0 34-5 45-15 12-11 21-29 26-55l95 17c-10 44-29 77-57 99s-66 33-113 33c-54 0-97-16-128-50-32-34-48-81-48-141 0-61 16-108 48-142 32-33 75-50 130-50 44 0 80 10 106 29 27 19 46 48 57 88zM341 117z">
          <text:p/>
        </draw:path>
        <draw:path draw:style-name="gr7" draw:text-style-name="P4" draw:layer="layout" svg:width="0.403cm" svg:height="0.063cm" svg:x="21.729cm" svg:y="2.767cm" svg:viewBox="0 0 404 64" svg:d="M0 64v-64h404v64zM0 64z">
          <text:p/>
        </draw:path>
        <draw:path draw:style-name="gr7" draw:text-style-name="P4" draw:layer="layout" svg:width="0.247cm" svg:height="0.514cm" svg:x="22.141cm" svg:y="2.176cm" svg:viewBox="0 0 248 515" svg:d="M0 148h54v-27c0-31 3-54 10-69s19-28 36-38c18-9 40-14 67-14 28 0 55 4 81 12l-13 68c-15-4-30-5-44-5s-25 3-31 10c-6 6-8 19-8 37v26h72v76h-72v291h-98v-291h-54zM0 148z">
          <text:p/>
        </draw:path>
        <draw:path draw:style-name="gr7" draw:text-style-name="P4" draw:layer="layout" svg:width="0.333cm" svg:height="0.374cm" svg:x="22.402cm" svg:y="2.324cm" svg:viewBox="0 0 334 375" svg:d="M243 367v-55c-13 19-31 35-52 47-22 11-45 16-69 16-25 0-47-5-67-16-19-11-33-26-42-45-9-20-13-47-13-82v-232h97v169c0 51 1 83 5 94 4 12 10 21 20 28 9 7 21 10 36 10 16 0 31-4 44-14 13-9 22-20 27-33 5-14 7-47 7-99v-155h98v367zM243 367z">
          <text:p/>
        </draw:path>
        <draw:path draw:style-name="gr7" draw:text-style-name="P4" draw:layer="layout" svg:width="0.333cm" svg:height="0.374cm" svg:x="22.844cm" svg:y="2.316cm" svg:viewBox="0 0 334 375" svg:d="M334 375h-97v-187c0-40-2-65-6-77s-11-21-20-27c-10-7-21-10-34-10-17 0-32 5-45 14s-23 21-28 36c-5 16-7 44-7 85v166h-97v-367h90v54c32-41 72-62 121-62 21 0 41 4 59 12 17 7 31 17 40 29s15 25 19 41c4 15 5 37 5 65zM334 375z">
          <text:p/>
        </draw:path>
        <draw:path draw:style-name="gr7" draw:text-style-name="P4" draw:layer="layout" svg:width="0.345cm" svg:height="0.382cm" svg:x="23.264cm" svg:y="2.316cm" svg:viewBox="0 0 346 383" svg:d="M341 117l-96 17c-3-19-10-34-22-44-11-9-26-14-44-14-24 0-43 9-58 26-14 16-21 44-21 83 0 43 7 74 22 92 14 18 34 27 58 27 19 0 34-5 45-15 12-11 21-29 26-55l95 17c-10 44-29 77-57 99s-66 33-113 33c-54 0-97-16-128-50-32-34-48-81-48-141 0-61 16-108 48-142 32-33 75-50 130-50 44 0 80 10 106 29 27 19 46 48 57 88zM341 117z">
          <text:p/>
        </draw:path>
        <draw:path draw:style-name="gr7" draw:text-style-name="P4" draw:layer="layout" svg:width="0.216cm" svg:height="0.504cm" svg:x="23.642cm" svg:y="2.195cm" svg:viewBox="0 0 217 505" svg:d="M208 130v77h-66v148c0 30 1 47 2 52s4 9 8 12c5 3 10 5 17 5 9 0 22-3 39-9l9 75c-23 10-49 15-77 15-18 0-34-3-48-9s-24-14-31-23-11-22-13-38c-3-11-4-34-4-68v-160h-44v-77h44v-73l98-57v130zM208 130z">
          <text:p/>
        </draw:path>
        <draw:path draw:style-name="gr7" draw:text-style-name="P4" draw:layer="layout" svg:width="0.096cm" svg:height="0.505cm" svg:x="23.902cm" svg:y="2.185cm" svg:viewBox="0 0 97 506" svg:d="M0 90v-90h97v90zM0 506v-367h97v367zM0 506z">
          <text:p/>
        </draw:path>
        <draw:path draw:style-name="gr7" draw:text-style-name="P4" draw:layer="layout" svg:width="0.378cm" svg:height="0.382cm" svg:x="24.056cm" svg:y="2.316cm" svg:viewBox="0 0 379 383" svg:d="M0 187c0-33 8-64 23-94 17-30 39-53 68-69 30-16 62-24 98-24 56 0 101 18 136 54 36 36 54 81 54 137 0 55-18 101-54 138-36 36-81 54-135 54-34 0-66-7-97-22-30-16-53-38-70-67-15-30-23-66-23-107zM99 191c0 37 9 65 26 84s39 29 64 29c26 0 47-10 64-29s26-47 26-84c0-36-9-64-26-83-17-20-38-29-64-29-25 0-47 9-64 29-17 19-26 47-26 83zM99 191z">
          <text:p/>
        </draw:path>
        <draw:path draw:style-name="gr7" draw:text-style-name="P4" draw:layer="layout" svg:width="0.333cm" svg:height="0.374cm" svg:x="24.519cm" svg:y="2.316cm" svg:viewBox="0 0 334 375" svg:d="M334 375h-97v-187c0-40-2-65-6-77s-11-21-20-27c-10-7-21-10-34-10-17 0-32 5-45 14s-23 21-28 36c-5 16-7 44-7 85v166h-97v-367h90v54c32-41 72-62 121-62 21 0 41 4 59 12 17 7 31 17 40 29s15 25 19 41c4 15 5 37 5 65zM334 375z">
          <text:p/>
        </draw:path>
        <draw:path draw:style-name="gr7" draw:text-style-name="P4" draw:layer="layout" svg:width="0.337cm" svg:height="0.382cm" svg:x="32.189cm" svg:y="7.916cm" svg:viewBox="0 0 338 383" svg:d="M261 330c-24 19-46 33-67 42-21 7-44 11-68 11-41 0-72-9-94-29-21-20-32-45-32-76 0-18 4-34 12-49 9-15 19-27 32-36 14-9 29-16 45-20 13-3 31-7 55-9 51-6 88-13 112-22 0-8 0-14 0-16 0-25-6-43-18-53-16-15-39-22-71-22-29 0-51 5-65 16-14 10-24 28-30 54l-61-8c6-26 15-47 27-63 13-16 31-29 55-37 24-9 52-13 83-13s57 4 76 11c20 7 34 17 44 28 9 11 15 25 19 42 2 11 4 30 4 57v83c0 58 1 95 3 110 3 15 8 30 16 44h-65c-7-13-11-28-12-45zM256 191c-23 9-57 17-102 23-26 4-44 8-54 13-11 4-19 11-25 20s-9 19-9 29c0 17 7 31 19 42 13 11 31 16 55 16s45-5 64-15 33-25 41-43c7-14 11-35 11-63zM256 191z">
          <text:p/>
        </draw:path>
        <draw:path draw:style-name="gr7" draw:text-style-name="P4" draw:layer="layout" svg:width="0.319cm" svg:height="0.382cm" svg:x="32.588cm" svg:y="7.916cm" svg:viewBox="0 0 320 383" svg:d="M259 240l61 9c-7 42-24 75-52 98-27 24-61 36-101 36-50 0-91-16-121-49-31-33-46-80-46-141 0-40 6-74 19-104 14-30 34-52 60-67 28-15 57-22 88-22 40 0 73 10 98 30 26 20 42 49 49 86l-60 9c-6-24-17-43-31-55-15-13-32-19-53-19-31 0-57 12-77 34-19 22-29 58-29 106 0 50 10 86 29 108 18 22 43 33 74 33 24 0 44-7 60-22 17-15 27-38 32-70zM259 240z">
          <text:p/>
        </draw:path>
        <draw:path draw:style-name="gr7" draw:text-style-name="P4" draw:layer="layout" svg:width="0.178cm" svg:height="0.499cm" svg:x="32.925cm" svg:y="7.796cm" svg:viewBox="0 0 179 500" svg:d="M170 439l9 55c-17 4-33 6-47 6-22 0-40-4-52-11-13-7-22-16-27-28s-7-36-7-74v-210h-46v-49h46v-91l62-37v128h62v49h-62v214c0 18 1 29 3 34s6 10 11 13c5 2 12 4 21 4 7 0 16-1 27-3zM170 439z">
          <text:p/>
        </draw:path>
        <draw:path draw:style-name="gr7" draw:text-style-name="P4" draw:layer="layout" svg:width="0.062cm" svg:height="0.505cm" svg:x="33.136cm" svg:y="7.785cm" svg:viewBox="0 0 63 506" svg:d="M0 71v-71h63v71zM0 506v-367h63v367zM0 506z">
          <text:p/>
        </draw:path>
        <draw:path draw:style-name="gr7" draw:text-style-name="P4" draw:layer="layout" svg:width="0.343cm" svg:height="0.382cm" svg:x="33.289cm" svg:y="7.916cm" svg:viewBox="0 0 344 383" svg:d="M0 191c0-67 19-117 57-150 31-27 70-41 115-41 51 0 92 17 124 50s48 78 48 137c0 46-7 84-21 111-15 27-35 48-62 63s-57 22-89 22c-51 0-93-16-124-49-32-33-48-80-48-143zM64 191c0 47 10 83 31 106 20 24 46 35 77 35s56-11 77-35c21-23 31-59 31-108 0-45-10-79-31-103-21-23-46-35-77-35s-57 12-77 35c-21 23-31 58-31 105zM64 191z">
          <text:p/>
        </draw:path>
        <draw:path draw:style-name="gr7" draw:text-style-name="P4" draw:layer="layout" svg:width="0.297cm" svg:height="0.374cm" svg:x="33.71cm" svg:y="7.916cm" svg:viewBox="0 0 298 375" svg:d="M0 375v-367h56v52c27-40 66-60 117-60 22 0 42 4 61 12 18 8 32 18 41 31s16 28 20 46c2 12 3 32 3 60v226h-62v-223c0-25-3-44-8-57-5-12-13-23-25-30-13-7-27-11-43-11-27 0-50 9-69 25-19 17-29 49-29 96v200zM0 375z">
          <text:p/>
        </draw:path>
        <draw:path draw:style-name="gr7" draw:text-style-name="P4" draw:layer="layout" svg:width="0.411cm" svg:height="0.045cm" svg:x="34.049cm" svg:y="8.386cm" svg:viewBox="0 0 412 46" svg:d="M0 46v-46h412v46zM0 46z">
          <text:p/>
        </draw:path>
        <draw:path draw:style-name="gr7" draw:text-style-name="P4" draw:layer="layout" svg:width="0.502cm" svg:height="0.366cm" svg:x="32.165cm" svg:y="8.762cm" svg:viewBox="0 0 503 367" svg:d="M113 367l-113-367h64l59 211 21 79c1-3 8-28 20-75l58-215h64l54 213 19 70 21-71 63-212h60l-114 367h-65l-58-220-15-63-74 283zM113 367z">
          <text:p/>
        </draw:path>
        <draw:path draw:style-name="gr7" draw:text-style-name="P4" draw:layer="layout" svg:width="0.198cm" svg:height="0.374cm" svg:x="32.739cm" svg:y="8.754cm" svg:viewBox="0 0 199 375" svg:d="M0 375v-367h56v56c14-26 27-43 40-52 12-8 25-12 40-12 21 0 42 7 63 20l-21 57c-15-8-30-13-46-13-13 0-25 4-36 13-11 8-19 19-23 34-7 22-11 46-11 72v192zM0 375z">
          <text:p/>
        </draw:path>
        <draw:path draw:style-name="gr7" draw:text-style-name="P4" draw:layer="layout" svg:width="0.337cm" svg:height="0.382cm" svg:x="32.938cm" svg:y="8.754cm" svg:viewBox="0 0 338 383" svg:d="M261 330c-24 19-46 33-67 42-21 7-44 11-68 11-41 0-72-9-94-29-21-20-32-45-32-76 0-18 4-34 12-49 9-15 19-27 32-36 14-9 29-16 45-20 13-3 31-7 55-9 51-6 88-13 112-22 0-8 0-14 0-16 0-25-6-43-18-53-16-15-39-22-71-22-29 0-51 5-65 16-14 10-24 28-30 54l-61-8c6-26 15-47 27-63 13-16 31-29 55-37 24-9 52-13 83-13s57 4 76 11c20 7 34 17 44 28 9 11 15 25 19 42 2 11 4 30 4 57v83c0 58 1 95 3 110 3 15 8 30 16 44h-65c-7-13-11-28-12-45zM256 191c-23 9-57 17-102 23-26 4-44 8-54 13-11 4-19 11-25 20s-9 19-9 29c0 17 7 31 19 42 13 11 31 16 55 16s45-5 64-15 33-25 41-43c7-14 11-35 11-63zM256 191z">
          <text:p/>
        </draw:path>
        <draw:path draw:style-name="gr7" draw:text-style-name="P4" draw:layer="layout" svg:width="0.318cm" svg:height="0.515cm" svg:x="33.356cm" svg:y="8.754cm" svg:viewBox="0 0 319 516" svg:d="M0 516v-508h57v48c13-19 28-33 45-42s37-14 61-14c31 0 59 8 83 24s42 39 54 69c12 29 19 61 19 95 0 38-7 72-21 102s-33 53-59 69c-25 16-52 24-81 24-20 0-39-4-56-13-16-9-29-20-40-33v179zM56 193c0 48 9 83 28 105 20 23 43 34 70 34 28 0 51-12 71-35 20-24 30-60 30-109 0-46-10-81-29-104-19-24-42-36-69-36-26 0-50 13-71 38-20 24-30 60-30 107zM56 193z">
          <text:p/>
        </draw:path>
        <draw:path draw:style-name="gr7" draw:text-style-name="P4" draw:layer="layout" svg:width="0.318cm" svg:height="0.515cm" svg:x="33.753cm" svg:y="8.754cm" svg:viewBox="0 0 319 516" svg:d="M0 516v-508h57v48c13-19 28-33 45-42s37-14 61-14c31 0 59 8 83 24s42 39 54 69c12 29 19 61 19 95 0 38-7 72-21 102s-33 53-59 69c-25 16-52 24-81 24-20 0-39-4-56-13-16-9-29-20-40-33v179zM56 193c0 48 9 83 28 105 20 23 43 34 70 34 28 0 51-12 71-35 20-24 30-60 30-109 0-46-10-81-29-104-19-24-42-36-69-36-26 0-50 13-71 38-20 24-30 60-30 107zM56 193z">
          <text:p/>
        </draw:path>
        <draw:path draw:style-name="gr7" draw:text-style-name="P4" draw:layer="layout" svg:width="0.337cm" svg:height="0.382cm" svg:x="34.128cm" svg:y="8.754cm" svg:viewBox="0 0 338 383" svg:d="M272 257l64 8c-10 37-29 67-57 87-27 21-62 31-104 31-54 0-97-16-128-49s-47-80-47-139c0-62 16-110 48-144 31-34 73-51 123-51 49 0 89 17 120 50 31 34 47 80 47 141 0 3 0 9 0 16h-274c3 41 14 72 34 94 21 21 46 31 77 31 23 0 42-6 59-18 16-12 28-31 38-57zM68 156h204c-2-31-10-54-23-69-20-24-46-36-77-36-29 0-53 10-72 29-20 19-31 44-32 76zM68 156z">
          <text:p/>
        </draw:path>
        <draw:path draw:style-name="gr7" draw:text-style-name="P4" draw:layer="layout" svg:width="0.198cm" svg:height="0.374cm" svg:x="34.545cm" svg:y="8.754cm" svg:viewBox="0 0 199 375" svg:d="M0 375v-367h56v56c14-26 27-43 40-52 12-8 25-12 40-12 21 0 42 7 63 20l-21 57c-15-8-30-13-46-13-13 0-25 4-36 13-11 8-19 19-23 34-7 22-11 46-11 72v192zM0 375z">
          <text:p/>
        </draw:path>
        <draw:path draw:style-name="gr7" draw:text-style-name="P4" draw:layer="layout" svg:width="0.257cm" svg:height="0.287cm" svg:x="5.14cm" svg:y="6.158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9cm" svg:height="0.287cm" svg:x="5.451cm" svg:y="6.158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256cm" svg:height="0.274cm" svg:x="5.699cm" svg:y="6.164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309cm" svg:height="0.034cm" svg:x="5.952cm" svg:y="6.51cm" svg:viewBox="0 0 310 35" svg:d="M0 35v-35h310v35zM0 35z">
          <text:p/>
        </draw:path>
        <draw:path draw:style-name="gr7" draw:text-style-name="P4" draw:layer="layout" svg:width="0.238cm" svg:height="0.385cm" svg:x="6.286cm" svg:y="6.059cm" svg:viewBox="0 0 239 386" svg:d="M196 380v-35c-18 28-43 41-77 41-22 0-43-6-61-18s-33-29-43-51-15-46-15-75c0-27 4-52 14-74 9-23 23-40 41-51 19-12 39-18 62-18 17 0 31 3 44 10s24 16 32 27v-136h46v380zM48 242c0 36 8 62 23 80 14 17 32 25 52 25s38-8 52-24c14-17 22-42 22-76 0-38-8-66-23-83-14-18-32-27-53-27s-38 9-52 26-21 43-21 79zM48 242z">
          <text:p/>
        </draw:path>
        <draw:path draw:style-name="gr7" draw:text-style-name="P4" draw:layer="layout" svg:width="0.047cm" svg:height="0.379cm" svg:x="6.611cm" svg:y="6.059cm" svg:viewBox="0 0 48 380" svg:d="M0 380v-380h48v380zM0 380z">
          <text:p/>
        </draw:path>
        <draw:path draw:style-name="gr7" draw:text-style-name="P4" draw:layer="layout" svg:width="0.256cm" svg:height="0.274cm" svg:x="6.714cm" svg:y="6.164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309cm" svg:height="0.034cm" svg:x="6.966cm" svg:y="6.51cm" svg:viewBox="0 0 310 35" svg:d="M0 35v-35h310v35zM0 35z">
          <text:p/>
        </draw:path>
        <draw:path draw:style-name="gr7" draw:text-style-name="P4" draw:layer="layout" svg:width="0.134cm" svg:height="0.373cm" svg:x="7.292cm" svg:y="6.068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57cm" svg:height="0.287cm" svg:x="7.433cm" svg:y="6.158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8cm" svg:height="0.386cm" svg:x="7.759cm" svg:y="6.158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57cm" svg:height="0.287cm" svg:x="5.228cm" svg:y="9.95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9cm" svg:height="0.287cm" svg:x="5.54cm" svg:y="9.95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256cm" svg:height="0.274cm" svg:x="5.788cm" svg:y="9.956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309cm" svg:height="0.034cm" svg:x="6.04cm" svg:y="10.302cm" svg:viewBox="0 0 310 35" svg:d="M0 35v-35h310v35zM0 35z">
          <text:p/>
        </draw:path>
        <draw:path draw:style-name="gr7" draw:text-style-name="P4" draw:layer="layout" svg:width="0.134cm" svg:height="0.373cm" svg:x="6.366cm" svg:y="9.861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047cm" svg:height="0.379cm" svg:x="6.523cm" svg:y="9.852cm" svg:viewBox="0 0 48 380" svg:d="M0 380v-380h48v380zM0 380z">
          <text:p/>
        </draw:path>
        <draw:path draw:style-name="gr7" draw:text-style-name="P4" draw:layer="layout" svg:width="0.256cm" svg:height="0.274cm" svg:x="6.625cm" svg:y="9.956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309cm" svg:height="0.034cm" svg:x="6.878cm" svg:y="10.302cm" svg:viewBox="0 0 310 35" svg:d="M0 35v-35h310v35zM0 35z">
          <text:p/>
        </draw:path>
        <draw:path draw:style-name="gr7" draw:text-style-name="P4" draw:layer="layout" svg:width="0.134cm" svg:height="0.373cm" svg:x="7.204cm" svg:y="9.861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57cm" svg:height="0.287cm" svg:x="7.345cm" svg:y="9.95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8cm" svg:height="0.386cm" svg:x="7.671cm" svg:y="9.95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161cm" svg:height="0.385cm" svg:x="4.427cm" svg:y="12.359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047cm" svg:height="0.379cm" svg:x="4.588cm" svg:y="12.365cm" svg:viewBox="0 0 48 380" svg:d="M0 380v-380h48v380zM0 380z">
          <text:p/>
        </draw:path>
        <draw:path draw:style-name="gr7" draw:text-style-name="P4" draw:layer="layout" svg:width="0.253cm" svg:height="0.287cm" svg:x="4.706cm" svg:y="12.464cm" svg:viewBox="0 0 254 288" svg:d="M196 248c-18 14-35 25-51 31-15 6-33 9-51 9-30 0-54-8-70-22-16-15-24-34-24-57 0-14 3-26 9-37s14-20 24-27 22-12 34-15c9-3 23-5 42-8 37-4 65-9 83-16 0-6 0-10 0-11 0-20-5-33-14-41-12-10-29-15-53-15-22 0-38 4-48 11-11 8-19 21-24 41l-45-7c4-19 11-35 20-47 10-12 24-21 42-27 18-7 39-10 62-10 24 0 43 3 58 8 14 6 25 13 32 21s12 19 15 32c1 8 2 22 2 43v62c0 43 1 71 2 82 3 12 7 23 13 33h-49c-5-9-8-21-9-33zM192 143c-18 7-43 13-76 18-20 3-34 6-41 10-8 3-14 8-19 14-4 7-6 14-6 22 0 13 4 23 14 32 9 8 23 12 41 12s34-4 48-12 24-18 31-32c5-11 8-26 8-47zM192 143z">
          <text:p/>
        </draw:path>
        <draw:path draw:style-name="gr7" draw:text-style-name="P4" draw:layer="layout" svg:width="0.227cm" svg:height="0.287cm" svg:x="5.012cm" svg:y="12.464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23cm" svg:height="0.379cm" svg:x="5.295cm" svg:y="12.365cm" svg:viewBox="0 0 224 380" svg:d="M0 380v-380h46v136c22-25 50-37 83-37 20 0 38 4 53 12s26 19 33 33c6 14 9 35 9 62v174h-46v-174c0-24-5-41-15-51-11-11-25-16-43-16-14 0-27 4-40 11-12 7-20 16-26 29-5 12-8 29-8 50v151zM0 380z">
          <text:p/>
        </draw:path>
        <draw:path draw:style-name="gr7" draw:text-style-name="P4" draw:layer="layout" svg:width="0.309cm" svg:height="0.034cm" svg:x="5.56cm" svg:y="12.816cm" svg:viewBox="0 0 310 35" svg:d="M0 35v-35h310v35zM0 35z">
          <text:p/>
        </draw:path>
        <draw:path draw:style-name="gr7" draw:text-style-name="P4" draw:layer="layout" svg:width="0.227cm" svg:height="0.287cm" svg:x="5.894cm" svg:y="12.464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23cm" svg:height="0.28cm" svg:x="6.176cm" svg:y="12.47cm" svg:viewBox="0 0 224 281" svg:d="M182 275v-41c-22 32-51 47-88 47-16 0-31-3-46-9-13-6-24-14-31-23-7-10-11-22-14-35-2-9-3-23-3-44v-170h47v153c0 24 1 40 3 49 3 12 8 22 18 29s21 10 36 10c14 0 26-3 39-10 12-7 21-17 26-30 5-12 8-30 8-54v-147h47v275zM182 275z">
          <text:p/>
        </draw:path>
        <draw:path draw:style-name="gr7" draw:text-style-name="P4" draw:layer="layout" svg:width="0.238cm" svg:height="0.385cm" svg:x="6.485cm" svg:y="12.365cm" svg:viewBox="0 0 239 386" svg:d="M44 380h-44v-380h47v135c20-24 45-36 75-36 17 0 33 3 48 10s28 16 38 28c10 13 18 28 23 45 6 18 8 37 8 56 0 47-11 84-35 109-23 26-51 39-84 39-32 0-58-13-76-41zM43 240c0 33 4 57 14 72 14 24 34 35 59 35 20 0 38-8 53-26 15-17 23-44 23-79 0-36-8-63-22-80s-31-25-52-25c-20 0-38 9-53 27-15 17-22 43-22 76zM43 240z">
          <text:p/>
        </draw:path>
        <draw:path draw:style-name="gr7" draw:text-style-name="P4" draw:layer="layout" svg:width="0.309cm" svg:height="0.034cm" svg:x="6.751cm" svg:y="12.816cm" svg:viewBox="0 0 310 35" svg:d="M0 35v-35h310v35zM0 35z">
          <text:p/>
        </draw:path>
        <draw:path draw:style-name="gr7" draw:text-style-name="P4" draw:layer="layout" svg:width="0.227cm" svg:height="0.287cm" svg:x="7.084cm" svg:y="12.464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51cm" svg:height="0.386cm" svg:x="7.341cm" svg:y="12.47cm" svg:viewBox="0 0 252 387" svg:d="M25 381l-6-44c10 3 19 4 27 4 10 0 19-2 25-5 6-4 11-8 15-14 3-5 8-17 15-35 0-3 2-6 4-11l-105-276h50l58 159c7 20 14 42 20 64 6-21 12-42 19-63l59-160h46l-104 280c-12 30-20 50-26 62-9 15-18 27-29 34s-24 11-38 11c-9 0-19-2-30-6zM25 381z">
          <text:p/>
        </draw:path>
        <draw:path draw:style-name="gr7" draw:text-style-name="P4" draw:layer="layout" svg:width="0.227cm" svg:height="0.287cm" svg:x="7.614cm" svg:y="12.464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134cm" svg:height="0.373cm" svg:x="7.871cm" svg:y="12.374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53cm" svg:height="0.287cm" svg:x="8.013cm" svg:y="12.464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371cm" svg:height="0.28cm" svg:x="8.338cm" svg:y="12.464cm" svg:viewBox="0 0 372 281" svg:d="M0 281v-275h41v39c9-14 21-25 35-33s31-12 49-12c20 0 37 4 50 12 13 9 22 20 27 36 23-32 51-48 85-48 28 0 49 8 63 23 15 15 22 38 22 70v188h-46v-173c0-18-2-32-5-40-3-9-8-15-16-20s-17-8-28-8c-19 0-36 7-48 19-13 13-19 34-19 63v159h-47v-179c0-20-4-36-12-46-7-11-19-16-36-16-14 0-26 4-37 10-11 7-19 18-24 31s-8 32-8 57v143zM0 281z">
          <text:p/>
        </draw:path>
        <draw:path draw:style-name="gr7" draw:text-style-name="P4" draw:layer="layout" svg:width="0.199cm" svg:height="0.239cm" svg:x="4.863cm" svg:y="11.584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134cm" svg:height="0.321cm" svg:x="5.071cm" svg:y="11.497cm" svg:viewBox="0 0 135 322" svg:d="M35 322v-199h-35v-30h35v-25c0-15 1-27 4-34 4-10 10-18 19-24 10-7 23-10 41-10 10 0 22 1 36 4l-6 34c-8-1-16-2-23-2-12 0-20 3-25 8-5 4-7 13-7 27v22h44v30h-44v199zM35 322z">
          <text:p/>
        </draw:path>
        <draw:path draw:style-name="gr7" draw:text-style-name="P4" draw:layer="layout" svg:width="0.201cm" svg:height="0.327cm" svg:x="5.213cm" svg:y="11.584cm" svg:viewBox="0 0 202 328" svg:d="M8 254l38 5c1 12 5 20 13 26 10 7 23 10 39 10 18 0 32-4 42-11s16-17 20-30c2-8 3-24 3-49-17 19-39 29-64 29-31 0-56-11-73-34-18-23-26-50-26-82 0-21 4-41 12-60s19-33 34-43 33-15 53-15c27 0 50 11 67 32v-27h36v198c0 36-4 61-11 76s-18 27-35 35c-15 9-35 14-58 14-27 0-49-7-66-19-17-13-25-31-24-55zM39 115c0 30 6 52 18 66s27 21 45 21 33-7 45-20c13-14 19-36 19-65 0-28-6-49-19-64-12-14-27-21-45-21-17 0-32 7-45 21-12 14-18 35-18 62zM39 115z">
          <text:p/>
        </draw:path>
        <draw:path draw:style-name="gr7" draw:text-style-name="P4" draw:layer="layout" svg:width="0.257cm" svg:height="0.028cm" svg:x="5.456cm" svg:y="11.878cm" svg:viewBox="0 0 258 29" svg:d="M0 29v-29h258v29zM0 29z">
          <text:p/>
        </draw:path>
        <draw:path draw:style-name="gr7" draw:text-style-name="P4" draw:layer="layout" svg:width="0.124cm" svg:height="0.234cm" svg:x="5.757cm" svg:y="11.584cm" svg:viewBox="0 0 125 235" svg:d="M0 235v-230h35v34c9-16 17-26 25-31 7-5 15-8 25-8 13 0 26 4 40 12l-13 36c-10-5-20-8-29-8s-16 3-23 8-12 12-15 21c-4 14-6 29-6 45v121zM0 235z">
          <text:p/>
        </draw:path>
        <draw:path draw:style-name="gr7" draw:text-style-name="P4" draw:layer="layout" svg:width="0.211cm" svg:height="0.239cm" svg:x="5.876cm" svg:y="11.584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201cm" svg:height="0.327cm" svg:x="6.139cm" svg:y="11.584cm" svg:viewBox="0 0 202 328" svg:d="M8 254l38 5c1 12 5 20 13 26 10 7 23 10 39 10 18 0 32-4 42-11s16-17 20-30c2-8 3-24 3-49-17 19-39 29-64 29-31 0-56-11-73-34-18-23-26-50-26-82 0-21 4-41 12-60s19-33 34-43 33-15 53-15c27 0 50 11 67 32v-27h36v198c0 36-4 61-11 76s-18 27-35 35c-15 9-35 14-58 14-27 0-49-7-66-19-17-13-25-31-24-55zM39 115c0 30 6 52 18 66s27 21 45 21 33-7 45-20c13-14 19-36 19-65 0-28-6-49-19-64-12-14-27-21-45-21-17 0-32 7-45 21-12 14-18 35-18 62zM39 115z">
          <text:p/>
        </draw:path>
        <draw:path draw:style-name="gr7" draw:text-style-name="P4" draw:layer="layout" svg:width="0.257cm" svg:height="0.028cm" svg:x="6.382cm" svg:y="11.878cm" svg:viewBox="0 0 258 29" svg:d="M0 29v-29h258v29zM0 29z">
          <text:p/>
        </draw:path>
        <draw:path draw:style-name="gr7" draw:text-style-name="P4" draw:layer="layout" svg:width="0.112cm" svg:height="0.311cm" svg:x="6.661cm" svg:y="11.509cm" svg:viewBox="0 0 113 312" svg:d="M107 275l6 34c-12 2-21 3-30 3-14 0-25-2-33-6s-14-10-17-18c-2-7-4-22-4-45v-132h-29v-31h29v-56l38-24v80h40v31h-40v134c0 11 1 18 3 21 1 3 3 6 6 8 4 2 8 2 14 2 4 0 10 0 17-1zM107 275z">
          <text:p/>
        </draw:path>
        <draw:path draw:style-name="gr7" draw:text-style-name="P4" draw:layer="layout" svg:width="0.214cm" svg:height="0.239cm" svg:x="6.801cm" svg:y="11.584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257cm" svg:height="0.028cm" svg:x="7.044cm" svg:y="11.878cm" svg:viewBox="0 0 258 29" svg:d="M0 29v-29h258v29zM0 29z">
          <text:p/>
        </draw:path>
        <draw:path draw:style-name="gr7" draw:text-style-name="P4" draw:layer="layout" svg:width="0.211cm" svg:height="0.239cm" svg:x="7.287cm" svg:y="11.584cm" svg:viewBox="0 0 212 240" svg:d="M163 206c-14 13-28 21-41 26-14 5-28 8-43 8-26 0-45-6-59-19-13-12-20-28-20-47 0-11 2-21 8-31 5-9 11-16 20-22 8-6 17-10 28-13 7-2 19-4 35-6 31-3 54-8 69-13 0-5 0-9 0-10 0-16-4-27-11-34-10-9-25-13-44-13-18 0-32 3-41 10-8 6-15 17-19 33l-38-4c3-17 9-30 17-40s19-18 34-23 33-8 53-8c19 0 35 2 47 7s21 10 27 17 10 16 12 27c2 6 2 18 2 35v52c0 36 1 59 2 69 2 10 6 19 11 28h-41c-4-9-7-18-8-29zM160 119c-14 6-36 11-64 15-16 3-27 5-34 8-6 3-11 7-15 12-4 6-5 12-5 19 0 10 3 19 11 26 8 6 20 10 35 10s28-3 40-10c11-6 20-15 26-27 4-8 6-21 6-38zM160 119z">
          <text:p/>
        </draw:path>
        <draw:path draw:style-name="gr7" draw:text-style-name="P4" draw:layer="layout" svg:width="0.214cm" svg:height="0.229cm" svg:x="7.539cm" svg:y="11.589cm" svg:viewBox="0 0 215 230" svg:d="M0 230l84-120-78-110h49l35 54c6 10 12 19 16 26 6-10 12-18 17-25l39-55h47l-80 108 86 122h-48l-47-72-13-19-60 91zM0 230z">
          <text:p/>
        </draw:path>
        <draw:path draw:style-name="gr7" draw:text-style-name="P4" draw:layer="layout" svg:width="0.039cm" svg:height="0.316cm" svg:x="7.786cm" svg:y="11.502cm" svg:viewBox="0 0 40 317" svg:d="M0 45v-45h40v45zM0 317v-230h40v230zM0 317z">
          <text:p/>
        </draw:path>
        <draw:path draw:style-name="gr7" draw:text-style-name="P4" draw:layer="layout" svg:width="0.039cm" svg:height="0.316cm" svg:x="7.873cm" svg:y="11.502cm" svg:viewBox="0 0 40 317" svg:d="M0 317v-317h40v317zM0 317z">
          <text:p/>
        </draw:path>
        <draw:path draw:style-name="gr7" draw:text-style-name="P4" draw:layer="layout" svg:width="0.039cm" svg:height="0.316cm" svg:x="7.962cm" svg:y="11.502cm" svg:viewBox="0 0 40 317" svg:d="M0 45v-45h40v45zM0 317v-230h40v230zM0 317z">
          <text:p/>
        </draw:path>
        <draw:path draw:style-name="gr7" draw:text-style-name="P4" draw:layer="layout" svg:width="0.112cm" svg:height="0.311cm" svg:x="8.029cm" svg:y="11.509cm" svg:viewBox="0 0 113 312" svg:d="M107 275l6 34c-12 2-21 3-30 3-14 0-25-2-33-6s-14-10-17-18c-2-7-4-22-4-45v-132h-29v-31h29v-56l38-24v80h40v31h-40v134c0 11 1 18 3 21 1 3 3 6 6 8 4 2 8 2 14 2 4 0 10 0 17-1zM107 275z">
          <text:p/>
        </draw:path>
        <draw:path draw:style-name="gr7" draw:text-style-name="P4" draw:layer="layout" svg:width="0.211cm" svg:height="0.239cm" svg:x="8.169cm" svg:y="11.584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257cm" svg:height="0.287cm" svg:x="5.015cm" svg:y="14.536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9cm" svg:height="0.287cm" svg:x="5.327cm" svg:y="14.536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309cm" svg:height="0.034cm" svg:x="5.563cm" svg:y="14.888cm" svg:viewBox="0 0 310 35" svg:d="M0 35v-35h310v35zM0 35z">
          <text:p/>
        </draw:path>
        <draw:path draw:style-name="gr7" draw:text-style-name="P4" draw:layer="layout" svg:width="0.251cm" svg:height="0.274cm" svg:x="5.886cm" svg:y="14.542cm" svg:viewBox="0 0 252 275" svg:d="M104 275l-104-275h49l60 165c5 18 11 36 17 55 4-14 10-32 17-52l62-168h47l-104 275zM104 275z">
          <text:p/>
        </draw:path>
        <draw:path draw:style-name="gr7" draw:text-style-name="P4" draw:layer="layout" svg:width="0.238cm" svg:height="0.386cm" svg:x="6.179cm" svg:y="14.536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38cm" svg:height="0.385cm" svg:x="6.471cm" svg:y="14.438cm" svg:viewBox="0 0 239 386" svg:d="M196 380v-35c-18 28-43 41-77 41-22 0-43-6-61-18s-33-29-43-51-15-46-15-75c0-27 4-52 14-74 9-23 23-40 41-51 19-12 39-18 62-18 17 0 31 3 44 10s24 16 32 27v-136h46v380zM48 242c0 36 8 62 23 80 14 17 32 25 52 25s38-8 52-24c14-17 22-42 22-76 0-38-8-66-23-83-14-18-32-27-53-27s-38 9-52 26-21 43-21 79zM48 242z">
          <text:p/>
        </draw:path>
        <draw:path draw:style-name="gr7" draw:text-style-name="P4" draw:layer="layout" svg:width="0.309cm" svg:height="0.034cm" svg:x="6.753cm" svg:y="14.888cm" svg:viewBox="0 0 310 35" svg:d="M0 35v-35h310v35zM0 35z">
          <text:p/>
        </draw:path>
        <draw:path draw:style-name="gr7" draw:text-style-name="P4" draw:layer="layout" svg:width="0.227cm" svg:height="0.287cm" svg:x="7.087cm" svg:y="14.536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134cm" svg:height="0.373cm" svg:x="7.344cm" svg:y="14.447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23cm" svg:height="0.28cm" svg:x="7.501cm" svg:y="14.542cm" svg:viewBox="0 0 224 281" svg:d="M182 275v-41c-22 32-51 47-88 47-16 0-31-3-46-9-13-6-24-14-31-23-7-10-11-22-14-35-2-9-3-23-3-44v-170h47v153c0 24 1 40 3 49 3 12 8 22 18 29s21 10 36 10c14 0 26-3 39-10 12-7 21-17 26-30 5-12 8-30 8-54v-147h47v275zM182 275z">
          <text:p/>
        </draw:path>
        <draw:path draw:style-name="gr7" draw:text-style-name="P4" draw:layer="layout" svg:width="0.238cm" svg:height="0.385cm" svg:x="7.81cm" svg:y="14.438cm" svg:viewBox="0 0 239 386" svg:d="M44 380h-44v-380h47v135c20-24 45-36 75-36 17 0 33 3 48 10s28 16 38 28c10 13 18 28 23 45 6 18 8 37 8 56 0 47-11 84-35 109-23 26-51 39-84 39-32 0-58-13-76-41zM43 240c0 33 4 57 14 72 14 24 34 35 59 35 20 0 38-8 53-26 15-17 23-44 23-79 0-36-8-63-22-80s-31-25-52-25c-20 0-38 9-53 27-15 17-22 43-22 76zM43 240z">
          <text:p/>
        </draw:path>
        <draw:path draw:style-name="gr7" draw:text-style-name="P4" draw:layer="layout" svg:width="0.256cm" svg:height="0.274cm" svg:x="5.744cm" svg:y="5.106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047cm" svg:height="0.379cm" svg:x="6.038cm" svg:y="5.001cm" svg:viewBox="0 0 48 380" svg:d="M0 380v-380h48v380zM0 380z">
          <text:p/>
        </draw:path>
        <draw:path draw:style-name="gr7" draw:text-style-name="P4" draw:layer="layout" svg:width="0.256cm" svg:height="0.274cm" svg:x="6.14cm" svg:y="5.106cm" svg:viewBox="0 0 257 275" svg:d="M0 275l100-143-92-132h58l42 64c8 13 14 23 19 31 8-11 14-21 21-30l46-65h56l-95 129 102 146h-56l-57-86-15-22-73 108zM0 275z">
          <text:p/>
        </draw:path>
        <draw:path draw:style-name="gr7" draw:text-style-name="P4" draw:layer="layout" svg:width="0.309cm" svg:height="0.034cm" svg:x="6.393cm" svg:y="5.452cm" svg:viewBox="0 0 310 35" svg:d="M0 35v-35h310v35zM0 35z">
          <text:p/>
        </draw:path>
        <draw:path draw:style-name="gr7" draw:text-style-name="P4" draw:layer="layout" svg:width="0.227cm" svg:height="0.287cm" svg:x="6.726cm" svg:y="5.099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149cm" svg:height="0.28cm" svg:x="7.009cm" svg:y="5.099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39cm" svg:height="0.287cm" svg:x="7.171cm" svg:y="5.099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278cm" svg:height="0.449cm" svg:x="4.08cm" svg:y="3.836cm" svg:viewBox="0 0 279 450" svg:d="M228 443v-41c-21 32-51 48-90 48-26 0-49-7-71-21-21-14-38-34-50-60-11-25-17-54-17-87 0-31 5-60 16-87 10-26 26-46 48-60 21-13 45-20 72-20 19 0 36 4 51 12 16 8 28 19 37 32v-159h55v443zM56 282c0 42 8 72 26 93 17 20 38 30 61 30 24 0 44-9 61-29 17-19 25-49 25-89 0-44-9-76-26-96-17-21-38-31-62-31s-45 10-61 29c-16 20-24 51-24 93zM56 282z">
          <text:p/>
        </draw:path>
        <draw:path draw:style-name="gr7" draw:text-style-name="P4" draw:layer="layout" svg:width="0.054cm" svg:height="0.442cm" svg:x="4.45cm" svg:y="3.836cm" svg:viewBox="0 0 55 443" svg:d="M0 443v-443h55v443zM0 443z">
          <text:p/>
        </draw:path>
        <draw:path draw:style-name="gr7" draw:text-style-name="P4" draw:layer="layout" svg:width="0.299cm" svg:height="0.32cm" svg:x="4.548cm" svg:y="3.957cm" svg:viewBox="0 0 300 321" svg:d="M0 321l117-167-109-154h69l49 75c9 15 16 27 22 36 9-13 17-25 25-35l54-76h65l-111 151 119 170h-66l-67-99-17-27-84 126zM0 321z">
          <text:p/>
        </draw:path>
        <draw:path draw:style-name="gr7" draw:text-style-name="P4" draw:layer="layout" svg:width="0.36cm" svg:height="0.039cm" svg:x="4.843cm" svg:y="4.361cm" svg:viewBox="0 0 361 40" svg:d="M0 40v-40h361v40zM0 40z">
          <text:p/>
        </draw:path>
        <draw:path draw:style-name="gr7" draw:text-style-name="P4" draw:layer="layout" svg:width="0.278cm" svg:height="0.45cm" svg:x="5.246cm" svg:y="3.95cm" svg:viewBox="0 0 279 451" svg:d="M0 451v-444h50v42c11-17 24-29 39-37s33-12 54-12c27 0 51 7 72 21s37 34 48 60c10 26 16 54 16 84 0 33-6 63-18 89s-29 47-51 61c-23 14-46 21-71 21-18 0-34-4-49-12-14-8-26-18-35-29v156zM49 169c0 42 8 72 25 92s38 30 62 30c23 0 44-10 61-31 18-20 26-52 26-95 0-41-8-71-25-92-17-20-37-30-60-30-24 0-44 11-62 32-18 22-27 53-27 94zM49 169z">
          <text:p/>
        </draw:path>
        <draw:path draw:style-name="gr7" draw:text-style-name="P4" draw:layer="layout" svg:width="0.261cm" svg:height="0.442cm" svg:x="5.598cm" svg:y="3.836cm" svg:viewBox="0 0 262 443" svg:d="M0 443v-443h55v159c25-30 57-44 96-44 24 0 44 4 62 14 17 9 30 22 37 39 8 16 12 40 12 72v203h-55v-203c0-28-6-48-17-60-12-12-29-18-50-18-17 0-32 4-46 12s-24 20-30 34-9 34-9 59v176zM0 443z">
          <text:p/>
        </draw:path>
        <draw:path draw:style-name="gr7" draw:text-style-name="P4" draw:layer="layout" svg:width="0.294cm" svg:height="0.451cm" svg:x="5.92cm" svg:y="3.957cm" svg:viewBox="0 0 295 452" svg:d="M29 445l-6-51c12 3 22 4 31 4 12 0 22-2 29-6s13-9 18-16c3-6 9-20 17-41 0-3 2-7 4-13l-122-322h59l67 186c8 24 16 49 23 74 6-25 14-49 22-73l69-187h55l-123 327c-13 35-23 59-30 72-10 18-21 31-33 39-13 9-28 14-45 14-11 0-22-3-35-7zM29 445z">
          <text:p/>
        </draw:path>
        <draw:path draw:style-name="gr7" draw:text-style-name="P4" draw:layer="layout" svg:width="0.36cm" svg:height="0.039cm" svg:x="6.21cm" svg:y="4.361cm" svg:viewBox="0 0 361 40" svg:d="M0 40v-40h361v40zM0 40z">
          <text:p/>
        </draw:path>
        <draw:path draw:style-name="gr7" draw:text-style-name="P4" draw:layer="layout" svg:width="0.439cm" svg:height="0.32cm" svg:x="6.574cm" svg:y="3.957cm" svg:viewBox="0 0 440 321" svg:d="M98 321l-98-321h56l51 186 19 68c1-3 6-25 17-66l51-188h55l49 187 16 61 18-62 55-186h53l-100 321h-57l-51-192-12-54-65 246zM98 321z">
          <text:p/>
        </draw:path>
        <draw:path draw:style-name="gr7" draw:text-style-name="P4" draw:layer="layout" svg:width="0.174cm" svg:height="0.327cm" svg:x="7.053cm" svg:y="3.95cm" svg:viewBox="0 0 175 328" svg:d="M0 328v-321h49v49c13-23 24-38 35-45 10-7 22-11 35-11 19 0 37 6 56 17l-18 51c-14-8-27-12-41-12-12 0-22 4-32 11s-16 17-20 30c-6 19-9 40-9 63v168zM0 328z">
          <text:p/>
        </draw:path>
        <draw:path draw:style-name="gr7" draw:text-style-name="P4" draw:layer="layout" svg:width="0.295cm" svg:height="0.335cm" svg:x="7.255cm" svg:y="3.95cm" svg:viewBox="0 0 296 336" svg:d="M228 289c-20 17-39 29-58 36-18 7-38 11-60 11-35 0-62-9-82-26-19-17-28-39-28-67 0-15 3-30 10-43 8-12 17-23 29-31 12-7 25-14 39-18 11-2 27-5 49-8 44-5 76-11 97-19 0-7 0-12 0-13 0-23-5-39-15-47-14-13-35-19-62-19-26 0-45 5-57 14s-21 24-27 47l-53-7c4-23 12-42 23-55 12-14 28-25 49-32 21-8 45-12 73-12 27 0 49 3 66 10 17 6 30 14 38 24s14 22 17 37c2 10 3 26 3 50v73c0 50 1 82 3 96 2 13 7 26 14 38h-57c-5-11-9-24-11-39zM224 167c-20 8-50 15-89 21-22 3-38 7-48 11-9 4-16 10-21 17-6 8-8 17-8 26 0 15 6 27 17 37 11 9 27 14 48 14s40-4 56-14c16-9 28-22 36-38 6-12 9-30 9-54zM224 167z">
          <text:p/>
        </draw:path>
        <draw:path draw:style-name="gr7" draw:text-style-name="P4" draw:layer="layout" svg:width="0.278cm" svg:height="0.45cm" svg:x="7.627cm" svg:y="3.95cm" svg:viewBox="0 0 279 451" svg:d="M0 451v-444h50v42c11-17 24-29 39-37s33-12 54-12c27 0 51 7 72 21s37 34 48 60c10 26 16 54 16 84 0 33-6 63-18 89s-29 47-51 61c-23 14-46 21-71 21-18 0-34-4-49-12-14-8-26-18-35-29v156zM49 169c0 42 8 72 25 92s38 30 62 30c23 0 44-10 61-31 18-20 26-52 26-95 0-41-8-71-25-92-17-20-37-30-60-30-24 0-44 11-62 32-18 22-27 53-27 94zM49 169z">
          <text:p/>
        </draw:path>
        <draw:path draw:style-name="gr7" draw:text-style-name="P4" draw:layer="layout" svg:width="0.347cm" svg:height="0.379cm" svg:x="1.26cm" svg:y="5.133cm" svg:viewBox="0 0 348 380" svg:d="M0 380l79-380h159c28 0 48 3 62 10 14 6 25 17 34 32s14 32 14 51c0 16-4 32-10 49-7 16-15 29-24 40-10 10-20 18-30 24-10 5-21 9-32 11-24 6-49 9-74 9h-95l-32 154zM92 183h84c32 0 56-3 71-10 16-8 28-18 37-33 9-14 14-29 14-45 0-13-3-23-8-31-4-8-11-13-21-17-8-4-25-6-50-6h-97zM92 183z">
          <text:p/>
        </draw:path>
        <draw:path draw:style-name="gr7" draw:text-style-name="P4" draw:layer="layout" svg:width="0.377cm" svg:height="0.379cm" svg:x="1.612cm" svg:y="5.133cm" svg:viewBox="0 0 378 380" svg:d="M0 380l79-380h52l-34 158h197l33-158h51l-80 380h-50l37-179h-197l-37 179zM0 380z">
          <text:p/>
        </draw:path>
        <draw:path draw:style-name="gr7" draw:text-style-name="P4" draw:layer="layout" svg:width="0.347cm" svg:height="0.379cm" svg:x="2.049cm" svg:y="5.133cm" svg:viewBox="0 0 348 380" svg:d="M86 380l31-147-117-233h54l56 111c12 24 24 50 36 78 13-24 30-49 52-77l89-112h61l-181 237-30 143zM86 380z">
          <text:p/>
        </draw:path>
        <draw:path draw:style-name="gr7" draw:text-style-name="P4" draw:layer="layout" svg:width="0.13cm" svg:height="0.379cm" svg:x="2.502cm" svg:y="5.133cm" svg:viewBox="0 0 131 380" svg:d="M0 380l80-380h51l-80 380zM0 380z">
          <text:p/>
        </draw:path>
        <draw:path draw:style-name="gr7" draw:text-style-name="P4" draw:layer="layout" svg:width="0.244cm" svg:height="0.391cm" svg:x="2.577cm" svg:y="5.127cm" svg:viewBox="0 0 245 392" svg:d="M0 392l205-392h40l-204 392zM0 392z">
          <text:p/>
        </draw:path>
        <draw:path draw:style-name="gr7" draw:text-style-name="P4" draw:layer="layout" svg:width="0.325cm" svg:height="0.379cm" svg:x="2.76cm" svg:y="5.133cm" svg:viewBox="0 0 326 380" svg:d="M0 380l79-380h247l-9 44h-196l-25 120h200l-9 44h-200l-37 172zM0 380z">
          <text:p/>
        </draw:path>
        <draw:path draw:style-name="gr7" draw:text-style-name="P4" draw:layer="layout" svg:width="0.24cm" svg:height="0.287cm" svg:x="10.47cm" svg:y="2.85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126cm" svg:height="0.379cm" svg:x="10.719cm" svg:y="2.752cm" svg:viewBox="0 0 127 380" svg:d="M0 380l80-380h47l-80 380zM0 380z">
          <text:p/>
        </draw:path>
        <draw:path draw:style-name="gr7" draw:text-style-name="P4" draw:layer="layout" svg:width="0.275cm" svg:height="0.379cm" svg:x="10.855cm" svg:y="2.752cm" svg:viewBox="0 0 276 380" svg:d="M0 380l80-380h47l-50 236 137-131h62l-118 102 72 173h-52l-55-141-57 49-19 92zM0 380z">
          <text:p/>
        </draw:path>
        <draw:path draw:style-name="gr7" draw:text-style-name="P4" draw:layer="layout" svg:width="0.309cm" svg:height="0.034cm" svg:x="11.068cm" svg:y="3.203cm" svg:viewBox="0 0 310 35" svg:d="M0 35v-35h310v35zM0 35z">
          <text:p/>
        </draw:path>
        <draw:path draw:style-name="gr7" draw:text-style-name="P4" draw:layer="layout" svg:width="0.141cm" svg:height="0.379cm" svg:x="11.44cm" svg:y="2.757cm" svg:viewBox="0 0 142 380" svg:d="M98 337l-8 38c-11 3-22 5-32 5-19 0-34-5-46-14-8-7-12-16-12-28 0-6 2-20 7-42l33-160h-37l8-36h37l14-68 54-32-21 100h47l-8 36h-47l-31 152c-5 19-7 31-7 35 0 6 2 10 5 13s9 4 16 4c11 0 20-1 28-3zM98 337z">
          <text:p/>
        </draw:path>
        <draw:path draw:style-name="gr7" draw:text-style-name="P4" draw:layer="layout" svg:width="0.126cm" svg:height="0.379cm" svg:x="11.556cm" svg:y="2.752cm" svg:viewBox="0 0 127 380" svg:d="M0 380l80-380h47l-80 380zM0 380z">
          <text:p/>
        </draw:path>
        <draw:path draw:style-name="gr7" draw:text-style-name="P4" draw:layer="layout" svg:width="0.285cm" svg:height="0.274cm" svg:x="11.674cm" svg:y="2.857cm" svg:viewBox="0 0 286 275" svg:d="M0 275l120-139-69-136h52l24 49c8 18 15 36 22 53l80-102h57l-115 139 69 136h-52l-28-56c-5-12-12-26-19-44l-82 100zM0 275z">
          <text:p/>
        </draw:path>
        <draw:path draw:style-name="gr7" draw:text-style-name="P4" draw:layer="layout" svg:width="0.24cm" svg:height="0.287cm" svg:x="10.47cm" svg:y="3.468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126cm" svg:height="0.379cm" svg:x="10.719cm" svg:y="3.369cm" svg:viewBox="0 0 127 380" svg:d="M0 380l80-380h47l-80 380zM0 380z">
          <text:p/>
        </draw:path>
        <draw:path draw:style-name="gr7" draw:text-style-name="P4" draw:layer="layout" svg:width="0.275cm" svg:height="0.379cm" svg:x="10.855cm" svg:y="3.369cm" svg:viewBox="0 0 276 380" svg:d="M0 380l80-380h47l-50 236 137-131h62l-118 102 72 173h-52l-55-141-57 49-19 92zM0 380z">
          <text:p/>
        </draw:path>
        <draw:path draw:style-name="gr7" draw:text-style-name="P4" draw:layer="layout" svg:width="0.309cm" svg:height="0.034cm" svg:x="11.068cm" svg:y="3.82cm" svg:viewBox="0 0 310 35" svg:d="M0 35v-35h310v35zM0 35z">
          <text:p/>
        </draw:path>
        <draw:path draw:style-name="gr7" draw:text-style-name="P4" draw:layer="layout" svg:width="0.255cm" svg:height="0.287cm" svg:x="11.434cm" svg:y="3.468cm" svg:viewBox="0 0 256 288" svg:d="M180 247c-16 14-32 25-47 31s-31 10-49 10c-25 0-46-8-61-22-15-16-23-35-23-59 0-15 3-28 10-40s16-21 28-28c11-7 26-13 43-16 10-2 31-4 60-5 30-1 51-4 63-9 4-13 6-24 6-32 0-11-4-20-12-26-11-8-27-13-48-13-20 0-36 5-48 13-13 9-22 21-28 38l-47-5c10-27 25-48 46-62 21-15 47-22 79-22 34 0 61 8 81 24 15 12 23 28 23 47 0 15-2 32-6 51l-16 69c-5 22-7 39-7 53 0 9 2 21 6 37h-48c-2-9-4-20-5-34zM197 142c-6 3-14 5-21 6-8 1-20 3-38 4-27 3-46 6-58 10-11 4-19 9-25 18-6 8-9 16-9 26 0 14 5 24 14 33 9 8 22 12 39 12 15 0 31-4 45-12s25-19 34-34c8-15 14-36 19-63zM197 142z">
          <text:p/>
        </draw:path>
        <draw:path draw:style-name="gr7" draw:text-style-name="P4" draw:layer="layout" svg:width="0.192cm" svg:height="0.385cm" svg:x="11.743cm" svg:y="3.363cm" svg:viewBox="0 0 193 386" svg:d="M0 386l50-239h-42l7-36h42l9-39c4-19 8-33 12-42 5-9 12-16 22-22 10-5 23-8 41-8 12 0 29 3 52 8l-9 40c-16-4-29-6-40-6-9 0-16 3-21 7-4 5-9 16-12 33l-6 29h52l-7 36h-53l-50 239zM0 386z">
          <text:p/>
        </draw:path>
        <draw:path draw:style-name="gr7" draw:text-style-name="P4" draw:layer="layout" svg:width="0.262cm" svg:height="0.28cm" svg:x="11.884cm" svg:y="3.474cm" svg:viewBox="0 0 263 281" svg:d="M172 225c-33 38-66 56-101 56-21 0-38-6-52-18-13-12-19-27-19-44 0-12 3-32 9-60l33-159h47l-37 176c-3 15-4 26-4 34 0 10 3 19 9 24 6 6 16 9 28 9 13 0 26-3 38-9 13-7 24-15 33-27 9-11 16-23 22-38 4-9 8-26 13-50l25-119h47l-58 275h-43zM172 225z">
          <text:p/>
        </draw:path>
        <draw:path draw:style-name="gr7" draw:text-style-name="P4" draw:layer="layout" svg:width="0.204cm" svg:height="0.28cm" svg:x="10.645cm" svg:y="4.394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254cm" svg:height="0.287cm" svg:x="10.831cm" svg:y="4.394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243cm" svg:height="0.287cm" svg:x="11.135cm" svg:y="4.394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254cm" svg:height="0.287cm" svg:x="11.405cm" svg:y="4.394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141cm" svg:height="0.379cm" svg:x="11.715cm" svg:y="4.3cm" svg:viewBox="0 0 142 380" svg:d="M98 337l-8 38c-11 3-22 5-32 5-19 0-34-5-46-14-8-7-12-16-12-28 0-6 2-20 7-42l33-160h-37l8-36h37l14-68 54-32-21 100h47l-8 36h-47l-31 152c-5 19-7 31-7 35 0 6 2 10 5 13s9 4 16 4c11 0 20-1 28-3zM98 337z">
          <text:p/>
        </draw:path>
        <draw:path draw:style-name="gr7" draw:text-style-name="P4" draw:layer="layout" svg:width="0.243cm" svg:height="0.287cm" svg:x="11.84cm" svg:y="4.394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239cm" svg:height="0.287cm" svg:x="14.629cm" svg:y="14.007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4.877cm" svg:y="13.902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5.022cm" svg:y="14.007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305cm" svg:y="14.359cm" svg:viewBox="0 0 310 35" svg:d="M0 35v-35h310v35zM0 35z">
          <text:p/>
        </draw:path>
        <draw:path draw:style-name="gr7" draw:text-style-name="P4" draw:layer="layout" svg:width="0.161cm" svg:height="0.385cm" svg:x="15.627cm" svg:y="13.902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23cm" svg:height="0.28cm" svg:x="15.788cm" svg:y="14.013cm" svg:viewBox="0 0 224 281" svg:d="M182 275v-41c-22 32-51 47-88 47-16 0-31-3-46-9-13-6-24-14-31-23-7-10-11-22-14-35-2-9-3-23-3-44v-170h47v153c0 24 1 40 3 49 3 12 8 22 18 29s21 10 36 10c14 0 26-3 39-10 12-7 21-17 26-30 5-12 8-30 8-54v-147h47v275zM182 275z">
          <text:p/>
        </draw:path>
        <draw:path draw:style-name="gr7" draw:text-style-name="P4" draw:layer="layout" svg:width="0.223cm" svg:height="0.28cm" svg:x="16.098cm" svg:y="14.007cm" svg:viewBox="0 0 224 281" svg:d="M0 281v-275h42v39c20-30 49-45 87-45 17 0 32 3 46 9s25 14 32 23c7 10 12 22 14 34 2 9 3 24 3 46v169h-47v-167c0-19-2-33-5-43-4-9-11-16-20-22s-20-9-32-9c-20 0-37 7-52 19-15 13-22 37-22 72v150zM0 281z">
          <text:p/>
        </draw:path>
        <draw:path draw:style-name="gr7" draw:text-style-name="P4" draw:layer="layout" svg:width="0.239cm" svg:height="0.287cm" svg:x="16.392cm" svg:y="14.007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247cm" svg:height="0.387cm" svg:x="16.658cm" svg:y="13.907cm" svg:viewBox="0 0 248 388" svg:d="M0 194c0-45 4-81 14-108 9-28 23-49 41-64s41-22 69-22c20 0 38 4 53 12 16 9 29 21 39 36 10 16 18 34 23 56 6 22 9 52 9 90 0 45-5 81-14 108s-23 48-41 63-41 23-69 23c-37 0-66-14-87-40-25-31-37-82-37-154zM48 194c0 62 7 104 22 124 15 21 33 32 54 32s39-11 54-32c14-20 22-62 22-124s-8-104-22-124c-15-21-33-31-55-31-21 0-38 9-51 27-16 23-24 66-24 128zM48 194z">
          <text:p/>
        </draw:path>
        <draw:path draw:style-name="gr7" draw:text-style-name="P4" draw:layer="layout" svg:width="0.239cm" svg:height="0.287cm" svg:x="14.849cm" svg:y="10.479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5.098cm" svg:y="10.375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5.242cm" svg:y="10.479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526cm" svg:y="10.831cm" svg:viewBox="0 0 310 35" svg:d="M0 35v-35h310v35zM0 35z">
          <text:p/>
        </draw:path>
        <draw:path draw:style-name="gr7" draw:text-style-name="P4" draw:layer="layout" svg:width="0.227cm" svg:height="0.287cm" svg:x="15.859cm" svg:y="10.479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53cm" svg:height="0.287cm" svg:x="16.126cm" svg:y="10.479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238cm" svg:height="0.386cm" svg:x="16.434cm" svg:y="10.479cm" svg:viewBox="0 0 239 387" svg:d="M192 387v-135c-7 10-17 19-31 26-13 6-27 9-41 9-33 0-61-12-85-38-23-27-35-62-35-108 0-28 5-52 15-74 9-22 23-39 41-50s38-17 60-17c34 0 61 14 81 43v-37h42v381zM48 143c0 36 7 62 22 79 15 18 33 27 54 27 20 0 37-9 51-25 14-17 22-43 22-77 0-37-8-64-23-83-15-18-33-27-54-27-19 0-37 8-51 26-14 17-21 44-21 80zM48 143z">
          <text:p/>
        </draw:path>
        <draw:path draw:style-name="gr7" draw:text-style-name="P4" draw:layer="layout" svg:width="0.239cm" svg:height="0.287cm" svg:x="14.452cm" svg:y="11.273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4.701cm" svg:y="11.168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4.846cm" svg:y="11.273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129cm" svg:y="11.625cm" svg:viewBox="0 0 310 35" svg:d="M0 35v-35h310v35zM0 35z">
          <text:p/>
        </draw:path>
        <draw:path draw:style-name="gr7" draw:text-style-name="P4" draw:layer="layout" svg:width="0.239cm" svg:height="0.287cm" svg:x="15.466cm" svg:y="11.273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371cm" svg:height="0.28cm" svg:x="15.746cm" svg:y="11.273cm" svg:viewBox="0 0 372 281" svg:d="M0 281v-275h41v39c9-14 21-25 35-33s31-12 49-12c20 0 37 4 50 12 13 9 22 20 27 36 23-32 51-48 85-48 28 0 49 8 63 23 15 15 22 38 22 70v188h-46v-173c0-18-2-32-5-40-3-9-8-15-16-20s-17-8-28-8c-19 0-36 7-48 19-13 13-19 34-19 63v159h-47v-179c0-20-4-36-12-46-7-11-19-16-36-16-14 0-26 4-37 10-11 7-19 18-24 31s-8 32-8 57v143zM0 281z">
          <text:p/>
        </draw:path>
        <draw:path draw:style-name="gr7" draw:text-style-name="P4" draw:layer="layout" svg:width="0.238cm" svg:height="0.385cm" svg:x="16.169cm" svg:y="11.175cm" svg:viewBox="0 0 239 386" svg:d="M196 380v-35c-18 28-43 41-77 41-22 0-43-6-61-18s-33-29-43-51-15-46-15-75c0-27 4-52 14-74 9-23 23-40 41-51 19-12 39-18 62-18 17 0 31 3 44 10s24 16 32 27v-136h46v380zM48 242c0 36 8 62 23 80 14 17 32 25 52 25s38-8 52-24c14-17 22-42 22-76 0-38-8-66-23-83-14-18-32-27-53-27s-38 9-52 26-21 43-21 79zM48 242z">
          <text:p/>
        </draw:path>
        <draw:path draw:style-name="gr7" draw:text-style-name="P4" draw:layer="layout" svg:width="0.161cm" svg:height="0.385cm" svg:x="16.465cm" svg:y="11.168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047cm" svg:height="0.379cm" svg:x="16.627cm" svg:y="11.175cm" svg:viewBox="0 0 48 380" svg:d="M0 54v-54h48v54zM0 380v-275h48v275zM0 380z">
          <text:p/>
        </draw:path>
        <draw:path draw:style-name="gr7" draw:text-style-name="P4" draw:layer="layout" svg:width="0.161cm" svg:height="0.385cm" svg:x="16.729cm" svg:y="11.168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57cm" svg:height="0.287cm" svg:x="16.875cm" svg:y="11.273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9cm" svg:height="0.287cm" svg:x="14.408cm" svg:y="12.067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4.657cm" svg:y="11.962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4.801cm" svg:y="12.067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085cm" svg:y="12.419cm" svg:viewBox="0 0 310 35" svg:d="M0 35v-35h310v35zM0 35z">
          <text:p/>
        </draw:path>
        <draw:path draw:style-name="gr7" draw:text-style-name="P4" draw:layer="layout" svg:width="0.149cm" svg:height="0.28cm" svg:x="15.436cm" svg:y="12.067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53cm" svg:height="0.287cm" svg:x="15.597cm" svg:y="12.067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227cm" svg:height="0.287cm" svg:x="15.903cm" svg:y="12.067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38cm" svg:height="0.386cm" svg:x="16.186cm" svg:y="12.067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161cm" svg:height="0.385cm" svg:x="16.465cm" svg:y="11.962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047cm" svg:height="0.379cm" svg:x="16.627cm" svg:y="11.968cm" svg:viewBox="0 0 48 380" svg:d="M0 54v-54h48v54zM0 380v-275h48v275zM0 380z">
          <text:p/>
        </draw:path>
        <draw:path draw:style-name="gr7" draw:text-style-name="P4" draw:layer="layout" svg:width="0.161cm" svg:height="0.385cm" svg:x="16.729cm" svg:y="11.962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57cm" svg:height="0.287cm" svg:x="16.875cm" svg:y="12.067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239cm" svg:height="0.287cm" svg:x="14.629cm" svg:y="6.952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4.877cm" svg:y="6.847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5.022cm" svg:y="6.952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305cm" svg:y="7.304cm" svg:viewBox="0 0 310 35" svg:d="M0 35v-35h310v35zM0 35z">
          <text:p/>
        </draw:path>
        <draw:path draw:style-name="gr7" draw:text-style-name="P4" draw:layer="layout" svg:width="0.161cm" svg:height="0.385cm" svg:x="15.627cm" svg:y="6.847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53cm" svg:height="0.287cm" svg:x="15.774cm" svg:y="6.952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223cm" svg:height="0.28cm" svg:x="16.098cm" svg:y="6.952cm" svg:viewBox="0 0 224 281" svg:d="M0 281v-275h42v39c20-30 49-45 87-45 17 0 32 3 46 9s25 14 32 23c7 10 12 22 14 34 2 9 3 24 3 46v169h-47v-167c0-19-2-33-5-43-4-9-11-16-20-22s-20-9-32-9c-20 0-37 7-52 19-15 13-22 37-22 72v150zM0 281z">
          <text:p/>
        </draw:path>
        <draw:path draw:style-name="gr7" draw:text-style-name="P4" draw:layer="layout" svg:width="0.239cm" svg:height="0.287cm" svg:x="16.392cm" svg:y="6.952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253cm" svg:height="0.287cm" svg:x="16.656cm" svg:y="6.952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347cm" svg:height="0.379cm" svg:x="7.229cm" svg:y="7.735cm" svg:viewBox="0 0 348 380" svg:d="M0 380l79-380h159c28 0 48 3 62 10 14 6 25 17 34 32s14 32 14 51c0 16-4 32-10 49-7 16-15 29-24 40-10 10-20 18-30 24-10 5-21 9-32 11-24 6-49 9-74 9h-95l-32 154zM92 183h84c32 0 56-3 71-10 16-8 28-18 37-33 9-14 14-29 14-45 0-13-3-23-8-31-4-8-11-13-21-17-8-4-25-6-50-6h-97zM92 183z">
          <text:p/>
        </draw:path>
        <draw:path draw:style-name="gr7" draw:text-style-name="P4" draw:layer="layout" svg:width="0.255cm" svg:height="0.287cm" svg:x="7.583cm" svg:y="7.833cm" svg:viewBox="0 0 256 288" svg:d="M180 247c-16 14-32 25-47 31s-31 10-49 10c-25 0-46-8-61-22-15-16-23-35-23-59 0-15 3-28 10-40s16-21 28-28c11-7 26-13 43-16 10-2 31-4 60-5 30-1 51-4 63-9 4-13 6-24 6-32 0-11-4-20-12-26-11-8-27-13-48-13-20 0-36 5-48 13-13 9-22 21-28 38l-47-5c10-27 25-48 46-62 21-15 47-22 79-22 34 0 61 8 81 24 15 12 23 28 23 47 0 15-2 32-6 51l-16 69c-5 22-7 39-7 53 0 9 2 21 6 37h-48c-2-9-4-20-5-34zM197 142c-6 3-14 5-21 6-8 1-20 3-38 4-27 3-46 6-58 10-11 4-19 9-25 18-6 8-9 16-9 26 0 14 5 24 14 33 9 8 22 12 39 12 15 0 31-4 45-12s25-19 34-34c8-15 14-36 19-63zM197 142z">
          <text:p/>
        </draw:path>
        <draw:path draw:style-name="gr7" draw:text-style-name="P4" draw:layer="layout" svg:width="0.204cm" svg:height="0.28cm" svg:x="7.886cm" svg:y="7.833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243cm" svg:height="0.287cm" svg:x="8.066cm" svg:y="7.833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254cm" svg:height="0.287cm" svg:x="8.336cm" svg:y="7.833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204cm" svg:height="0.28cm" svg:x="8.635cm" svg:y="7.833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325cm" svg:height="0.379cm" svg:x="7.123cm" svg:y="8.881cm" svg:viewBox="0 0 326 380" svg:d="M0 380l79-380h247l-9 44h-196l-25 120h200l-9 44h-200l-37 172zM0 380z">
          <text:p/>
        </draw:path>
        <draw:path draw:style-name="gr7" draw:text-style-name="P4" draw:layer="layout" svg:width="0.204cm" svg:height="0.28cm" svg:x="7.425cm" svg:y="8.98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255cm" svg:height="0.287cm" svg:x="7.607cm" svg:y="8.98cm" svg:viewBox="0 0 256 288" svg:d="M180 247c-16 14-32 25-47 31s-31 10-49 10c-25 0-46-8-61-22-15-16-23-35-23-59 0-15 3-28 10-40s16-21 28-28c11-7 26-13 43-16 10-2 31-4 60-5 30-1 51-4 63-9 4-13 6-24 6-32 0-11-4-20-12-26-11-8-27-13-48-13-20 0-36 5-48 13-13 9-22 21-28 38l-47-5c10-27 25-48 46-62 21-15 47-22 79-22 34 0 61 8 81 24 15 12 23 28 23 47 0 15-2 32-6 51l-16 69c-5 22-7 39-7 53 0 9 2 21 6 37h-48c-2-9-4-20-5-34zM197 142c-6 3-14 5-21 6-8 1-20 3-38 4-27 3-46 6-58 10-11 4-19 9-25 18-6 8-9 16-9 26 0 14 5 24 14 33 9 8 22 12 39 12 15 0 31-4 45-12s25-19 34-34c8-15 14-36 19-63zM197 142z">
          <text:p/>
        </draw:path>
        <draw:path draw:style-name="gr7" draw:text-style-name="P4" draw:layer="layout" svg:width="0.413cm" svg:height="0.28cm" svg:x="7.909cm" svg:y="8.98cm" svg:viewBox="0 0 414 281" svg:d="M0 281l57-275h47l-9 45c17-19 33-33 47-40 13-7 28-11 44-11 17 0 32 5 43 14 12 9 19 21 23 37 14-17 28-30 44-38 15-9 32-13 49-13 23 0 40 6 51 17 12 10 18 26 18 45 0 9-2 22-6 42l-37 177h-47l38-181c3-16 5-26 5-32 0-9-3-16-9-22-6-5-14-7-24-7-14 0-29 4-43 12-15 8-26 20-34 33-8 14-15 35-21 64l-27 133h-47l38-186c3-12 4-21 4-27 0-8-2-15-8-21-5-6-13-8-22-8-13 0-27 4-42 12-14 8-26 20-35 35-10 16-17 37-23 65l-27 130zM0 281z">
          <text:p/>
        </draw:path>
        <draw:path draw:style-name="gr7" draw:text-style-name="P4" draw:layer="layout" svg:width="0.254cm" svg:height="0.287cm" svg:x="8.361cm" svg:y="8.98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204cm" svg:height="0.28cm" svg:x="8.66cm" svg:y="8.98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117cm" svg:height="0.316cm" svg:x="12.495cm" svg:y="5.244cm" svg:viewBox="0 0 118 317" svg:d="M81 281l-6 32c-9 3-18 4-27 4-16 0-28-4-38-11-7-6-10-14-10-24 0-5 2-17 6-35l27-133h-30l6-30h31l12-56 45-28-18 84h39l-7 30h-38l-26 127c-4 16-6 25-6 29s1 8 4 11c3 2 7 3 13 3 9 0 17-1 23-3zM81 281z">
          <text:p/>
        </draw:path>
        <draw:path draw:style-name="gr7" draw:text-style-name="P4" draw:layer="layout" svg:width="0.105cm" svg:height="0.316cm" svg:x="12.614cm" svg:y="5.241cm" svg:viewBox="0 0 106 317" svg:d="M0 317l67-317h39l-67 317zM0 317z">
          <text:p/>
        </draw:path>
        <draw:path draw:style-name="gr7" draw:text-style-name="P4" draw:layer="layout" svg:width="0.238cm" svg:height="0.229cm" svg:x="12.69cm" svg:y="5.327cm" svg:viewBox="0 0 239 230" svg:d="M0 230l100-117-57-113h43l19 41c7 15 14 30 20 44l66-85h48l-96 116 57 114h-43l-23-47c-5-10-10-22-16-37l-69 84zM0 230z">
          <text:p/>
        </draw:path>
        <draw:path draw:style-name="gr7" draw:text-style-name="P4" draw:layer="layout" svg:width="0.257cm" svg:height="0.028cm" svg:x="12.883cm" svg:y="5.616cm" svg:viewBox="0 0 258 29" svg:d="M0 29v-29h258v29zM0 29z">
          <text:p/>
        </draw:path>
        <draw:path draw:style-name="gr7" draw:text-style-name="P4" draw:layer="layout" svg:width="0.213cm" svg:height="0.239cm" svg:x="13.195cm" svg:y="5.323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6cm" svg:height="0.321cm" svg:x="13.461cm" svg:y="5.235cm" svg:viewBox="0 0 161 322" svg:d="M0 322l42-199h-35l6-30h35l7-33c3-16 7-28 11-35s10-13 18-18 19-7 33-7c10 0 25 2 44 6l-7 34c-14-3-25-5-33-5s-14 2-18 6-7 13-10 27l-6 25h44l-6 30h-44l-41 199zM0 322z">
          <text:p/>
        </draw:path>
        <draw:path draw:style-name="gr7" draw:text-style-name="P4" draw:layer="layout" svg:width="0.218cm" svg:height="0.234cm" svg:x="13.6cm" svg:y="5.327cm" svg:viewBox="0 0 219 235" svg:d="M144 188c-28 32-56 47-84 47-18 0-33-5-44-15-11-11-16-23-16-37 0-10 2-27 8-50l27-133h39l-30 147c-3 12-5 22-5 29 0 8 3 15 8 20 6 4 13 7 24 7s21-3 31-8c11-5 20-12 27-21 8-9 14-20 19-33 3-8 7-21 11-41l21-100h39l-47 230h-37zM144 188z">
          <text:p/>
        </draw:path>
        <draw:path draw:style-name="gr7" draw:text-style-name="P4" draw:layer="layout" svg:width="0.257cm" svg:height="0.028cm" svg:x="13.809cm" svg:y="5.616cm" svg:viewBox="0 0 258 29" svg:d="M0 29v-29h258v29zM0 29z">
          <text:p/>
        </draw:path>
        <draw:path draw:style-name="gr7" draw:text-style-name="P4" draw:layer="layout" svg:width="0.201cm" svg:height="0.239cm" svg:x="14.127cm" svg:y="5.323cm" svg:viewBox="0 0 202 240" svg:d="M148 151l40 4c-10 29-24 50-43 64-18 14-38 21-61 21-25 0-46-8-61-24-15-17-23-39-23-68 0-25 5-50 15-74s24-43 42-55c19-13 40-19 64-19 25 0 44 7 58 21 15 14 23 32 23 55l-39 2c0-14-4-25-13-34-8-8-19-12-32-12-16 0-30 5-41 15-12 10-21 25-28 45-6 20-10 40-10 59s5 34 14 44c8 10 19 15 31 15 13 0 26-5 37-15 12-10 21-24 27-44zM148 151z">
          <text:p/>
        </draw:path>
        <draw:path draw:style-name="gr7" draw:text-style-name="P4" draw:layer="layout" svg:width="0.344cm" svg:height="0.234cm" svg:x="14.337cm" svg:y="5.323cm" svg:viewBox="0 0 345 235" svg:d="M0 235l48-230h39l-8 38c14-17 28-28 39-34 12-6 24-9 37-9 15 0 26 4 36 11 9 8 16 18 19 32 11-14 24-25 37-32 12-7 26-11 40-11 19 0 34 5 43 14 10 9 15 21 15 38 0 7-2 18-5 34l-31 149h-39l31-152c3-12 4-21 4-27 0-7-2-13-6-17-5-5-12-7-21-7-12 0-24 4-35 11-13 7-22 16-29 28-6 11-12 28-17 52l-24 112h-38l32-155c2-11 4-19 4-23 0-8-3-14-8-18-5-5-11-7-18-7-11 0-23 4-35 11s-22 17-30 29c-7 12-13 30-18 54l-23 109zM0 235z">
          <text:p/>
        </draw:path>
        <draw:path draw:style-name="gr7" draw:text-style-name="P4" draw:layer="layout" svg:width="0.24cm" svg:height="0.321cm" svg:x="14.699cm" svg:y="5.241cm" svg:viewBox="0 0 241 322" svg:d="M146 283c-22 26-46 39-70 39-22 0-40-8-55-24-14-16-21-40-21-70 0-28 6-53 17-77 11-23 25-40 43-51 17-12 34-18 52-18 29 0 50 14 64 41l27-123h38l-66 317h-36zM39 220c0 17 1 29 5 38 3 10 8 17 16 23 7 6 16 9 27 9 18 0 34-9 49-27 19-25 29-55 29-91 0-18-5-32-15-42-10-11-22-16-36-16-9 0-18 2-25 6-8 4-16 12-23 22-8 10-14 23-20 38-5 16-7 29-7 40zM39 220z">
          <text:p/>
        </draw:path>
        <draw:path draw:style-name="gr7" draw:text-style-name="P4" draw:layer="layout" svg:width="0.142cm" svg:height="0.134cm" svg:x="14.947cm" svg:y="5.235cm" svg:viewBox="0 0 143 135" svg:d="M0 64l10-31c23 8 39 15 50 21-3-26-4-44-4-54h31c-1 14-2 32-5 54 15-8 32-15 51-21l10 31c-18 6-36 10-53 12 8 8 20 21 36 41l-25 18c-9-11-19-27-30-46-11 20-20 36-29 46l-25-18c17-21 29-34 36-41-19-3-36-7-53-12zM0 64z">
          <text:p/>
        </draw:path>
        <draw:path draw:style-name="gr7" draw:text-style-name="P4" draw:layer="layout" svg:width="0.117cm" svg:height="0.316cm" svg:x="12.467cm" svg:y="7.361cm" svg:viewBox="0 0 118 317" svg:d="M81 281l-6 32c-9 3-18 4-27 4-16 0-28-4-38-11-7-6-10-14-10-24 0-5 2-17 6-35l27-133h-30l6-30h31l12-56 45-28-18 84h39l-7 30h-38l-26 127c-4 16-6 25-6 29s1 8 4 11c3 2 7 3 13 3 9 0 17-1 23-3zM81 281z">
          <text:p/>
        </draw:path>
        <draw:path draw:style-name="gr7" draw:text-style-name="P4" draw:layer="layout" svg:width="0.105cm" svg:height="0.316cm" svg:x="12.586cm" svg:y="7.357cm" svg:viewBox="0 0 106 317" svg:d="M0 317l67-317h39l-67 317zM0 317z">
          <text:p/>
        </draw:path>
        <draw:path draw:style-name="gr7" draw:text-style-name="P4" draw:layer="layout" svg:width="0.238cm" svg:height="0.229cm" svg:x="12.662cm" svg:y="7.444cm" svg:viewBox="0 0 239 230" svg:d="M0 230l100-117-57-113h43l19 41c7 15 14 30 20 44l66-85h48l-96 116 57 114h-43l-23-47c-5-10-10-22-16-37l-69 84zM0 230z">
          <text:p/>
        </draw:path>
        <draw:path draw:style-name="gr7" draw:text-style-name="P4" draw:layer="layout" svg:width="0.257cm" svg:height="0.028cm" svg:x="12.854cm" svg:y="7.733cm" svg:viewBox="0 0 258 29" svg:d="M0 29v-29h258v29zM0 29z">
          <text:p/>
        </draw:path>
        <draw:path draw:style-name="gr7" draw:text-style-name="P4" draw:layer="layout" svg:width="0.213cm" svg:height="0.239cm" svg:x="13.167cm" svg:y="7.439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6cm" svg:height="0.321cm" svg:x="13.432cm" svg:y="7.352cm" svg:viewBox="0 0 161 322" svg:d="M0 322l42-199h-35l6-30h35l7-33c3-16 7-28 11-35s10-13 18-18 19-7 33-7c10 0 25 2 44 6l-7 34c-14-3-25-5-33-5s-14 2-18 6-7 13-10 27l-6 25h44l-6 30h-44l-41 199zM0 322z">
          <text:p/>
        </draw:path>
        <draw:path draw:style-name="gr7" draw:text-style-name="P4" draw:layer="layout" svg:width="0.218cm" svg:height="0.234cm" svg:x="13.572cm" svg:y="7.444cm" svg:viewBox="0 0 219 235" svg:d="M144 188c-28 32-56 47-84 47-18 0-33-5-44-15-11-11-16-23-16-37 0-10 2-27 8-50l27-133h39l-30 147c-3 12-5 22-5 29 0 8 3 15 8 20 6 4 13 7 24 7s21-3 31-8c11-5 20-12 27-21 8-9 14-20 19-33 3-8 7-21 11-41l21-100h39l-47 230h-37zM144 188z">
          <text:p/>
        </draw:path>
        <draw:path draw:style-name="gr7" draw:text-style-name="P4" draw:layer="layout" svg:width="0.257cm" svg:height="0.028cm" svg:x="13.781cm" svg:y="7.733cm" svg:viewBox="0 0 258 29" svg:d="M0 29v-29h258v29zM0 29z">
          <text:p/>
        </draw:path>
        <draw:path draw:style-name="gr7" draw:text-style-name="P4" draw:layer="layout" svg:width="0.17cm" svg:height="0.234cm" svg:x="14.088cm" svg:y="7.43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212cm" svg:height="0.239cm" svg:x="14.228cm" svg:y="7.439cm" svg:viewBox="0 0 213 240" svg:d="M161 156l38 5c-6 19-19 37-38 53-20 18-43 26-70 26-17 0-33-4-47-12-15-8-26-19-33-34s-11-32-11-51c0-26 6-50 17-74 12-23 27-41 45-52 19-11 39-17 61-17 27 0 48 9 65 26 16 16 25 39 25 69 0 11-2 22-3 34h-169c-1 5-2 9-2 13 0 21 5 38 15 49s22 17 37 17c13 0 26-5 39-14 13-8 23-21 31-38zM47 100h129c0-5 0-7 0-9 0-20-5-34-15-45-9-10-22-16-38-16s-32 6-45 18c-14 11-25 29-31 52zM47 100z">
          <text:p/>
        </draw:path>
        <draw:path draw:style-name="gr7" draw:text-style-name="P4" draw:layer="layout" svg:width="0.203cm" svg:height="0.239cm" svg:x="14.489cm" svg:y="7.439cm" svg:viewBox="0 0 204 240" svg:d="M0 156l39-2c0 11 1 20 5 29 3 8 10 14 19 19s20 8 33 8c17 0 30-4 38-11 9-7 14-15 14-25 0-6-3-12-8-18-5-7-18-14-39-23s-34-15-40-19c-10-6-17-13-22-21-5-7-7-17-7-27 0-18 7-34 21-47 15-12 35-19 61-19 29 0 51 7 66 20s23 31 24 53l-38 2c-2-14-7-25-16-33s-22-12-38-12c-14 0-25 3-32 9-8 6-11 13-11 21 0 6 3 13 9 18 4 4 16 10 34 17 29 13 48 24 56 32 13 12 19 26 19 43 0 12-3 23-10 34s-18 19-32 26c-15 7-31 10-51 10-27 0-49-6-68-20-19-13-27-34-26-64zM0 156z">
          <text:p/>
        </draw:path>
        <draw:path draw:style-name="gr7" draw:text-style-name="P4" draw:layer="layout" svg:width="0.241cm" svg:height="0.321cm" svg:x="14.642cm" svg:y="7.439cm" svg:viewBox="0 0 242 322" svg:d="M0 322l66-317h37l-7 32c13-14 25-24 36-29s22-8 34-8c22 0 40 8 54 24 15 16 22 39 22 68 0 24-4 46-12 66-8 19-18 35-29 47-12 12-24 21-36 27-11 5-23 8-36 8-27 0-49-14-63-42l-27 124zM77 140c0 18 2 30 5 36 3 10 9 17 17 23s18 8 29 8c22 0 40-12 54-37s21-51 21-78c0-19-5-34-14-45s-21-16-35-16c-10 0-19 3-27 8-9 6-17 13-24 24-7 10-14 23-19 38-4 15-7 28-7 39zM77 140z">
          <text:p/>
        </draw:path>
        <draw:path draw:style-name="gr7" draw:text-style-name="P4" draw:layer="layout" svg:width="0.142cm" svg:height="0.134cm" svg:x="14.918cm" svg:y="7.352cm" svg:viewBox="0 0 143 135" svg:d="M0 64l10-31c23 8 39 15 50 21-3-26-4-44-4-54h31c-1 14-2 32-5 54 15-8 32-15 51-21l10 31c-18 6-36 10-53 12 8 8 20 21 36 41l-25 18c-9-11-19-27-30-46-11 20-20 36-29 46l-25-18c17-21 29-34 36-41-19-3-36-7-53-12zM0 64z">
          <text:p/>
        </draw:path>
        <draw:path draw:style-name="gr7" draw:text-style-name="P4" draw:layer="layout" svg:width="0.213cm" svg:height="0.239cm" svg:x="12.458cm" svg:y="8.498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6cm" svg:height="0.321cm" svg:x="12.723cm" svg:y="8.41cm" svg:viewBox="0 0 161 322" svg:d="M0 322l42-199h-35l6-30h35l7-33c3-16 7-28 11-35s10-13 18-18 19-7 33-7c10 0 25 2 44 6l-7 34c-14-3-25-5-33-5s-14 2-18 6-7 13-10 27l-6 25h44l-6 30h-44l-41 199zM0 322z">
          <text:p/>
        </draw:path>
        <draw:path draw:style-name="gr7" draw:text-style-name="P4" draw:layer="layout" svg:width="0.218cm" svg:height="0.234cm" svg:x="12.863cm" svg:y="8.502cm" svg:viewBox="0 0 219 235" svg:d="M144 188c-28 32-56 47-84 47-18 0-33-5-44-15-11-11-16-23-16-37 0-10 2-27 8-50l27-133h39l-30 147c-3 12-5 22-5 29 0 8 3 15 8 20 6 4 13 7 24 7s21-3 31-8c11-5 20-12 27-21 8-9 14-20 19-33 3-8 7-21 11-41l21-100h39l-47 230h-37zM144 188z">
          <text:p/>
        </draw:path>
        <draw:path draw:style-name="gr7" draw:text-style-name="P4" draw:layer="layout" svg:width="0.257cm" svg:height="0.028cm" svg:x="13.072cm" svg:y="8.791cm" svg:viewBox="0 0 258 29" svg:d="M0 29v-29h258v29zM0 29z">
          <text:p/>
        </draw:path>
        <draw:path draw:style-name="gr7" draw:text-style-name="P4" draw:layer="layout" svg:width="0.117cm" svg:height="0.316cm" svg:x="13.389cm" svg:y="8.419cm" svg:viewBox="0 0 118 317" svg:d="M81 281l-6 32c-9 3-18 4-27 4-16 0-28-4-38-11-7-6-10-14-10-24 0-5 2-17 6-35l27-133h-30l6-30h31l12-56 45-28-18 84h39l-7 30h-38l-26 127c-4 16-6 25-6 29s1 8 4 11c3 2 7 3 13 3 9 0 17-1 23-3zM81 281z">
          <text:p/>
        </draw:path>
        <draw:path draw:style-name="gr7" draw:text-style-name="P4" draw:layer="layout" svg:width="0.105cm" svg:height="0.316cm" svg:x="13.509cm" svg:y="8.416cm" svg:viewBox="0 0 106 317" svg:d="M0 317l67-317h39l-67 317zM0 317z">
          <text:p/>
        </draw:path>
        <draw:path draw:style-name="gr7" draw:text-style-name="P4" draw:layer="layout" svg:width="0.238cm" svg:height="0.229cm" svg:x="13.584cm" svg:y="8.502cm" svg:viewBox="0 0 239 230" svg:d="M0 230l100-117-57-113h43l19 41c7 15 14 30 20 44l66-85h48l-96 116 57 114h-43l-23-47c-5-10-10-22-16-37l-69 84zM0 230z">
          <text:p/>
        </draw:path>
        <draw:path draw:style-name="gr7" draw:text-style-name="P4" draw:layer="layout" svg:width="0.257cm" svg:height="0.028cm" svg:x="13.777cm" svg:y="8.791cm" svg:viewBox="0 0 258 29" svg:d="M0 29v-29h258v29zM0 29z">
          <text:p/>
        </draw:path>
        <draw:path draw:style-name="gr7" draw:text-style-name="P4" draw:layer="layout" svg:width="0.201cm" svg:height="0.239cm" svg:x="14.095cm" svg:y="8.498cm" svg:viewBox="0 0 202 240" svg:d="M148 151l40 4c-10 29-24 50-43 64-18 14-38 21-61 21-25 0-46-8-61-24-15-17-23-39-23-68 0-25 5-50 15-74s24-43 42-55c19-13 40-19 64-19 25 0 44 7 58 21 15 14 23 32 23 55l-39 2c0-14-4-25-13-34-8-8-19-12-32-12-16 0-30 5-41 15-12 10-21 25-28 45-6 20-10 40-10 59s5 34 14 44c8 10 19 15 31 15 13 0 26-5 37-15 12-10 21-24 27-44zM148 151z">
          <text:p/>
        </draw:path>
        <draw:path draw:style-name="gr7" draw:text-style-name="P4" draw:layer="layout" svg:width="0.344cm" svg:height="0.234cm" svg:x="14.305cm" svg:y="8.498cm" svg:viewBox="0 0 345 235" svg:d="M0 235l48-230h39l-8 38c14-17 28-28 39-34 12-6 24-9 37-9 15 0 26 4 36 11 9 8 16 18 19 32 11-14 24-25 37-32 12-7 26-11 40-11 19 0 34 5 43 14 10 9 15 21 15 38 0 7-2 18-5 34l-31 149h-39l31-152c3-12 4-21 4-27 0-7-2-13-6-17-5-5-12-7-21-7-12 0-24 4-35 11-13 7-22 16-29 28-6 11-12 28-17 52l-24 112h-38l32-155c2-11 4-19 4-23 0-8-3-14-8-18-5-5-11-7-18-7-11 0-23 4-35 11s-22 17-30 29c-7 12-13 30-18 54l-23 109zM0 235z">
          <text:p/>
        </draw:path>
        <draw:path draw:style-name="gr7" draw:text-style-name="P4" draw:layer="layout" svg:width="0.24cm" svg:height="0.321cm" svg:x="14.667cm" svg:y="8.416cm" svg:viewBox="0 0 241 322" svg:d="M146 283c-22 26-46 39-70 39-22 0-40-8-55-24-14-16-21-40-21-70 0-28 6-53 17-77 11-23 25-40 43-51 17-12 34-18 52-18 29 0 50 14 64 41l27-123h38l-66 317h-36zM39 220c0 17 1 29 5 38 3 10 8 17 16 23 7 6 16 9 27 9 18 0 34-9 49-27 19-25 29-55 29-91 0-18-5-32-15-42-10-11-22-16-36-16-9 0-18 2-25 6-8 4-16 12-23 22-8 10-14 23-20 38-5 16-7 29-7 40zM39 220z">
          <text:p/>
        </draw:path>
        <draw:path draw:style-name="gr7" draw:text-style-name="P4" draw:layer="layout" svg:width="0.142cm" svg:height="0.134cm" svg:x="14.959cm" svg:y="8.41cm" svg:viewBox="0 0 143 135" svg:d="M0 64l10-31c23 8 39 15 50 21-3-26-4-44-4-54h31c-1 14-2 32-5 54 15-8 32-15 51-21l10 31c-18 6-36 10-53 12 8 8 20 21 36 41l-25 18c-9-11-19-27-30-46-11 20-20 36-29 46l-25-18c17-21 29-34 36-41-19-3-36-7-53-12zM0 64z">
          <text:p/>
        </draw:path>
        <draw:path draw:style-name="gr7" draw:text-style-name="P4" draw:layer="layout" svg:width="0.239cm" svg:height="0.287cm" svg:x="22.227cm" svg:y="15.639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22.475cm" svg:y="15.534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22.62cm" svg:y="15.639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22.903cm" svg:y="15.991cm" svg:viewBox="0 0 310 35" svg:d="M0 35v-35h310v35zM0 35z">
          <text:p/>
        </draw:path>
        <draw:path draw:style-name="gr7" draw:text-style-name="P4" draw:layer="layout" svg:width="0.161cm" svg:height="0.385cm" svg:x="23.225cm" svg:y="15.534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23cm" svg:height="0.28cm" svg:x="23.386cm" svg:y="15.645cm" svg:viewBox="0 0 224 281" svg:d="M182 275v-41c-22 32-51 47-88 47-16 0-31-3-46-9-13-6-24-14-31-23-7-10-11-22-14-35-2-9-3-23-3-44v-170h47v153c0 24 1 40 3 49 3 12 8 22 18 29s21 10 36 10c14 0 26-3 39-10 12-7 21-17 26-30 5-12 8-30 8-54v-147h47v275zM182 275z">
          <text:p/>
        </draw:path>
        <draw:path draw:style-name="gr7" draw:text-style-name="P4" draw:layer="layout" svg:width="0.223cm" svg:height="0.28cm" svg:x="23.696cm" svg:y="15.639cm" svg:viewBox="0 0 224 281" svg:d="M0 281v-275h42v39c20-30 49-45 87-45 17 0 32 3 46 9s25 14 32 23c7 10 12 22 14 34 2 9 3 24 3 46v169h-47v-167c0-19-2-33-5-43-4-9-11-16-20-22s-20-9-32-9c-20 0-37 7-52 19-15 13-22 37-22 72v150zM0 281z">
          <text:p/>
        </draw:path>
        <draw:path draw:style-name="gr7" draw:text-style-name="P4" draw:layer="layout" svg:width="0.239cm" svg:height="0.287cm" svg:x="23.991cm" svg:y="15.639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39cm" svg:height="0.38cm" svg:x="24.292cm" svg:y="15.539cm" svg:viewBox="0 0 140 381" svg:d="M140 381h-46v-297c-12 11-27 22-45 33-18 10-35 18-49 23v-45c26-12 49-27 68-44 20-17 34-34 42-51h30zM140 381z">
          <text:p/>
        </draw:path>
        <draw:path draw:style-name="gr7" draw:text-style-name="P4" draw:layer="layout" svg:width="0.343cm" svg:height="0.382cm" svg:x="23.09cm" svg:y="8.137cm" svg:viewBox="0 0 344 383" svg:d="M0 191c0-67 19-117 57-150 31-27 70-41 115-41 51 0 92 17 124 50s48 78 48 137c0 46-7 84-21 111-15 27-35 48-62 63s-57 22-89 22c-51 0-93-16-124-49-32-33-48-80-48-143zM64 191c0 47 10 83 31 106 20 24 46 35 77 35s56-11 77-35c21-23 31-59 31-108 0-45-10-79-31-103-21-23-46-35-77-35s-57 12-77 35c-21 23-31 58-31 105zM64 191z">
          <text:p/>
        </draw:path>
        <draw:path draw:style-name="gr7" draw:text-style-name="P4" draw:layer="layout" svg:width="0.319cm" svg:height="0.382cm" svg:x="23.491cm" svg:y="8.137cm" svg:viewBox="0 0 320 383" svg:d="M259 240l61 9c-7 42-24 75-52 98-27 24-61 36-101 36-50 0-91-16-121-49-31-33-46-80-46-141 0-40 6-74 19-104 14-30 34-52 60-67 28-15 57-22 88-22 40 0 73 10 98 30 26 20 42 49 49 86l-60 9c-6-24-17-43-31-55-15-13-32-19-53-19-31 0-57 12-77 34-19 22-29 58-29 106 0 50 10 86 29 108 18 22 43 33 74 33 24 0 44-7 60-22 17-15 27-38 32-70zM259 240z">
          <text:p/>
        </draw:path>
        <draw:path draw:style-name="gr7" draw:text-style-name="P4" draw:layer="layout" svg:width="0.411cm" svg:height="0.045cm" svg:x="23.805cm" svg:y="8.607cm" svg:viewBox="0 0 412 46" svg:d="M0 46v-46h412v46zM0 46z">
          <text:p/>
        </draw:path>
        <draw:path draw:style-name="gr7" draw:text-style-name="P4" draw:layer="layout" svg:width="0.304cm" svg:height="0.382cm" svg:x="24.235cm" svg:y="8.137cm" svg:viewBox="0 0 305 383" svg:d="M0 265l62-9c3 24 12 44 28 57s38 19 66 19c29 0 50-5 64-17s21-26 21-41c0-14-6-25-18-34-9-5-30-12-64-20-46-12-77-22-95-30-18-9-31-20-40-35s-14-31-14-49c0-17 4-32 11-46 8-14 18-25 31-34 10-8 23-14 39-18 17-5 35-8 54-8 29 0 54 4 76 12 22 9 38 20 48 34s18 33 22 57l-61 8c-3-19-11-33-24-44s-32-16-56-16c-29 0-49 5-62 15-12 9-17 20-17 32 0 8 2 16 7 22 5 7 13 12 24 17 6 2 25 7 55 16 44 11 74 21 92 29 17 7 31 18 41 32s15 32 15 53-6 41-19 59c-12 18-29 32-52 42s-49 15-77 15c-48 0-84-9-109-29s-41-50-48-89zM0 265z">
          <text:p/>
        </draw:path>
        <draw:path draw:style-name="gr7" draw:text-style-name="P4" draw:layer="layout" svg:width="0.297cm" svg:height="0.374cm" svg:x="24.613cm" svg:y="8.137cm" svg:viewBox="0 0 298 375" svg:d="M0 375v-367h56v52c27-40 66-60 117-60 22 0 42 4 61 12 18 8 32 18 41 31s16 28 20 46c2 12 3 32 3 60v226h-62v-223c0-25-3-44-8-57-5-12-13-23-25-30-13-7-27-11-43-11-27 0-50 9-69 25-19 17-29 49-29 96v200zM0 375z">
          <text:p/>
        </draw:path>
        <draw:path draw:style-name="gr7" draw:text-style-name="P4" draw:layer="layout" svg:width="0.337cm" svg:height="0.382cm" svg:x="24.988cm" svg:y="8.137cm" svg:viewBox="0 0 338 383" svg:d="M261 330c-24 19-46 33-67 42-21 7-44 11-68 11-41 0-72-9-94-29-21-20-32-45-32-76 0-18 4-34 12-49 9-15 19-27 32-36 14-9 29-16 45-20 13-3 31-7 55-9 51-6 88-13 112-22 0-8 0-14 0-16 0-25-6-43-18-53-16-15-39-22-71-22-29 0-51 5-65 16-14 10-24 28-30 54l-61-8c6-26 15-47 27-63 13-16 31-29 55-37 24-9 52-13 83-13s57 4 76 11c20 7 34 17 44 28 9 11 15 25 19 42 2 11 4 30 4 57v83c0 58 1 95 3 110 3 15 8 30 16 44h-65c-7-13-11-28-12-45zM256 191c-23 9-57 17-102 23-26 4-44 8-54 13-11 4-19 11-25 20s-9 19-9 29c0 17 7 31 19 42 13 11 31 16 55 16s45-5 64-15 33-25 41-43c7-14 11-35 11-63zM256 191z">
          <text:p/>
        </draw:path>
        <draw:path draw:style-name="gr7" draw:text-style-name="P4" draw:layer="layout" svg:width="0.318cm" svg:height="0.515cm" svg:x="25.406cm" svg:y="8.137cm" svg:viewBox="0 0 319 516" svg:d="M0 516v-508h57v48c13-19 28-33 45-42s37-14 61-14c31 0 59 8 83 24s42 39 54 69c12 29 19 61 19 95 0 38-7 72-21 102s-33 53-59 69c-25 16-52 24-81 24-20 0-39-4-56-13-16-9-29-20-40-33v179zM56 193c0 48 9 83 28 105 20 23 43 34 70 34 28 0 51-12 71-35 20-24 30-60 30-109 0-46-10-81-29-104-19-24-42-36-69-36-26 0-50 13-71 38-20 24-30 60-30 107zM56 193z">
          <text:p/>
        </draw:path>
        <draw:path draw:style-name="gr7" draw:text-style-name="P4" draw:layer="layout" svg:width="0.411cm" svg:height="0.045cm" svg:x="25.745cm" svg:y="8.607cm" svg:viewBox="0 0 412 46" svg:d="M0 46v-46h412v46zM0 46z">
          <text:p/>
        </draw:path>
        <draw:path draw:style-name="gr7" draw:text-style-name="P4" draw:layer="layout" svg:width="0.319cm" svg:height="0.382cm" svg:x="26.181cm" svg:y="8.137cm" svg:viewBox="0 0 320 383" svg:d="M259 240l61 9c-7 42-24 75-52 98-27 24-61 36-101 36-50 0-91-16-121-49-31-33-46-80-46-141 0-40 6-74 19-104 14-30 34-52 60-67 28-15 57-22 88-22 40 0 73 10 98 30 26 20 42 49 49 86l-60 9c-6-24-17-43-31-55-15-13-32-19-53-19-31 0-57 12-77 34-19 22-29 58-29 106 0 50 10 86 29 108 18 22 43 33 74 33 24 0 44-7 60-22 17-15 27-38 32-70zM259 240z">
          <text:p/>
        </draw:path>
        <draw:path draw:style-name="gr7" draw:text-style-name="P4" draw:layer="layout" svg:width="0.343cm" svg:height="0.382cm" svg:x="26.529cm" svg:y="8.137cm" svg:viewBox="0 0 344 383" svg:d="M0 191c0-67 19-117 57-150 31-27 70-41 115-41 51 0 92 17 124 50s48 78 48 137c0 46-7 84-21 111-15 27-35 48-62 63s-57 22-89 22c-51 0-93-16-124-49-32-33-48-80-48-143zM64 191c0 47 10 83 31 106 20 24 46 35 77 35s56-11 77-35c21-23 31-59 31-108 0-45-10-79-31-103-21-23-46-35-77-35s-57 12-77 35c-21 23-31 58-31 105zM64 191z">
          <text:p/>
        </draw:path>
        <draw:path draw:style-name="gr7" draw:text-style-name="P4" draw:layer="layout" svg:width="0.198cm" svg:height="0.374cm" svg:x="26.949cm" svg:y="8.137cm" svg:viewBox="0 0 199 375" svg:d="M0 375v-367h56v56c14-26 27-43 40-52 12-8 25-12 40-12 21 0 42 7 63 20l-21 57c-15-8-30-13-46-13-13 0-25 4-36 13-11 8-19 19-23 34-7 22-11 46-11 72v192zM0 375z">
          <text:p/>
        </draw:path>
        <draw:path draw:style-name="gr7" draw:text-style-name="P4" draw:layer="layout" svg:width="0.337cm" svg:height="0.382cm" svg:x="27.15cm" svg:y="8.137cm" svg:viewBox="0 0 338 383" svg:d="M272 257l64 8c-10 37-29 67-57 87-27 21-62 31-104 31-54 0-97-16-128-49s-47-80-47-139c0-62 16-110 48-144 31-34 73-51 123-51 49 0 89 17 120 50 31 34 47 80 47 141 0 3 0 9 0 16h-274c3 41 14 72 34 94 21 21 46 31 77 31 23 0 42-6 59-18 16-12 28-31 38-57zM68 156h204c-2-31-10-54-23-69-20-24-46-36-77-36-29 0-53 10-72 29-20 19-31 44-32 76zM68 156z">
          <text:p/>
        </draw:path>
        <draw:path draw:style-name="gr7" draw:text-style-name="P4" draw:layer="layout" svg:width="0.239cm" svg:height="0.287cm" svg:x="21.697cm" svg:y="14.183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21.946cm" svg:y="14.079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22.091cm" svg:y="14.183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22.374cm" svg:y="14.536cm" svg:viewBox="0 0 310 35" svg:d="M0 35v-35h310v35zM0 35z">
          <text:p/>
        </draw:path>
        <draw:path draw:style-name="gr7" draw:text-style-name="P4" draw:layer="layout" svg:width="0.238cm" svg:height="0.385cm" svg:x="22.709cm" svg:y="14.085cm" svg:viewBox="0 0 239 386" svg:d="M196 380v-35c-18 28-43 41-77 41-22 0-43-6-61-18s-33-29-43-51-15-46-15-75c0-27 4-52 14-74 9-23 23-40 41-51 19-12 39-18 62-18 17 0 31 3 44 10s24 16 32 27v-136h46v380zM48 242c0 36 8 62 23 80 14 17 32 25 52 25s38-8 52-24c14-17 22-42 22-76 0-38-8-66-23-83-14-18-32-27-53-27s-38 9-52 26-21 43-21 79zM48 242z">
          <text:p/>
        </draw:path>
        <draw:path draw:style-name="gr7" draw:text-style-name="P4" draw:layer="layout" svg:width="0.253cm" svg:height="0.287cm" svg:x="23.019cm" svg:y="14.183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227cm" svg:height="0.287cm" svg:x="23.325cm" svg:y="14.183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7" draw:text-style-name="P4" draw:layer="layout" svg:width="0.239cm" svg:height="0.287cm" svg:x="23.594cm" svg:y="14.183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49cm" svg:height="0.28cm" svg:x="23.872cm" svg:y="14.183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047cm" svg:height="0.379cm" svg:x="24.049cm" svg:y="14.085cm" svg:viewBox="0 0 48 380" svg:d="M0 54v-54h48v54zM0 380v-275h48v275zM0 380z">
          <text:p/>
        </draw:path>
        <draw:path draw:style-name="gr7" draw:text-style-name="P4" draw:layer="layout" svg:width="0.238cm" svg:height="0.386cm" svg:x="24.181cm" svg:y="14.183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134cm" svg:height="0.373cm" svg:x="24.465cm" svg:y="14.094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57cm" svg:height="0.287cm" svg:x="24.605cm" svg:y="14.183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149cm" svg:height="0.28cm" svg:x="24.93cm" svg:y="14.183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4cm" svg:height="0.287cm" svg:x="18.546cm" svg:y="2.674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126cm" svg:height="0.379cm" svg:x="18.795cm" svg:y="2.576cm" svg:viewBox="0 0 127 380" svg:d="M0 380l80-380h47l-80 380zM0 380z">
          <text:p/>
        </draw:path>
        <draw:path draw:style-name="gr7" draw:text-style-name="P4" draw:layer="layout" svg:width="0.275cm" svg:height="0.379cm" svg:x="18.932cm" svg:y="2.576cm" svg:viewBox="0 0 276 380" svg:d="M0 380l80-380h47l-50 236 137-131h62l-118 102 72 173h-52l-55-141-57 49-19 92zM0 380z">
          <text:p/>
        </draw:path>
        <draw:path draw:style-name="gr7" draw:text-style-name="P4" draw:layer="layout" svg:width="0.309cm" svg:height="0.034cm" svg:x="19.144cm" svg:y="3.026cm" svg:viewBox="0 0 310 35" svg:d="M0 35v-35h310v35zM0 35z">
          <text:p/>
        </draw:path>
        <draw:path draw:style-name="gr7" draw:text-style-name="P4" draw:layer="layout" svg:width="0.141cm" svg:height="0.379cm" svg:x="19.517cm" svg:y="2.58cm" svg:viewBox="0 0 142 380" svg:d="M98 337l-8 38c-11 3-22 5-32 5-19 0-34-5-46-14-8-7-12-16-12-28 0-6 2-20 7-42l33-160h-37l8-36h37l14-68 54-32-21 100h47l-8 36h-47l-31 152c-5 19-7 31-7 35 0 6 2 10 5 13s9 4 16 4c11 0 20-1 28-3zM98 337z">
          <text:p/>
        </draw:path>
        <draw:path draw:style-name="gr7" draw:text-style-name="P4" draw:layer="layout" svg:width="0.126cm" svg:height="0.379cm" svg:x="19.633cm" svg:y="2.576cm" svg:viewBox="0 0 127 380" svg:d="M0 380l80-380h47l-80 380zM0 380z">
          <text:p/>
        </draw:path>
        <draw:path draw:style-name="gr7" draw:text-style-name="P4" draw:layer="layout" svg:width="0.285cm" svg:height="0.274cm" svg:x="19.751cm" svg:y="2.68cm" svg:viewBox="0 0 286 275" svg:d="M0 275l120-139-69-136h52l24 49c8 18 15 36 22 53l80-102h57l-115 139 69 136h-52l-28-56c-5-12-12-26-19-44l-82 100zM0 275z">
          <text:p/>
        </draw:path>
        <draw:path draw:style-name="gr7" draw:text-style-name="P4" draw:layer="layout" svg:width="0.24cm" svg:height="0.287cm" svg:x="18.546cm" svg:y="3.291cm" svg:viewBox="0 0 241 288" svg:d="M178 181l47 5c-12 35-28 60-50 77-22 16-46 25-74 25-30 0-54-10-73-29-19-20-28-47-28-81 0-31 6-60 18-89 12-30 29-51 51-66s48-23 76-23c30 0 53 8 70 25 18 16 26 39 26 66l-45 3c-1-17-6-31-16-41-10-9-23-14-39-14-19 0-35 6-49 18-14 11-25 29-32 54-8 24-12 47-12 69 0 24 5 42 15 54 11 11 23 17 39 17 15 0 29-6 43-17 14-12 25-29 33-53zM178 181z">
          <text:p/>
        </draw:path>
        <draw:path draw:style-name="gr7" draw:text-style-name="P4" draw:layer="layout" svg:width="0.126cm" svg:height="0.379cm" svg:x="18.795cm" svg:y="3.193cm" svg:viewBox="0 0 127 380" svg:d="M0 380l80-380h47l-80 380zM0 380z">
          <text:p/>
        </draw:path>
        <draw:path draw:style-name="gr7" draw:text-style-name="P4" draw:layer="layout" svg:width="0.275cm" svg:height="0.379cm" svg:x="18.932cm" svg:y="3.193cm" svg:viewBox="0 0 276 380" svg:d="M0 380l80-380h47l-50 236 137-131h62l-118 102 72 173h-52l-55-141-57 49-19 92zM0 380z">
          <text:p/>
        </draw:path>
        <draw:path draw:style-name="gr7" draw:text-style-name="P4" draw:layer="layout" svg:width="0.309cm" svg:height="0.034cm" svg:x="19.144cm" svg:y="3.644cm" svg:viewBox="0 0 310 35" svg:d="M0 35v-35h310v35zM0 35z">
          <text:p/>
        </draw:path>
        <draw:path draw:style-name="gr7" draw:text-style-name="P4" draw:layer="layout" svg:width="0.255cm" svg:height="0.287cm" svg:x="19.51cm" svg:y="3.291cm" svg:viewBox="0 0 256 288" svg:d="M180 247c-16 14-32 25-47 31s-31 10-49 10c-25 0-46-8-61-22-15-16-23-35-23-59 0-15 3-28 10-40s16-21 28-28c11-7 26-13 43-16 10-2 31-4 60-5 30-1 51-4 63-9 4-13 6-24 6-32 0-11-4-20-12-26-11-8-27-13-48-13-20 0-36 5-48 13-13 9-22 21-28 38l-47-5c10-27 25-48 46-62 21-15 47-22 79-22 34 0 61 8 81 24 15 12 23 28 23 47 0 15-2 32-6 51l-16 69c-5 22-7 39-7 53 0 9 2 21 6 37h-48c-2-9-4-20-5-34zM197 142c-6 3-14 5-21 6-8 1-20 3-38 4-27 3-46 6-58 10-11 4-19 9-25 18-6 8-9 16-9 26 0 14 5 24 14 33 9 8 22 12 39 12 15 0 31-4 45-12s25-19 34-34c8-15 14-36 19-63zM197 142z">
          <text:p/>
        </draw:path>
        <draw:path draw:style-name="gr7" draw:text-style-name="P4" draw:layer="layout" svg:width="0.192cm" svg:height="0.385cm" svg:x="19.82cm" svg:y="3.187cm" svg:viewBox="0 0 193 386" svg:d="M0 386l50-239h-42l7-36h42l9-39c4-19 8-33 12-42 5-9 12-16 22-22 10-5 23-8 41-8 12 0 29 3 52 8l-9 40c-16-4-29-6-40-6-9 0-16 3-21 7-4 5-9 16-12 33l-6 29h52l-7 36h-53l-50 239zM0 386z">
          <text:p/>
        </draw:path>
        <draw:path draw:style-name="gr7" draw:text-style-name="P4" draw:layer="layout" svg:width="0.262cm" svg:height="0.28cm" svg:x="19.961cm" svg:y="3.298cm" svg:viewBox="0 0 263 281" svg:d="M172 225c-33 38-66 56-101 56-21 0-38-6-52-18-13-12-19-27-19-44 0-12 3-32 9-60l33-159h47l-37 176c-3 15-4 26-4 34 0 10 3 19 9 24 6 6 16 9 28 9 13 0 26-3 38-9 13-7 24-15 33-27 9-11 16-23 22-38 4-9 8-26 13-50l25-119h47l-58 275h-43zM172 225z">
          <text:p/>
        </draw:path>
        <draw:path draw:style-name="gr7" draw:text-style-name="P4" draw:layer="layout" svg:width="0.204cm" svg:height="0.28cm" svg:x="18.722cm" svg:y="4.262cm" svg:viewBox="0 0 205 281" svg:d="M0 281l57-275h42l-12 56c14-21 28-37 42-47s27-15 41-15c10 0 21 3 35 10l-19 43c-8-5-17-8-27-8-16 0-34 9-51 28-17 18-30 50-40 98l-24 110zM0 281z">
          <text:p/>
        </draw:path>
        <draw:path draw:style-name="gr7" draw:text-style-name="P4" draw:layer="layout" svg:width="0.254cm" svg:height="0.287cm" svg:x="18.908cm" svg:y="4.262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243cm" svg:height="0.287cm" svg:x="19.211cm" svg:y="4.262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254cm" svg:height="0.287cm" svg:x="19.481cm" svg:y="4.262cm" svg:viewBox="0 0 255 288" svg:d="M192 188l46 4c-7 23-22 44-46 65-23 21-51 31-83 31-21 0-40-5-57-14-17-10-30-24-39-42s-13-38-13-61c0-30 7-59 21-87 14-29 32-50 54-63 22-14 46-21 72-21 32 0 58 10 78 30 20 21 30 49 30 84 0 14-2 27-4 42h-203c-1 5-1 10-1 14 0 26 6 46 18 59s26 20 44 20c16 0 31-5 47-15 15-11 27-26 36-46zM56 120h154c1-5 1-9 1-11 0-23-6-41-18-54-12-12-27-18-45-18-20 0-39 7-55 20-17 14-29 35-37 63zM56 120z">
          <text:p/>
        </draw:path>
        <draw:path draw:style-name="gr7" draw:text-style-name="P4" draw:layer="layout" svg:width="0.141cm" svg:height="0.379cm" svg:x="19.792cm" svg:y="4.168cm" svg:viewBox="0 0 142 380" svg:d="M98 337l-8 38c-11 3-22 5-32 5-19 0-34-5-46-14-8-7-12-16-12-28 0-6 2-20 7-42l33-160h-37l8-36h37l14-68 54-32-21 100h47l-8 36h-47l-31 152c-5 19-7 31-7 35 0 6 2 10 5 13s9 4 16 4c11 0 20-1 28-3zM98 337z">
          <text:p/>
        </draw:path>
        <draw:path draw:style-name="gr7" draw:text-style-name="P4" draw:layer="layout" svg:width="0.243cm" svg:height="0.287cm" svg:x="19.917cm" svg:y="4.262cm" svg:viewBox="0 0 244 288" svg:d="M0 187l47-2c0 13 2 25 6 34 4 10 12 17 23 23s24 9 39 9c21 0 36-4 46-12 11-9 16-18 16-29 0-9-3-16-9-23-6-8-22-17-47-27-25-11-41-18-48-23-11-7-20-15-26-25-5-10-8-21-8-33 0-22 8-40 25-55 18-16 42-24 73-24 35 0 61 8 79 24s28 37 28 63l-45 3c-1-17-7-30-18-40-11-9-27-14-47-14-17 0-29 4-39 11-8 7-13 16-13 24 0 9 4 17 12 23 5 5 18 12 40 21 36 16 59 28 68 36 15 15 23 33 23 53 0 14-5 27-13 41-9 13-21 23-38 31s-38 12-61 12c-32 0-59-8-81-24-23-15-33-41-32-77zM0 187z">
          <text:p/>
        </draw:path>
        <draw:path draw:style-name="gr7" draw:text-style-name="P4" draw:layer="layout" svg:width="0.302cm" svg:height="0.335cm" svg:x="21.642cm" svg:y="17.708cm" svg:viewBox="0 0 303 336" svg:d="M299 102l-84 15c-3-16-9-29-19-38-10-8-23-12-39-12-21 0-38 7-51 22-12 14-18 39-18 73 0 38 6 65 18 81 13 15 31 23 52 23 16 0 30-4 40-14 10-9 18-25 22-47l83 14c-8 39-25 68-50 88-25 19-57 29-99 29-47 0-85-15-113-44-27-30-41-72-41-124 0-53 14-94 42-124 28-29 66-44 114-44 39 0 70 9 93 26 23 16 40 42 50 76zM299 102z">
          <text:p/>
        </draw:path>
        <draw:path draw:style-name="gr7" draw:text-style-name="P4" draw:layer="layout" svg:width="0.085cm" svg:height="0.442cm" svg:x="22.014cm" svg:y="17.594cm" svg:viewBox="0 0 86 443" svg:d="M0 443v-443h86v443zM0 443z">
          <text:p/>
        </draw:path>
        <draw:path draw:style-name="gr7" draw:text-style-name="P4" draw:layer="layout" svg:width="0.296cm" svg:height="0.442cm" svg:x="22.187cm" svg:y="17.594cm" svg:viewBox="0 0 297 443" svg:d="M0 443v-443h85v235l100-113h104l-110 117 118 204h-92l-81-145-39 42v103zM0 443z">
          <text:p/>
        </draw:path>
        <draw:path draw:style-name="gr7" draw:text-style-name="P4" draw:layer="layout" svg:width="0.352cm" svg:height="0.054cm" svg:x="22.493cm" svg:y="18.103cm" svg:viewBox="0 0 353 55" svg:d="M0 55v-55h353v55zM0 55z">
          <text:p/>
        </draw:path>
        <draw:path draw:style-name="gr7" draw:text-style-name="P4" draw:layer="layout" svg:width="0.3cm" svg:height="0.335cm" svg:x="22.873cm" svg:y="17.708cm" svg:viewBox="0 0 301 336" svg:d="M86 105l-77-14c8-31 23-53 44-68s53-23 95-23c38 0 66 5 84 14 19 9 32 20 40 34 7 14 11 39 11 76l-1 99c0 28 1 49 4 62 3 14 8 28 15 43h-83c-3-5-5-14-9-25-1-5-2-8-3-10-14 14-30 25-46 32-17 7-35 11-54 11-32 0-58-9-78-27-19-18-28-41-28-69 0-17 4-34 13-48s21-25 36-32c16-8 38-15 68-20 39-8 67-15 83-21v-8c0-17-4-29-13-36-8-7-23-10-45-10-15 0-27 3-36 9-8 6-15 16-20 31zM200 174c-11 4-29 8-52 13-24 5-39 10-46 15-11 8-17 18-17 30s4 22 13 31c9 8 20 13 34 13 15 0 30-5 44-15 10-8 17-18 20-29 3-7 4-21 4-41zM200 174z">
          <text:p/>
        </draw:path>
        <draw:path draw:style-name="gr7" draw:text-style-name="P4" draw:layer="layout" svg:width="0.216cm" svg:height="0.449cm" svg:x="23.212cm" svg:y="17.587cm" svg:viewBox="0 0 217 450" svg:d="M0 129h47v-24c0-27 3-47 8-60 6-13 17-24 32-33 16-8 36-12 59-12 24 0 48 3 71 10l-11 60c-14-3-27-5-39-5-13 0-22 3-27 9-5 5-8 16-8 33v22h64v67h-64v254h-85v-254h-47zM0 129z">
          <text:p/>
        </draw:path>
        <draw:path draw:style-name="gr7" draw:text-style-name="P4" draw:layer="layout" svg:width="0.291cm" svg:height="0.328cm" svg:x="23.467cm" svg:y="17.715cm" svg:viewBox="0 0 292 329" svg:d="M213 321v-48c-12 18-27 31-46 41s-39 15-61 15c-21 0-41-5-58-15-17-9-29-23-37-40-7-17-11-40-11-71v-203h85v148c0 45 1 73 4 83s9 18 17 24c9 6 19 9 32 9 14 0 27-4 39-12 11-8 19-18 24-29 4-12 6-41 6-88v-135h85v321zM213 321z">
          <text:p/>
        </draw:path>
        <draw:path draw:style-name="gr7" draw:text-style-name="P4" draw:layer="layout" svg:width="0.198cm" svg:height="0.321cm" svg:x="23.969cm" svg:y="17.72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14cm" svg:height="0.239cm" svg:x="24.233cm" svg:y="17.802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31cm" svg:height="0.234cm" svg:x="24.512cm" svg:y="17.802cm" svg:viewBox="0 0 311 235" svg:d="M0 235v-230h35v32c7-11 16-20 29-27 12-7 25-10 40-10 17 0 31 3 42 10s19 17 23 30c18-27 42-40 71-40 23 0 40 6 52 19 13 12 19 32 19 58v158h-39v-145c0-16-1-27-4-34-2-7-7-12-14-17-6-4-14-6-22-6-17 0-30 6-41 17-10 11-15 27-15 51v134h-40v-150c0-17-3-30-10-39-6-8-16-13-30-13-11 0-21 3-30 9-10 6-17 14-21 25s-6 27-6 49v119zM0 235z">
          <text:p/>
        </draw:path>
        <draw:path draw:style-name="gr7" draw:text-style-name="P4" draw:layer="layout" svg:width="0.211cm" svg:height="0.239cm" svg:x="24.852cm" svg:y="17.802cm" svg:viewBox="0 0 212 240" svg:d="M163 206c-14 13-28 21-41 26-14 5-28 8-43 8-26 0-45-6-59-19-13-12-20-28-20-47 0-11 2-21 8-31 5-9 11-16 20-22 8-6 17-10 28-13 7-2 19-4 35-6 31-3 54-8 69-13 0-5 0-9 0-10 0-16-4-27-11-34-10-9-25-13-44-13-18 0-32 3-41 10-8 6-15 17-19 33l-38-4c3-17 9-30 17-40s19-18 34-23 33-8 53-8c19 0 35 2 47 7s21 10 27 17 10 16 12 27c2 6 2 18 2 35v52c0 36 1 59 2 69 2 10 6 19 11 28h-41c-4-9-7-18-8-29zM160 119c-14 6-36 11-64 15-16 3-27 5-34 8-6 3-11 7-15 12-4 6-5 12-5 19 0 10 3 19 11 26 8 6 20 10 35 10s28-3 40-10c11-6 20-15 26-27 4-8 6-21 6-38zM160 119z">
          <text:p/>
        </draw:path>
        <draw:path draw:style-name="gr7" draw:text-style-name="P4" draw:layer="layout" svg:width="0.039cm" svg:height="0.316cm" svg:x="25.13cm" svg:y="17.72cm" svg:viewBox="0 0 40 317" svg:d="M0 45v-45h40v45zM0 317v-230h40v230zM0 317z">
          <text:p/>
        </draw:path>
        <draw:path draw:style-name="gr7" draw:text-style-name="P4" draw:layer="layout" svg:width="0.186cm" svg:height="0.234cm" svg:x="25.218cm" svg:y="17.802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044cm" svg:height="0.229cm" svg:x="25.493cm" svg:y="17.807cm" svg:viewBox="0 0 45 230" svg:d="M0 44v-44h45v44zM0 230v-45h45v45zM0 230z">
          <text:p/>
        </draw:path>
        <draw:path draw:style-name="gr7" draw:text-style-name="P4" draw:layer="layout" svg:width="0.209cm" svg:height="0.317cm" svg:x="25.687cm" svg:y="17.719cm" svg:viewBox="0 0 210 318" svg:d="M210 281v37h-210c0-9 2-18 5-27 5-14 14-28 25-42 12-14 29-30 52-48 34-28 57-51 69-67s19-32 19-47-6-28-17-39c-11-10-25-16-43-16-19 0-34 6-46 17-11 11-16 27-16 46l-40-4c2-29 12-52 30-67 18-16 42-24 73-24 30 0 54 9 72 26 18 16 27 37 27 62 0 13-3 25-9 38-5 12-13 25-25 39-12 13-32 31-60 55-24 19-38 33-45 40s-12 14-16 21zM210 281z">
          <text:p/>
        </draw:path>
        <draw:path draw:style-name="gr7" draw:text-style-name="P4" draw:layer="layout" svg:width="0.205cm" svg:height="0.322cm" svg:x="25.957cm" svg:y="17.719cm" svg:viewBox="0 0 206 323" svg:d="M0 162c0-38 4-67 11-90 8-23 19-41 35-53 15-13 34-19 57-19 17 0 32 3 44 10 13 7 24 17 32 30 9 13 16 29 20 47 5 19 7 43 7 75 0 37-4 67-11 90-8 23-19 40-34 53-16 12-35 18-58 18-30 0-54-11-72-33-21-26-31-69-31-128zM39 162c0 52 6 87 18 104 13 17 28 26 46 26s33-9 45-26c13-17 19-52 19-104s-6-87-19-104c-12-17-27-26-46-26-17 0-31 8-42 23-14 19-21 55-21 107zM39 162z">
          <text:p/>
        </draw:path>
        <draw:path draw:style-name="gr7" draw:text-style-name="P4" draw:layer="layout" svg:width="0.205cm" svg:height="0.322cm" svg:x="26.222cm" svg:y="17.719cm" svg:viewBox="0 0 206 323" svg:d="M0 162c0-38 4-67 11-90 8-23 19-41 35-53 15-13 34-19 57-19 17 0 32 3 44 10 13 7 24 17 32 30 9 13 16 29 20 47 5 19 7 43 7 75 0 37-4 67-11 90-8 23-19 40-34 53-16 12-35 18-58 18-30 0-54-11-72-33-21-26-31-69-31-128zM39 162c0 52 6 87 18 104 13 17 28 26 46 26s33-9 45-26c13-17 19-52 19-104s-6-87-19-104c-12-17-27-26-46-26-17 0-31 8-42 23-14 19-21 55-21 107zM39 162z">
          <text:p/>
        </draw:path>
        <draw:path draw:style-name="gr7" draw:text-style-name="P4" draw:layer="layout" svg:width="0.301cm" svg:height="0.316cm" svg:x="26.501cm" svg:y="17.72cm" svg:viewBox="0 0 302 317" svg:d="M0 317v-317h63l75 224c6 21 11 37 15 47 3-11 9-28 16-51l76-220h57v317h-41v-265l-92 265h-38l-91-270v270zM0 317z">
          <text:p/>
        </draw:path>
        <draw:path draw:style-name="gr7" draw:text-style-name="P4" draw:layer="layout" svg:width="0.248cm" svg:height="0.316cm" svg:x="26.855cm" svg:y="17.72cm" svg:viewBox="0 0 249 317" svg:d="M0 317v-317h42v130h165v-130h42v317h-42v-150h-165v150zM0 317z">
          <text:p/>
        </draw:path>
        <draw:path draw:style-name="gr7" draw:text-style-name="P4" draw:layer="layout" svg:width="0.202cm" svg:height="0.229cm" svg:x="27.138cm" svg:y="17.807cm" svg:viewBox="0 0 203 230" svg:d="M0 230v-32l146-168c-17 1-31 2-44 2h-94v-32h188v26l-124 146-24 26c17-1 34-1 49-1h106v33zM0 230z">
          <text:p/>
        </draw:path>
        <draw:path draw:style-name="gr7" draw:text-style-name="P4" draw:layer="layout" svg:width="0.302cm" svg:height="0.335cm" svg:x="31.564cm" svg:y="17.753cm" svg:viewBox="0 0 303 336" svg:d="M299 102l-84 15c-3-16-9-29-19-38-10-8-23-12-39-12-21 0-38 7-51 22-12 14-18 39-18 73 0 38 6 65 18 81 13 15 31 23 52 23 16 0 30-4 40-14 10-9 18-25 22-47l83 14c-8 39-25 68-50 88-25 19-57 29-99 29-47 0-85-15-113-44-27-30-41-72-41-124 0-53 14-94 42-124 28-29 66-44 114-44 39 0 70 9 93 26 23 16 40 42 50 76zM299 102z">
          <text:p/>
        </draw:path>
        <draw:path draw:style-name="gr7" draw:text-style-name="P4" draw:layer="layout" svg:width="0.085cm" svg:height="0.442cm" svg:x="31.935cm" svg:y="17.638cm" svg:viewBox="0 0 86 443" svg:d="M0 443v-443h86v443zM0 443z">
          <text:p/>
        </draw:path>
        <draw:path draw:style-name="gr7" draw:text-style-name="P4" draw:layer="layout" svg:width="0.296cm" svg:height="0.442cm" svg:x="32.109cm" svg:y="17.638cm" svg:viewBox="0 0 297 443" svg:d="M0 443v-443h85v235l100-113h104l-110 117 118 204h-92l-81-145-39 42v103zM0 443z">
          <text:p/>
        </draw:path>
        <draw:path draw:style-name="gr7" draw:text-style-name="P4" draw:layer="layout" svg:width="0.352cm" svg:height="0.054cm" svg:x="32.415cm" svg:y="18.147cm" svg:viewBox="0 0 353 55" svg:d="M0 55v-55h353v55zM0 55z">
          <text:p/>
        </draw:path>
        <draw:path draw:style-name="gr7" draw:text-style-name="P4" draw:layer="layout" svg:width="0.3cm" svg:height="0.335cm" svg:x="32.795cm" svg:y="17.753cm" svg:viewBox="0 0 301 336" svg:d="M86 105l-77-14c8-31 23-53 44-68s53-23 95-23c38 0 66 5 84 14 19 9 32 20 40 34 7 14 11 39 11 76l-1 99c0 28 1 49 4 62 3 14 8 28 15 43h-83c-3-5-5-14-9-25-1-5-2-8-3-10-14 14-30 25-46 32-17 7-35 11-54 11-32 0-58-9-78-27-19-18-28-41-28-69 0-17 4-34 13-48s21-25 36-32c16-8 38-15 68-20 39-8 67-15 83-21v-8c0-17-4-29-13-36-8-7-23-10-45-10-15 0-27 3-36 9-8 6-15 16-20 31zM200 174c-11 4-29 8-52 13-24 5-39 10-46 15-11 8-17 18-17 30s4 22 13 31c9 8 20 13 34 13 15 0 30-5 44-15 10-8 17-18 20-29 3-7 4-21 4-41zM200 174z">
          <text:p/>
        </draw:path>
        <draw:path draw:style-name="gr7" draw:text-style-name="P4" draw:layer="layout" svg:width="0.302cm" svg:height="0.335cm" svg:x="33.151cm" svg:y="17.753cm" svg:viewBox="0 0 303 336" svg:d="M299 102l-84 15c-3-16-9-29-19-38-10-8-23-12-39-12-21 0-38 7-51 22-12 14-18 39-18 73 0 38 6 65 18 81 13 15 31 23 52 23 16 0 30-4 40-14 10-9 18-25 22-47l83 14c-8 39-25 68-50 88-25 19-57 29-99 29-47 0-85-15-113-44-27-30-41-72-41-124 0-53 14-94 42-124 28-29 66-44 114-44 39 0 70 9 93 26 23 16 40 42 50 76zM299 102z">
          <text:p/>
        </draw:path>
        <draw:path draw:style-name="gr7" draw:text-style-name="P4" draw:layer="layout" svg:width="0.188cm" svg:height="0.441cm" svg:x="33.488cm" svg:y="17.646cm" svg:viewBox="0 0 189 442" svg:d="M182 113v68h-58v130c0 26 0 41 1 45 2 4 4 8 8 11s9 5 15 5c8 0 19-3 34-9l7 66c-19 8-42 13-67 13-15 0-29-3-42-8-12-5-21-12-27-20-5-8-9-19-11-33-2-10-3-30-3-60v-140h-39v-68h39v-63l85-50v113zM182 113z">
          <text:p/>
        </draw:path>
        <draw:path draw:style-name="gr7" draw:text-style-name="P4" draw:layer="layout" svg:width="0.198cm" svg:height="0.321cm" svg:x="33.847cm" svg:y="17.764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14cm" svg:height="0.239cm" svg:x="34.111cm" svg:y="17.846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31cm" svg:height="0.234cm" svg:x="34.39cm" svg:y="17.846cm" svg:viewBox="0 0 311 235" svg:d="M0 235v-230h35v32c7-11 16-20 29-27 12-7 25-10 40-10 17 0 31 3 42 10s19 17 23 30c18-27 42-40 71-40 23 0 40 6 52 19 13 12 19 32 19 58v158h-39v-145c0-16-1-27-4-34-2-7-7-12-14-17-6-4-14-6-22-6-17 0-30 6-41 17-10 11-15 27-15 51v134h-40v-150c0-17-3-30-10-39-6-8-16-13-30-13-11 0-21 3-30 9-10 6-17 14-21 25s-6 27-6 49v119zM0 235z">
          <text:p/>
        </draw:path>
        <draw:path draw:style-name="gr7" draw:text-style-name="P4" draw:layer="layout" svg:width="0.211cm" svg:height="0.239cm" svg:x="34.729cm" svg:y="17.846cm" svg:viewBox="0 0 212 240" svg:d="M163 206c-14 13-28 21-41 26-14 5-28 8-43 8-26 0-45-6-59-19-13-12-20-28-20-47 0-11 2-21 8-31 5-9 11-16 20-22 8-6 17-10 28-13 7-2 19-4 35-6 31-3 54-8 69-13 0-5 0-9 0-10 0-16-4-27-11-34-10-9-25-13-44-13-18 0-32 3-41 10-8 6-15 17-19 33l-38-4c3-17 9-30 17-40s19-18 34-23 33-8 53-8c19 0 35 2 47 7s21 10 27 17 10 16 12 27c2 6 2 18 2 35v52c0 36 1 59 2 69 2 10 6 19 11 28h-41c-4-9-7-18-8-29zM160 119c-14 6-36 11-64 15-16 3-27 5-34 8-6 3-11 7-15 12-4 6-5 12-5 19 0 10 3 19 11 26 8 6 20 10 35 10s28-3 40-10c11-6 20-15 26-27 4-8 6-21 6-38zM160 119z">
          <text:p/>
        </draw:path>
        <draw:path draw:style-name="gr7" draw:text-style-name="P4" draw:layer="layout" svg:width="0.039cm" svg:height="0.316cm" svg:x="35.008cm" svg:y="17.764cm" svg:viewBox="0 0 40 317" svg:d="M0 45v-45h40v45zM0 317v-230h40v230zM0 317z">
          <text:p/>
        </draw:path>
        <draw:path draw:style-name="gr7" draw:text-style-name="P4" draw:layer="layout" svg:width="0.186cm" svg:height="0.234cm" svg:x="35.095cm" svg:y="17.846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044cm" svg:height="0.229cm" svg:x="35.371cm" svg:y="17.851cm" svg:viewBox="0 0 45 230" svg:d="M0 44v-44h45v44zM0 230v-45h45v45zM0 230z">
          <text:p/>
        </draw:path>
        <draw:path draw:style-name="gr7" draw:text-style-name="P4" draw:layer="layout" svg:width="0.249cm" svg:height="0.321cm" svg:x="35.586cm" svg:y="17.764cm" svg:viewBox="0 0 250 322" svg:d="M208 0h42v183c0 32-4 57-11 76-8 19-21 34-40 46-18 11-43 17-73 17s-55-5-73-15c-19-11-33-26-41-45s-12-46-12-79v-183h42v182c0 28 3 49 8 61 5 13 14 23 26 31 13 7 28 10 46 10 31 0 53-7 65-21 14-14 21-41 21-81zM208 0z">
          <text:p/>
        </draw:path>
        <draw:path draw:style-name="gr7" draw:text-style-name="P4" draw:layer="layout" svg:width="0.189cm" svg:height="0.239cm" svg:x="35.874cm" svg:y="17.846cm" svg:viewBox="0 0 190 240" svg:d="M0 166l38-6c2 16 8 28 18 36s24 12 42 12 31-4 40-11c8-7 13-16 13-26 0-9-4-16-12-21-5-3-19-7-40-13-28-7-48-13-59-18-11-6-20-13-25-22-6-9-9-20-9-31 0-10 2-20 7-29 5-8 11-16 20-21 5-5 14-8 24-11s22-5 34-5c18 0 33 3 47 8s24 12 30 21c7 9 12 21 14 35l-38 5c-2-11-7-20-15-27s-20-10-35-10c-18 0-31 3-39 9-8 5-11 12-11 21 0 5 1 9 4 13 4 4 9 7 16 10 3 1 15 5 34 10 28 8 46 14 57 18 11 5 20 12 26 21s9 20 9 33-3 26-11 37c-7 11-18 20-32 26-15 7-31 10-49 10-30 0-53-6-68-19-16-12-26-30-30-55zM0 166z">
          <text:p/>
        </draw:path>
        <draw:path draw:style-name="gr7" draw:text-style-name="P4" draw:layer="layout" svg:width="0.211cm" svg:height="0.239cm" svg:x="36.096cm" svg:y="17.846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24cm" svg:height="0.234cm" svg:x="36.374cm" svg:y="17.846cm" svg:viewBox="0 0 125 235" svg:d="M0 235v-230h35v34c9-16 17-26 25-31 7-5 15-8 25-8 13 0 26 4 40 12l-13 36c-10-5-20-8-29-8s-16 3-23 8-12 12-15 21c-4 14-6 29-6 45v121zM0 235z">
          <text:p/>
        </draw:path>
        <draw:path draw:style-name="gr7" draw:text-style-name="P4" draw:layer="layout" svg:width="0.198cm" svg:height="0.321cm" svg:x="36.581cm" svg:y="17.764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11cm" svg:height="0.239cm" svg:x="36.846cm" svg:y="17.846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34cm" svg:height="0.321cm" svg:x="37.099cm" svg:y="17.759cm" svg:viewBox="0 0 135 322" svg:d="M35 322v-199h-35v-30h35v-25c0-15 1-27 4-34 4-10 10-18 19-24 10-7 23-10 41-10 10 0 22 1 36 4l-6 34c-8-1-16-2-23-2-12 0-20 3-25 8-5 4-7 13-7 27v22h44v30h-44v199zM35 322z">
          <text:p/>
        </draw:path>
        <draw:path draw:style-name="gr7" draw:text-style-name="P4" draw:layer="layout" svg:width="0.039cm" svg:height="0.316cm" svg:x="37.257cm" svg:y="17.764cm" svg:viewBox="0 0 40 317" svg:d="M0 45v-45h40v45zM0 317v-230h40v230zM0 317z">
          <text:p/>
        </draw:path>
        <draw:path draw:style-name="gr7" draw:text-style-name="P4" draw:layer="layout" svg:width="0.186cm" svg:height="0.234cm" svg:x="37.344cm" svg:y="17.846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211cm" svg:height="0.239cm" svg:x="37.596cm" svg:y="17.846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98cm" svg:height="0.321cm" svg:x="37.859cm" svg:y="17.764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96cm" svg:height="0.316cm" svg:x="30.754cm" svg:y="9.386cm" svg:viewBox="0 0 297 317" svg:d="M0 317l122-317h45l130 317h-48l-37-97h-132l-36 97zM91 187h108l-33-88c-10-27-18-49-23-66-4 21-9 41-16 60zM91 187z">
          <text:p/>
        </draw:path>
        <draw:path draw:style-name="gr7" draw:text-style-name="P4" draw:layer="layout" svg:width="0.289cm" svg:height="0.316cm" svg:x="31.066cm" svg:y="9.386cm" svg:viewBox="0 0 290 317" svg:d="M0 317l122-166-107-151h49l58 81c12 17 20 30 25 39 7-11 15-23 25-36l64-84h45l-111 149 120 168h-51l-80-113c-5-7-9-14-14-22-7 12-12 20-15 24l-80 111zM0 317z">
          <text:p/>
        </draw:path>
        <draw:path draw:style-name="gr7" draw:text-style-name="P4" draw:layer="layout" svg:width="0.041cm" svg:height="0.316cm" svg:x="31.414cm" svg:y="9.386cm" svg:viewBox="0 0 42 317" svg:d="M0 317v-317h42v317zM0 317z">
          <text:p/>
        </draw:path>
        <draw:path draw:style-name="gr7" draw:text-style-name="P4" draw:layer="layout" svg:width="0.198cm" svg:height="0.321cm" svg:x="30.506cm" svg:y="9.915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314cm" svg:height="0.229cm" svg:x="30.756cm" svg:y="10.002cm" svg:viewBox="0 0 315 230" svg:d="M70 230l-70-230h40l37 133 14 49c0-2 4-18 11-48l37-134h39l35 134 12 43 52-177h38l-72 230h-40l-37-138-9-39-46 177zM70 230z">
          <text:p/>
        </draw:path>
        <draw:path draw:style-name="gr7" draw:text-style-name="P4" draw:layer="layout" svg:width="0.039cm" svg:height="0.316cm" svg:x="31.093cm" svg:y="9.915cm" svg:viewBox="0 0 40 317" svg:d="M0 45v-45h40v45zM0 317v-230h40v230zM0 317z">
          <text:p/>
        </draw:path>
        <draw:path draw:style-name="gr7" draw:text-style-name="P4" draw:layer="layout" svg:width="0.198cm" svg:height="0.321cm" svg:x="31.167cm" svg:y="9.915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112cm" svg:height="0.311cm" svg:x="31.424cm" svg:y="9.922cm" svg:viewBox="0 0 113 312" svg:d="M107 275l6 34c-12 2-21 3-30 3-14 0-25-2-33-6s-14-10-17-18c-2-7-4-22-4-45v-132h-29v-31h29v-56l38-24v80h40v31h-40v134c0 11 1 18 3 21 1 3 3 6 6 8 4 2 8 2 14 2 4 0 10 0 17-1zM107 275z">
          <text:p/>
        </draw:path>
        <draw:path draw:style-name="gr7" draw:text-style-name="P4" draw:layer="layout" svg:width="0.187cm" svg:height="0.316cm" svg:x="31.578cm" svg:y="9.915cm" svg:viewBox="0 0 188 317" svg:d="M0 317v-317h39v113c18-20 41-31 69-31 17 0 32 4 44 11 13 6 22 15 27 27 6 12 9 29 9 51v146h-40v-146c0-19-4-34-12-42-9-9-21-14-36-14-12 0-23 4-33 9-10 6-17 15-22 25-4 10-6 24-6 42v126zM0 317z">
          <text:p/>
        </draw:path>
        <draw:path draw:style-name="gr7" draw:text-style-name="P4" draw:layer="layout" svg:width="0.199cm" svg:height="0.239cm" svg:x="30.684cm" svg:y="10.526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214cm" svg:height="0.239cm" svg:x="30.902cm" svg:y="10.526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86cm" svg:height="0.234cm" svg:x="31.181cm" svg:y="10.526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21cm" svg:height="0.229cm" svg:x="31.422cm" svg:y="10.531cm" svg:viewBox="0 0 211 230" svg:d="M87 230l-87-230h42l49 138c5 15 10 30 14 46 4-12 9-27 15-44l51-140h40l-87 230zM87 230z">
          <text:p/>
        </draw:path>
        <draw:path draw:style-name="gr7" draw:text-style-name="P4" draw:layer="layout" svg:width="0.214cm" svg:height="0.239cm" svg:x="30.946cm" svg:y="11.584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24cm" svg:height="0.234cm" svg:x="31.225cm" svg:y="11.584cm" svg:viewBox="0 0 125 235" svg:d="M0 235v-230h35v34c9-16 17-26 25-31 7-5 15-8 25-8 13 0 26 4 40 12l-13 36c-10-5-20-8-29-8s-16 3-23 8-12 12-15 21c-4 14-6 29-6 45v121zM0 235z">
          <text:p/>
        </draw:path>
        <draw:path draw:style-name="gr7" draw:text-style-name="P4" draw:layer="layout" svg:width="0.199cm" svg:height="0.239cm" svg:x="30.64cm" svg:y="12.643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039cm" svg:height="0.316cm" svg:x="30.872cm" svg:y="12.561cm" svg:viewBox="0 0 40 317" svg:d="M0 317v-317h40v317zM0 317z">
          <text:p/>
        </draw:path>
        <draw:path draw:style-name="gr7" draw:text-style-name="P4" draw:layer="layout" svg:width="0.214cm" svg:height="0.239cm" svg:x="30.946cm" svg:y="12.643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99cm" svg:height="0.239cm" svg:x="31.213cm" svg:y="12.643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189cm" svg:height="0.316cm" svg:x="31.446cm" svg:y="12.561cm" svg:viewBox="0 0 190 317" svg:d="M0 317v-317h39v180l92-93h50l-87 85 96 145h-48l-76-118-27 26v92zM0 317z">
          <text:p/>
        </draw:path>
        <draw:path draw:style-name="gr7" draw:text-style-name="P4" draw:layer="layout" svg:width="0.199cm" svg:height="0.239cm" svg:x="30.684cm" svg:y="13.172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214cm" svg:height="0.239cm" svg:x="30.902cm" svg:y="13.172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86cm" svg:height="0.234cm" svg:x="31.181cm" svg:y="13.172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21cm" svg:height="0.229cm" svg:x="31.422cm" svg:y="13.177cm" svg:viewBox="0 0 211 230" svg:d="M87 230l-87-230h42l49 138c5 15 10 30 14 46 4-12 9-27 15-44l51-140h40l-87 230zM87 230z">
          <text:p/>
        </draw:path>
        <draw:path draw:style-name="gr7" draw:text-style-name="P4" draw:layer="layout" svg:width="0.296cm" svg:height="0.316cm" svg:x="30.754cm" svg:y="5.02cm" svg:viewBox="0 0 297 317" svg:d="M0 317l122-317h45l130 317h-48l-37-97h-132l-36 97zM91 187h108l-33-88c-10-27-18-49-23-66-4 21-9 41-16 60zM91 187z">
          <text:p/>
        </draw:path>
        <draw:path draw:style-name="gr7" draw:text-style-name="P4" draw:layer="layout" svg:width="0.289cm" svg:height="0.316cm" svg:x="31.066cm" svg:y="5.02cm" svg:viewBox="0 0 290 317" svg:d="M0 317l122-166-107-151h49l58 81c12 17 20 30 25 39 7-11 15-23 25-36l64-84h45l-111 149 120 168h-51l-80-113c-5-7-9-14-14-22-7 12-12 20-15 24l-80 111zM0 317z">
          <text:p/>
        </draw:path>
        <draw:path draw:style-name="gr7" draw:text-style-name="P4" draw:layer="layout" svg:width="0.041cm" svg:height="0.316cm" svg:x="31.414cm" svg:y="5.02cm" svg:viewBox="0 0 42 317" svg:d="M0 317v-317h42v317zM0 317z">
          <text:p/>
        </draw:path>
        <draw:path draw:style-name="gr7" draw:text-style-name="P4" draw:layer="layout" svg:width="0.199cm" svg:height="0.239cm" svg:x="30.64cm" svg:y="5.631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039cm" svg:height="0.316cm" svg:x="30.872cm" svg:y="5.549cm" svg:viewBox="0 0 40 317" svg:d="M0 317v-317h40v317zM0 317z">
          <text:p/>
        </draw:path>
        <draw:path draw:style-name="gr7" draw:text-style-name="P4" draw:layer="layout" svg:width="0.214cm" svg:height="0.239cm" svg:x="30.946cm" svg:y="5.631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99cm" svg:height="0.239cm" svg:x="31.213cm" svg:y="5.631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189cm" svg:height="0.316cm" svg:x="31.446cm" svg:y="5.549cm" svg:viewBox="0 0 190 317" svg:d="M0 317v-317h39v180l92-93h50l-87 85 96 145h-48l-76-118-27 26v92zM0 317z">
          <text:p/>
        </draw:path>
        <draw:path draw:style-name="gr7" draw:text-style-name="P4" draw:layer="layout" svg:width="0.199cm" svg:height="0.239cm" svg:x="30.684cm" svg:y="6.161cm" svg:viewBox="0 0 200 240" svg:d="M162 150l38 6c-4 26-15 47-32 62-18 15-39 22-63 22-32 0-57-10-77-31-19-21-28-50-28-89 0-24 4-45 12-64 9-19 21-33 38-42 16-9 35-14 55-14 24 0 45 6 61 19 16 12 26 30 31 54l-38 5c-4-15-11-26-20-34s-20-12-33-12c-19 0-35 7-48 21-12 14-18 36-18 67s6 53 17 67c12 14 28 21 47 21 15 0 28-5 38-14 11-9 17-24 20-44zM162 150z">
          <text:p/>
        </draw:path>
        <draw:path draw:style-name="gr7" draw:text-style-name="P4" draw:layer="layout" svg:width="0.214cm" svg:height="0.239cm" svg:x="30.902cm" svg:y="6.161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86cm" svg:height="0.234cm" svg:x="31.181cm" svg:y="6.161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21cm" svg:height="0.229cm" svg:x="31.422cm" svg:y="6.165cm" svg:viewBox="0 0 211 230" svg:d="M87 230l-87-230h42l49 138c5 15 10 30 14 46 4-12 9-27 15-44l51-140h40l-87 230zM87 230z">
          <text:p/>
        </draw:path>
        <draw:path draw:style-name="gr7" draw:text-style-name="P4" draw:layer="layout" svg:width="0.302cm" svg:height="0.335cm" svg:x="10.088cm" svg:y="17.753cm" svg:viewBox="0 0 303 336" svg:d="M299 102l-84 15c-3-16-9-29-19-38-10-8-23-12-39-12-21 0-38 7-51 22-12 14-18 39-18 73 0 38 6 65 18 81 13 15 31 23 52 23 16 0 30-4 40-14 10-9 18-25 22-47l83 14c-8 39-25 68-50 88-25 19-57 29-99 29-47 0-85-15-113-44-27-30-41-72-41-124 0-53 14-94 42-124 28-29 66-44 114-44 39 0 70 9 93 26 23 16 40 42 50 76zM299 102z">
          <text:p/>
        </draw:path>
        <draw:path draw:style-name="gr7" draw:text-style-name="P4" draw:layer="layout" svg:width="0.085cm" svg:height="0.442cm" svg:x="10.459cm" svg:y="17.638cm" svg:viewBox="0 0 86 443" svg:d="M0 443v-443h86v443zM0 443z">
          <text:p/>
        </draw:path>
        <draw:path draw:style-name="gr7" draw:text-style-name="P4" draw:layer="layout" svg:width="0.296cm" svg:height="0.442cm" svg:x="10.632cm" svg:y="17.638cm" svg:viewBox="0 0 297 443" svg:d="M0 443v-443h85v235l100-113h104l-110 117 118 204h-92l-81-145-39 42v103zM0 443z">
          <text:p/>
        </draw:path>
        <draw:path draw:style-name="gr7" draw:text-style-name="P4" draw:layer="layout" svg:width="0.352cm" svg:height="0.054cm" svg:x="10.938cm" svg:y="18.147cm" svg:viewBox="0 0 353 55" svg:d="M0 55v-55h353v55zM0 55z">
          <text:p/>
        </draw:path>
        <draw:path draw:style-name="gr7" draw:text-style-name="P4" draw:layer="layout" svg:width="0.188cm" svg:height="0.441cm" svg:x="11.306cm" svg:y="17.646cm" svg:viewBox="0 0 189 442" svg:d="M182 113v68h-58v130c0 26 0 41 1 45 2 4 4 8 8 11s9 5 15 5c8 0 19-3 34-9l7 66c-19 8-42 13-67 13-15 0-29-3-42-8-12-5-21-12-27-20-5-8-9-19-11-33-2-10-3-30-3-60v-140h-39v-68h39v-63l85-50v113zM182 113z">
          <text:p/>
        </draw:path>
        <draw:path draw:style-name="gr7" draw:text-style-name="P4" draw:layer="layout" svg:width="0.085cm" svg:height="0.442cm" svg:x="11.561cm" svg:y="17.638cm" svg:viewBox="0 0 86 443" svg:d="M0 443v-443h86v443zM0 443z">
          <text:p/>
        </draw:path>
        <draw:path draw:style-name="gr7" draw:text-style-name="P4" draw:layer="layout" svg:width="0.334cm" svg:height="0.32cm" svg:x="11.697cm" svg:y="17.759cm" svg:viewBox="0 0 335 321" svg:d="M0 321l116-165-111-156h103l58 88 59-88h100l-109 152 119 169h-104l-65-99-66 99zM0 321z">
          <text:p/>
        </draw:path>
        <draw:path draw:style-name="gr7" draw:text-style-name="P4" draw:layer="layout" svg:width="0.198cm" svg:height="0.321cm" svg:x="12.194cm" svg:y="17.764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14cm" svg:height="0.239cm" svg:x="12.458cm" svg:y="17.846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31cm" svg:height="0.234cm" svg:x="12.737cm" svg:y="17.846cm" svg:viewBox="0 0 311 235" svg:d="M0 235v-230h35v32c7-11 16-20 29-27 12-7 25-10 40-10 17 0 31 3 42 10s19 17 23 30c18-27 42-40 71-40 23 0 40 6 52 19 13 12 19 32 19 58v158h-39v-145c0-16-1-27-4-34-2-7-7-12-14-17-6-4-14-6-22-6-17 0-30 6-41 17-10 11-15 27-15 51v134h-40v-150c0-17-3-30-10-39-6-8-16-13-30-13-11 0-21 3-30 9-10 6-17 14-21 25s-6 27-6 49v119zM0 235z">
          <text:p/>
        </draw:path>
        <draw:path draw:style-name="gr7" draw:text-style-name="P4" draw:layer="layout" svg:width="0.211cm" svg:height="0.239cm" svg:x="13.077cm" svg:y="17.846cm" svg:viewBox="0 0 212 240" svg:d="M163 206c-14 13-28 21-41 26-14 5-28 8-43 8-26 0-45-6-59-19-13-12-20-28-20-47 0-11 2-21 8-31 5-9 11-16 20-22 8-6 17-10 28-13 7-2 19-4 35-6 31-3 54-8 69-13 0-5 0-9 0-10 0-16-4-27-11-34-10-9-25-13-44-13-18 0-32 3-41 10-8 6-15 17-19 33l-38-4c3-17 9-30 17-40s19-18 34-23 33-8 53-8c19 0 35 2 47 7s21 10 27 17 10 16 12 27c2 6 2 18 2 35v52c0 36 1 59 2 69 2 10 6 19 11 28h-41c-4-9-7-18-8-29zM160 119c-14 6-36 11-64 15-16 3-27 5-34 8-6 3-11 7-15 12-4 6-5 12-5 19 0 10 3 19 11 26 8 6 20 10 35 10s28-3 40-10c11-6 20-15 26-27 4-8 6-21 6-38zM160 119z">
          <text:p/>
        </draw:path>
        <draw:path draw:style-name="gr7" draw:text-style-name="P4" draw:layer="layout" svg:width="0.039cm" svg:height="0.316cm" svg:x="13.355cm" svg:y="17.764cm" svg:viewBox="0 0 40 317" svg:d="M0 45v-45h40v45zM0 317v-230h40v230zM0 317z">
          <text:p/>
        </draw:path>
        <draw:path draw:style-name="gr7" draw:text-style-name="P4" draw:layer="layout" svg:width="0.186cm" svg:height="0.234cm" svg:x="13.442cm" svg:y="17.846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044cm" svg:height="0.229cm" svg:x="13.718cm" svg:y="17.851cm" svg:viewBox="0 0 45 230" svg:d="M0 44v-44h45v44zM0 230v-45h45v45zM0 230z">
          <text:p/>
        </draw:path>
        <draw:path draw:style-name="gr7" draw:text-style-name="P4" draw:layer="layout" svg:width="0.218cm" svg:height="0.316cm" svg:x="13.904cm" svg:y="17.764cm" svg:viewBox="0 0 219 317" svg:d="M138 317v-76h-138v-36l145-205h32v205h42v36h-42v76zM138 205v-143l-100 143zM138 205z">
          <text:p/>
        </draw:path>
        <draw:path draw:style-name="gr7" draw:text-style-name="P4" draw:layer="layout" svg:width="0.205cm" svg:height="0.322cm" svg:x="14.182cm" svg:y="17.763cm" svg:viewBox="0 0 206 323" svg:d="M0 162c0-38 4-67 11-90 8-23 19-41 35-53 15-13 34-19 57-19 17 0 32 3 44 10 13 7 24 17 32 30 9 13 16 29 20 47 5 19 7 43 7 75 0 37-4 67-11 90-8 23-19 40-34 53-16 12-35 18-58 18-30 0-54-11-72-33-21-26-31-69-31-128zM39 162c0 52 6 87 18 104 13 17 28 26 46 26s33-9 45-26c13-17 19-52 19-104s-6-87-19-104c-12-17-27-26-46-26-17 0-31 8-42 23-14 19-21 55-21 107zM39 162z">
          <text:p/>
        </draw:path>
        <draw:path draw:style-name="gr7" draw:text-style-name="P4" draw:layer="layout" svg:width="0.205cm" svg:height="0.322cm" svg:x="14.446cm" svg:y="17.763cm" svg:viewBox="0 0 206 323" svg:d="M0 162c0-38 4-67 11-90 8-23 19-41 35-53 15-13 34-19 57-19 17 0 32 3 44 10 13 7 24 17 32 30 9 13 16 29 20 47 5 19 7 43 7 75 0 37-4 67-11 90-8 23-19 40-34 53-16 12-35 18-58 18-30 0-54-11-72-33-21-26-31-69-31-128zM39 162c0 52 6 87 18 104 13 17 28 26 46 26s33-9 45-26c13-17 19-52 19-104s-6-87-19-104c-12-17-27-26-46-26-17 0-31 8-42 23-14 19-21 55-21 107zM39 162z">
          <text:p/>
        </draw:path>
        <draw:path draw:style-name="gr7" draw:text-style-name="P4" draw:layer="layout" svg:width="0.301cm" svg:height="0.316cm" svg:x="14.725cm" svg:y="17.764cm" svg:viewBox="0 0 302 317" svg:d="M0 317v-317h63l75 224c6 21 11 37 15 47 3-11 9-28 16-51l76-220h57v317h-41v-265l-92 265h-38l-91-270v270zM0 317z">
          <text:p/>
        </draw:path>
        <draw:path draw:style-name="gr7" draw:text-style-name="P4" draw:layer="layout" svg:width="0.248cm" svg:height="0.316cm" svg:x="15.08cm" svg:y="17.764cm" svg:viewBox="0 0 249 317" svg:d="M0 317v-317h42v130h165v-130h42v317h-42v-150h-165v150zM0 317z">
          <text:p/>
        </draw:path>
        <draw:path draw:style-name="gr7" draw:text-style-name="P4" draw:layer="layout" svg:width="0.202cm" svg:height="0.229cm" svg:x="15.363cm" svg:y="17.851cm" svg:viewBox="0 0 203 230" svg:d="M0 230v-32l146-168c-17 1-31 2-44 2h-94v-32h188v26l-124 146-24 26c17-1 34-1 49-1h106v33zM0 230z">
          <text:p/>
        </draw:path>
        <draw:path draw:style-name="gr7" draw:text-style-name="P4" draw:layer="layout" svg:width="0.296cm" svg:height="0.316cm" svg:x="32.136cm" svg:y="5.285cm" svg:viewBox="0 0 297 317" svg:d="M0 317l122-317h45l130 317h-48l-37-97h-132l-36 97zM91 187h108l-33-88c-10-27-18-49-23-66-4 21-9 41-16 60zM91 187z">
          <text:p/>
        </draw:path>
        <draw:path draw:style-name="gr7" draw:text-style-name="P4" draw:layer="layout" svg:width="0.289cm" svg:height="0.316cm" svg:x="32.447cm" svg:y="5.285cm" svg:viewBox="0 0 290 317" svg:d="M0 317l122-166-107-151h49l58 81c12 17 20 30 25 39 7-11 15-23 25-36l64-84h45l-111 149 120 168h-51l-80-113c-5-7-9-14-14-22-7 12-12 20-15 24l-80 111zM0 317z">
          <text:p/>
        </draw:path>
        <draw:path draw:style-name="gr7" draw:text-style-name="P4" draw:layer="layout" svg:width="0.041cm" svg:height="0.316cm" svg:x="32.795cm" svg:y="5.285cm" svg:viewBox="0 0 42 317" svg:d="M0 317v-317h42v317zM0 317z">
          <text:p/>
        </draw:path>
        <draw:path draw:style-name="gr7" draw:text-style-name="P4" draw:layer="layout" svg:width="0.119cm" svg:height="0.039cm" svg:x="32.9cm" svg:y="5.467cm" svg:viewBox="0 0 120 40" svg:d="M0 40v-40h120v40zM0 40z">
          <text:p/>
        </draw:path>
        <draw:path draw:style-name="gr7" draw:text-style-name="P4" draw:layer="layout" svg:width="0.251cm" svg:height="0.327cm" svg:x="33.039cm" svg:y="5.279cm" svg:viewBox="0 0 252 328" svg:d="M0 220l39-3c2 16 7 29 14 39 6 10 17 18 31 25 15 6 31 9 49 9 16 0 30-3 42-7 12-5 22-11 28-20 6-8 9-17 9-27s-3-18-9-26c-6-7-15-13-29-19-8-3-27-8-56-15s-49-14-61-20c-15-8-27-17-34-29-8-12-11-25-11-40s4-30 14-44c9-14 22-25 39-32s37-11 59-11c23 0 43 4 61 12 18 7 32 18 42 33s15 31 16 50l-40 2c-3-19-10-34-22-44-13-11-31-16-56-16s-44 4-55 14c-12 9-17 21-17 33s4 21 12 29c8 7 29 15 63 22 34 8 57 15 70 21 18 8 32 19 41 32 8 13 13 28 13 45 0 16-5 32-15 48-9 14-23 26-41 34s-39 13-61 13c-29 0-53-5-72-13s-35-21-46-37c-11-17-17-36-17-58zM0 220z">
          <text:p/>
        </draw:path>
        <draw:path draw:style-name="gr7" draw:text-style-name="P4" draw:layer="layout" svg:width="0.039cm" svg:height="0.316cm" svg:x="32.033cm" svg:y="5.814cm" svg:viewBox="0 0 40 317" svg:d="M0 317v-317h40v317zM0 317z">
          <text:p/>
        </draw:path>
        <draw:path draw:style-name="gr7" draw:text-style-name="P4" draw:layer="layout" svg:width="0.039cm" svg:height="0.316cm" svg:x="32.122cm" svg:y="5.814cm" svg:viewBox="0 0 40 317" svg:d="M0 45v-45h40v45zM0 317v-230h40v230zM0 317z">
          <text:p/>
        </draw:path>
        <draw:path draw:style-name="gr7" draw:text-style-name="P4" draw:layer="layout" svg:width="0.112cm" svg:height="0.311cm" svg:x="32.188cm" svg:y="5.821cm" svg:viewBox="0 0 113 312" svg:d="M107 275l6 34c-12 2-21 3-30 3-14 0-25-2-33-6s-14-10-17-18c-2-7-4-22-4-45v-132h-29v-31h29v-56l38-24v80h40v31h-40v134c0 11 1 18 3 21 1 3 3 6 6 8 4 2 8 2 14 2 4 0 10 0 17-1zM107 275z">
          <text:p/>
        </draw:path>
        <draw:path draw:style-name="gr7" draw:text-style-name="P4" draw:layer="layout" svg:width="0.211cm" svg:height="0.239cm" svg:x="32.329cm" svg:y="5.896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207cm" svg:height="0.322cm" svg:x="32.729cm" svg:y="5.813cm" svg:viewBox="0 0 208 323" svg:d="M0 234l39-5c4 22 12 38 23 48 10 10 23 15 39 15 18 0 34-7 46-19 13-13 19-29 19-48 0-18-6-32-17-44-12-11-26-17-44-17-8 0-17 1-28 4l4-34c3 0 5 0 6 0 17 0 32-4 45-12 14-9 20-22 20-40 0-15-5-26-14-36-10-9-22-14-38-14-15 0-28 5-38 14-10 10-16 24-19 43l-39-7c5-26 15-46 32-61 17-14 38-21 63-21 17 0 33 4 48 11 14 7 26 18 33 30 8 13 12 27 12 41s-4 27-11 38-18 20-33 27c19 4 34 13 44 26 10 14 16 31 16 52 0 27-11 51-31 70s-45 28-76 28c-28 0-51-8-70-24-18-17-28-38-31-65zM0 234z">
          <text:p/>
        </draw:path>
        <draw:path draw:style-name="gr7" draw:text-style-name="P4" draw:layer="layout" svg:width="0.209cm" svg:height="0.317cm" svg:x="32.988cm" svg:y="5.813cm" svg:viewBox="0 0 210 318" svg:d="M210 281v37h-210c0-9 2-18 5-27 5-14 14-28 25-42 12-14 29-30 52-48 34-28 57-51 69-67s19-32 19-47-6-28-17-39c-11-10-25-16-43-16-19 0-34 6-46 17-11 11-16 27-16 46l-40-4c2-29 12-52 30-67 18-16 42-24 73-24 30 0 54 9 72 26 18 16 27 37 27 62 0 13-3 25-9 38-5 12-13 25-25 39-12 13-32 31-60 55-24 19-38 33-45 40s-12 14-16 21zM210 281z">
          <text:p/>
        </draw:path>
        <draw:path draw:style-name="gr7" draw:text-style-name="P4" draw:layer="layout" svg:width="0.198cm" svg:height="0.321cm" svg:x="33.268cm" svg:y="5.814cm" svg:viewBox="0 0 199 322" svg:d="M36 317h-36v-317h39v113c16-21 37-31 63-31 14 0 27 3 40 9 12 5 23 13 31 24 8 10 15 22 20 37 4 14 6 30 6 46 0 40-10 70-29 92-20 21-43 32-70 32s-48-11-64-34zM35 200c0 28 4 47 12 60 12 20 29 30 50 30 17 0 31-8 44-23 12-14 18-36 18-65 0-30-6-52-18-67-11-14-26-21-43-21s-32 7-44 22-19 36-19 64zM35 200z">
          <text:p/>
        </draw:path>
        <draw:path draw:style-name="gr7" draw:text-style-name="P4" draw:layer="layout" svg:width="0.296cm" svg:height="0.316cm" svg:x="32.055cm" svg:y="9.959cm" svg:viewBox="0 0 297 317" svg:d="M0 317l122-317h45l130 317h-48l-37-97h-132l-36 97zM91 187h108l-33-88c-10-27-18-49-23-66-4 21-9 41-16 60zM91 187z">
          <text:p/>
        </draw:path>
        <draw:path draw:style-name="gr7" draw:text-style-name="P4" draw:layer="layout" svg:width="0.289cm" svg:height="0.316cm" svg:x="32.367cm" svg:y="9.959cm" svg:viewBox="0 0 290 317" svg:d="M0 317l122-166-107-151h49l58 81c12 17 20 30 25 39 7-11 15-23 25-36l64-84h45l-111 149 120 168h-51l-80-113c-5-7-9-14-14-22-7 12-12 20-15 24l-80 111zM0 317z">
          <text:p/>
        </draw:path>
        <draw:path draw:style-name="gr7" draw:text-style-name="P4" draw:layer="layout" svg:width="0.041cm" svg:height="0.316cm" svg:x="32.715cm" svg:y="9.959cm" svg:viewBox="0 0 42 317" svg:d="M0 317v-317h42v317zM0 317z">
          <text:p/>
        </draw:path>
        <draw:path draw:style-name="gr7" draw:text-style-name="P4" draw:layer="layout" svg:width="0.119cm" svg:height="0.039cm" svg:x="32.82cm" svg:y="10.141cm" svg:viewBox="0 0 120 40" svg:d="M0 40v-40h120v40zM0 40z">
          <text:p/>
        </draw:path>
        <draw:path draw:style-name="gr7" draw:text-style-name="P4" draw:layer="layout" svg:width="0.301cm" svg:height="0.316cm" svg:x="32.971cm" svg:y="9.959cm" svg:viewBox="0 0 302 317" svg:d="M0 317v-317h63l75 224c6 21 11 37 15 47 3-11 9-28 16-51l76-220h57v317h-41v-265l-92 265h-38l-91-270v270zM0 317z">
          <text:p/>
        </draw:path>
        <draw:path draw:style-name="gr7" draw:text-style-name="P4" draw:layer="layout" svg:width="0.209cm" svg:height="0.317cm" svg:x="32.163cm" svg:y="10.492cm" svg:viewBox="0 0 210 318" svg:d="M0 229l41-3c3 20 10 35 21 45s24 15 40 15c18 0 34-7 47-21s20-33 20-56c0-22-6-40-19-53-12-13-29-19-49-19-12 0-24 3-34 9-10 5-18 13-24 21l-36-5 30-162h158v37h-126l-18 85c20-13 40-20 60-20 28 0 51 10 70 29s29 44 29 74c0 29-9 54-25 74-21 26-48 39-83 39-29 0-53-8-72-24-18-16-28-38-30-65zM0 229z">
          <text:p/>
        </draw:path>
        <draw:path draw:style-name="gr7" draw:text-style-name="P4" draw:layer="layout" svg:width="0.116cm" svg:height="0.317cm" svg:x="32.457cm" svg:y="10.487cm" svg:viewBox="0 0 117 318" svg:d="M117 318h-39v-247c-10 8-22 17-37 26s-29 16-41 20v-38c22-10 41-22 57-36 17-15 28-29 35-43h25zM117 318z">
          <text:p/>
        </draw:path>
        <draw:path draw:style-name="gr7" draw:text-style-name="P4" draw:layer="layout" svg:width="0.209cm" svg:height="0.317cm" svg:x="32.687cm" svg:y="10.487cm" svg:viewBox="0 0 210 318" svg:d="M210 281v37h-210c0-9 2-18 5-27 5-14 14-28 25-42 12-14 29-30 52-48 34-28 57-51 69-67s19-32 19-47-6-28-17-39c-11-10-25-16-43-16-19 0-34 6-46 17-11 11-16 27-16 46l-40-4c2-29 12-52 30-67 18-16 42-24 73-24 30 0 54 9 72 26 18 16 27 37 27 62 0 13-3 25-9 38-5 12-13 25-25 39-12 13-32 31-60 55-24 19-38 33-45 40s-12 14-16 21zM210 281z">
          <text:p/>
        </draw:path>
        <draw:path draw:style-name="gr7" draw:text-style-name="P4" draw:layer="layout" svg:width="0.198cm" svg:height="0.321cm" svg:x="32.967cm" svg:y="10.488cm" svg:viewBox="0 0 199 322" svg:d="M36 317h-36v-317h39v113c16-21 37-31 63-31 14 0 27 3 40 9 12 5 23 13 31 24 8 10 15 22 20 37 4 14 6 30 6 46 0 40-10 70-29 92-20 21-43 32-70 32s-48-11-64-34zM35 200c0 28 4 47 12 60 12 20 29 30 50 30 17 0 31-8 44-23 12-14 18-36 18-65 0-30-6-52-18-67-11-14-26-21-43-21s-32 7-44 22-19 36-19 64zM35 200z">
          <text:p/>
        </draw:path>
        <draw:path draw:style-name="gr7" draw:text-style-name="P4" draw:layer="layout" svg:width="0.214cm" svg:height="0.239cm" svg:x="32.467cm" svg:y="11.629cm" svg:viewBox="0 0 215 240" svg:d="M0 120c0-43 12-74 36-95 19-17 43-25 72-25 31 0 57 10 77 31s30 49 30 85c0 30-4 53-13 70s-22 31-39 40-35 14-55 14c-32 0-59-10-78-31-20-21-30-51-30-89zM40 120c0 29 7 51 20 66 12 14 29 22 48 22s35-8 48-23c13-14 19-37 19-67 0-28-6-49-19-64s-29-22-48-22-36 7-48 22c-13 14-20 36-20 66zM40 120z">
          <text:p/>
        </draw:path>
        <draw:path draw:style-name="gr7" draw:text-style-name="P4" draw:layer="layout" svg:width="0.124cm" svg:height="0.234cm" svg:x="32.746cm" svg:y="11.629cm" svg:viewBox="0 0 125 235" svg:d="M0 235v-230h35v34c9-16 17-26 25-31 7-5 15-8 25-8 13 0 26 4 40 12l-13 36c-10-5-20-8-29-8s-16 3-23 8-12 12-15 21c-4 14-6 29-6 45v121zM0 235z">
          <text:p/>
        </draw:path>
        <draw:path draw:style-name="gr7" draw:text-style-name="P4" draw:layer="layout" svg:width="0.116cm" svg:height="0.317cm" svg:x="32.06cm" svg:y="12.604cm" svg:viewBox="0 0 117 318" svg:d="M117 318h-39v-247c-10 8-22 17-37 26s-29 16-41 20v-38c22-10 41-22 57-36 17-15 28-29 35-43h25zM117 318z">
          <text:p/>
        </draw:path>
        <draw:path draw:style-name="gr7" draw:text-style-name="P4" draw:layer="layout" svg:width="0.205cm" svg:height="0.322cm" svg:x="32.295cm" svg:y="12.604cm" svg:viewBox="0 0 206 323" svg:d="M0 162c0-38 4-67 11-90 8-23 19-41 35-53 15-13 34-19 57-19 17 0 32 3 44 10 13 7 24 17 32 30 9 13 16 29 20 47 5 19 7 43 7 75 0 37-4 67-11 90-8 23-19 40-34 53-16 12-35 18-58 18-30 0-54-11-72-33-21-26-31-69-31-128zM39 162c0 52 6 87 18 104 13 17 28 26 46 26s33-9 45-26c13-17 19-52 19-104s-6-87-19-104c-12-17-27-26-46-26-17 0-31 8-42 23-14 19-21 55-21 107zM39 162z">
          <text:p/>
        </draw:path>
        <draw:path draw:style-name="gr7" draw:text-style-name="P4" draw:layer="layout" svg:width="0.209cm" svg:height="0.317cm" svg:x="32.554cm" svg:y="12.604cm" svg:viewBox="0 0 210 318" svg:d="M210 281v37h-210c0-9 2-18 5-27 5-14 14-28 25-42 12-14 29-30 52-48 34-28 57-51 69-67s19-32 19-47-6-28-17-39c-11-10-25-16-43-16-19 0-34 6-46 17-11 11-16 27-16 46l-40-4c2-29 12-52 30-67 18-16 42-24 73-24 30 0 54 9 72 26 18 16 27 37 27 62 0 13-3 25-9 38-5 12-13 25-25 39-12 13-32 31-60 55-24 19-38 33-45 40s-12 14-16 21zM210 281z">
          <text:p/>
        </draw:path>
        <draw:path draw:style-name="gr7" draw:text-style-name="P4" draw:layer="layout" svg:width="0.218cm" svg:height="0.316cm" svg:x="32.811cm" svg:y="12.605cm" svg:viewBox="0 0 219 317" svg:d="M138 317v-76h-138v-36l145-205h32v205h42v36h-42v76zM138 205v-143l-100 143zM138 205z">
          <text:p/>
        </draw:path>
        <draw:path draw:style-name="gr7" draw:text-style-name="P4" draw:layer="layout" svg:width="0.198cm" svg:height="0.321cm" svg:x="33.099cm" svg:y="12.605cm" svg:viewBox="0 0 199 322" svg:d="M36 317h-36v-317h39v113c16-21 37-31 63-31 14 0 27 3 40 9 12 5 23 13 31 24 8 10 15 22 20 37 4 14 6 30 6 46 0 40-10 70-29 92-20 21-43 32-70 32s-48-11-64-34zM35 200c0 28 4 47 12 60 12 20 29 30 50 30 17 0 31-8 44-23 12-14 18-36 18-65 0-30-6-52-18-67-11-14-26-21-43-21s-32 7-44 22-19 36-19 64zM35 200z">
          <text:p/>
        </draw:path>
        <draw:path draw:style-name="gr7" draw:text-style-name="P4" draw:layer="layout" svg:width="0.213cm" svg:height="0.239cm" svg:x="12.492cm" svg:y="6.249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6cm" svg:height="0.321cm" svg:x="12.757cm" svg:y="6.161cm" svg:viewBox="0 0 161 322" svg:d="M0 322l42-199h-35l6-30h35l7-33c3-16 7-28 11-35s10-13 18-18 19-7 33-7c10 0 25 2 44 6l-7 34c-14-3-25-5-33-5s-14 2-18 6-7 13-10 27l-6 25h44l-6 30h-44l-41 199zM0 322z">
          <text:p/>
        </draw:path>
        <draw:path draw:style-name="gr7" draw:text-style-name="P4" draw:layer="layout" svg:width="0.218cm" svg:height="0.234cm" svg:x="12.897cm" svg:y="6.254cm" svg:viewBox="0 0 219 235" svg:d="M144 188c-28 32-56 47-84 47-18 0-33-5-44-15-11-11-16-23-16-37 0-10 2-27 8-50l27-133h39l-30 147c-3 12-5 22-5 29 0 8 3 15 8 20 6 4 13 7 24 7s21-3 31-8c11-5 20-12 27-21 8-9 14-20 19-33 3-8 7-21 11-41l21-100h39l-47 230h-37zM144 188z">
          <text:p/>
        </draw:path>
        <draw:path draw:style-name="gr7" draw:text-style-name="P4" draw:layer="layout" svg:width="0.257cm" svg:height="0.028cm" svg:x="13.106cm" svg:y="6.542cm" svg:viewBox="0 0 258 29" svg:d="M0 29v-29h258v29zM0 29z">
          <text:p/>
        </draw:path>
        <draw:path draw:style-name="gr7" draw:text-style-name="P4" draw:layer="layout" svg:width="0.117cm" svg:height="0.316cm" svg:x="13.423cm" svg:y="6.17cm" svg:viewBox="0 0 118 317" svg:d="M81 281l-6 32c-9 3-18 4-27 4-16 0-28-4-38-11-7-6-10-14-10-24 0-5 2-17 6-35l27-133h-30l6-30h31l12-56 45-28-18 84h39l-7 30h-38l-26 127c-4 16-6 25-6 29s1 8 4 11c3 2 7 3 13 3 9 0 17-1 23-3zM81 281z">
          <text:p/>
        </draw:path>
        <draw:path draw:style-name="gr7" draw:text-style-name="P4" draw:layer="layout" svg:width="0.105cm" svg:height="0.316cm" svg:x="13.542cm" svg:y="6.167cm" svg:viewBox="0 0 106 317" svg:d="M0 317l67-317h39l-67 317zM0 317z">
          <text:p/>
        </draw:path>
        <draw:path draw:style-name="gr7" draw:text-style-name="P4" draw:layer="layout" svg:width="0.238cm" svg:height="0.229cm" svg:x="13.618cm" svg:y="6.254cm" svg:viewBox="0 0 239 230" svg:d="M0 230l100-117-57-113h43l19 41c7 15 14 30 20 44l66-85h48l-96 116 57 114h-43l-23-47c-5-10-10-22-16-37l-69 84zM0 230z">
          <text:p/>
        </draw:path>
        <draw:path draw:style-name="gr7" draw:text-style-name="P4" draw:layer="layout" svg:width="0.257cm" svg:height="0.028cm" svg:x="13.811cm" svg:y="6.542cm" svg:viewBox="0 0 258 29" svg:d="M0 29v-29h258v29zM0 29z">
          <text:p/>
        </draw:path>
        <draw:path draw:style-name="gr7" draw:text-style-name="P4" draw:layer="layout" svg:width="0.17cm" svg:height="0.234cm" svg:x="14.118cm" svg:y="6.24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212cm" svg:height="0.239cm" svg:x="14.259cm" svg:y="6.249cm" svg:viewBox="0 0 213 240" svg:d="M161 156l38 5c-6 19-19 37-38 53-20 18-43 26-70 26-17 0-33-4-47-12-15-8-26-19-33-34s-11-32-11-51c0-26 6-50 17-74 12-23 27-41 45-52 19-11 39-17 61-17 27 0 48 9 65 26 16 16 25 39 25 69 0 11-2 22-3 34h-169c-1 5-2 9-2 13 0 21 5 38 15 49s22 17 37 17c13 0 26-5 39-14 13-8 23-21 31-38zM47 100h129c0-5 0-7 0-9 0-20-5-34-15-45-9-10-22-16-38-16s-32 6-45 18c-14 11-25 29-31 52zM47 100z">
          <text:p/>
        </draw:path>
        <draw:path draw:style-name="gr7" draw:text-style-name="P4" draw:layer="layout" svg:width="0.203cm" svg:height="0.239cm" svg:x="14.519cm" svg:y="6.249cm" svg:viewBox="0 0 204 240" svg:d="M0 156l39-2c0 11 1 20 5 29 3 8 10 14 19 19s20 8 33 8c17 0 30-4 38-11 9-7 14-15 14-25 0-6-3-12-8-18-5-7-18-14-39-23s-34-15-40-19c-10-6-17-13-22-21-5-7-7-17-7-27 0-18 7-34 21-47 15-12 35-19 61-19 29 0 51 7 66 20s23 31 24 53l-38 2c-2-14-7-25-16-33s-22-12-38-12c-14 0-25 3-32 9-8 6-11 13-11 21 0 6 3 13 9 18 4 4 16 10 34 17 29 13 48 24 56 32 13 12 19 26 19 43 0 12-3 23-10 34s-18 19-32 26c-15 7-31 10-51 10-27 0-49-6-68-20-19-13-27-34-26-64zM0 156z">
          <text:p/>
        </draw:path>
        <draw:path draw:style-name="gr7" draw:text-style-name="P4" draw:layer="layout" svg:width="0.241cm" svg:height="0.321cm" svg:x="14.716cm" svg:y="6.249cm" svg:viewBox="0 0 242 322" svg:d="M0 322l66-317h37l-7 32c13-14 25-24 36-29s22-8 34-8c22 0 40 8 54 24 15 16 22 39 22 68 0 24-4 46-12 66-8 19-18 35-29 47-12 12-24 21-36 27-11 5-23 8-36 8-27 0-49-14-63-42l-27 124zM77 140c0 18 2 30 5 36 3 10 9 17 17 23s18 8 29 8c22 0 40-12 54-37s21-51 21-78c0-19-5-34-14-45s-21-16-35-16c-10 0-19 3-27 8-9 6-17 13-24 24-7 10-14 23-19 38-4 15-7 28-7 39zM77 140z">
          <text:p/>
        </draw:path>
        <draw:path draw:style-name="gr7" draw:text-style-name="P4" draw:layer="layout" svg:width="0.142cm" svg:height="0.134cm" svg:x="15.037cm" svg:y="6.161cm" svg:viewBox="0 0 143 135" svg:d="M0 64l10-31c23 8 39 15 50 21-3-26-4-44-4-54h31c-1 14-2 32-5 54 15-8 32-15 51-21l10 31c-18 6-36 10-53 12 8 8 20 21 36 41l-25 18c-9-11-19-27-30-46-11 20-20 36-29 46l-25-18c17-21 29-34 36-41-19-3-36-7-53-12zM0 64z">
          <text:p/>
        </draw:path>
        <draw:path draw:style-name="gr7" draw:text-style-name="P4" draw:layer="layout" svg:width="0.33cm" svg:height="0.335cm" svg:x="31.611cm" svg:y="18.414cm" svg:viewBox="0 0 331 336" svg:d="M0 163c0-28 7-55 21-81 14-27 33-47 58-61 26-14 55-21 86-21 49 0 89 16 120 48 30 31 46 71 46 119s-16 89-47 121-71 48-118 48c-30 0-58-7-84-20-27-13-47-33-61-59s-21-57-21-94zM87 168c0 32 8 56 23 73s34 25 56 25 40-8 55-25 23-41 23-74c0-31-8-55-23-72s-33-26-55-26-41 9-56 26-23 41-23 73zM87 168z">
          <text:p/>
        </draw:path>
        <draw:path draw:style-name="gr7" draw:text-style-name="P4" draw:layer="layout" svg:width="0.188cm" svg:height="0.441cm" svg:x="31.993cm" svg:y="18.308cm" svg:viewBox="0 0 189 442" svg:d="M182 113v68h-58v130c0 26 0 41 1 45 2 4 4 8 8 11s9 5 15 5c8 0 19-3 34-9l7 66c-19 8-42 13-67 13-15 0-29-3-42-8-12-5-21-12-27-20-5-8-9-19-11-33-2-10-3-30-3-60v-140h-39v-68h39v-63l85-50v113zM182 113z">
          <text:p/>
        </draw:path>
        <draw:path draw:style-name="gr7" draw:text-style-name="P4" draw:layer="layout" svg:width="0.291cm" svg:height="0.442cm" svg:x="32.247cm" svg:y="18.3cm" svg:viewBox="0 0 292 443" svg:d="M85 0v162c27-31 60-47 98-47 20 0 37 3 53 11 16 7 28 16 36 27 7 11 13 24 16 38 3 13 4 35 4 63v189h-85v-170c0-34-1-55-4-64-4-9-9-16-18-21-8-6-18-8-30-8-14 0-27 3-38 10s-19 17-24 31c-6 14-8 34-8 61v161h-85v-443zM85 0z">
          <text:p/>
        </draw:path>
        <draw:path draw:style-name="gr7" draw:text-style-name="P4" draw:layer="layout" svg:width="0.299cm" svg:height="0.335cm" svg:x="32.619cm" svg:y="18.414cm" svg:viewBox="0 0 300 336" svg:d="M211 226l85 14c-11 31-28 55-52 72-23 16-53 24-88 24-56 0-97-18-124-55-21-29-32-66-32-111 0-53 14-94 41-124 28-31 64-46 107-46 47 0 85 16 113 48 27 31 40 79 39 144h-213c1 26 8 45 21 60 13 13 30 20 49 20 13 0 24-3 33-11 9-7 16-19 21-35zM216 140c-1-25-7-43-19-56-12-12-27-19-44-19-19 0-34 7-47 20-12 14-17 32-17 55zM216 140z">
          <text:p/>
        </draw:path>
        <draw:path draw:style-name="gr7" draw:text-style-name="P4" draw:layer="layout" svg:width="0.207cm" svg:height="0.327cm" svg:x="32.993cm" svg:y="18.414cm" svg:viewBox="0 0 208 328" svg:d="M85 328h-85v-321h79v46c14-22 26-36 37-43 10-7 22-10 36-10 20 0 38 5 56 16l-26 74c-14-9-28-14-40-14s-22 3-31 10c-7 7-14 19-19 36s-7 53-7 107zM85 328z">
          <text:p/>
        </draw:path>
        <draw:path draw:style-name="gr7" draw:text-style-name="P4" draw:layer="layout" svg:width="0.044cm" svg:height="0.229cm" svg:x="33.213cm" svg:y="18.513cm" svg:viewBox="0 0 45 230" svg:d="M0 44v-44h45v44zM0 230v-45h45v45zM0 230z">
          <text:p/>
        </draw:path>
        <draw:path draw:style-name="gr7" draw:text-style-name="P4" draw:layer="layout" svg:width="0.249cm" svg:height="0.321cm" svg:x="33.428cm" svg:y="18.426cm" svg:viewBox="0 0 250 322" svg:d="M208 0h42v183c0 32-4 57-11 76-8 19-21 34-40 46-18 11-43 17-73 17s-55-5-73-15c-19-11-33-26-41-45s-12-46-12-79v-183h42v182c0 28 3 49 8 61 5 13 14 23 26 31 13 7 28 10 46 10 31 0 53-7 65-21 14-14 21-41 21-81zM208 0z">
          <text:p/>
        </draw:path>
        <draw:path draw:style-name="gr7" draw:text-style-name="P4" draw:layer="layout" svg:width="0.189cm" svg:height="0.239cm" svg:x="33.716cm" svg:y="18.508cm" svg:viewBox="0 0 190 240" svg:d="M0 166l38-6c2 16 8 28 18 36s24 12 42 12 31-4 40-11c8-7 13-16 13-26 0-9-4-16-12-21-5-3-19-7-40-13-28-7-48-13-59-18-11-6-20-13-25-22-6-9-9-20-9-31 0-10 2-20 7-29 5-8 11-16 20-21 5-5 14-8 24-11s22-5 34-5c18 0 33 3 47 8s24 12 30 21c7 9 12 21 14 35l-38 5c-2-11-7-20-15-27s-20-10-35-10c-18 0-31 3-39 9-8 5-11 12-11 21 0 5 1 9 4 13 4 4 9 7 16 10 3 1 15 5 34 10 28 8 46 14 57 18 11 5 20 12 26 21s9 20 9 33-3 26-11 37c-7 11-18 20-32 26-15 7-31 10-49 10-30 0-53-6-68-19-16-12-26-30-30-55zM0 166z">
          <text:p/>
        </draw:path>
        <draw:path draw:style-name="gr7" draw:text-style-name="P4" draw:layer="layout" svg:width="0.211cm" svg:height="0.239cm" svg:x="33.939cm" svg:y="18.508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24cm" svg:height="0.234cm" svg:x="34.217cm" svg:y="18.508cm" svg:viewBox="0 0 125 235" svg:d="M0 235v-230h35v34c9-16 17-26 25-31 7-5 15-8 25-8 13 0 26 4 40 12l-13 36c-10-5-20-8-29-8s-16 3-23 8-12 12-15 21c-4 14-6 29-6 45v121zM0 235z">
          <text:p/>
        </draw:path>
        <draw:path draw:style-name="gr7" draw:text-style-name="P4" draw:layer="layout" svg:width="0.198cm" svg:height="0.321cm" svg:x="34.423cm" svg:y="18.426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211cm" svg:height="0.239cm" svg:x="34.689cm" svg:y="18.508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34cm" svg:height="0.321cm" svg:x="34.942cm" svg:y="18.42cm" svg:viewBox="0 0 135 322" svg:d="M35 322v-199h-35v-30h35v-25c0-15 1-27 4-34 4-10 10-18 19-24 10-7 23-10 41-10 10 0 22 1 36 4l-6 34c-8-1-16-2-23-2-12 0-20 3-25 8-5 4-7 13-7 27v22h44v30h-44v199zM35 322z">
          <text:p/>
        </draw:path>
        <draw:path draw:style-name="gr7" draw:text-style-name="P4" draw:layer="layout" svg:width="0.039cm" svg:height="0.316cm" svg:x="35.099cm" svg:y="18.426cm" svg:viewBox="0 0 40 317" svg:d="M0 45v-45h40v45zM0 317v-230h40v230zM0 317z">
          <text:p/>
        </draw:path>
        <draw:path draw:style-name="gr7" draw:text-style-name="P4" draw:layer="layout" svg:width="0.186cm" svg:height="0.234cm" svg:x="35.187cm" svg:y="18.508cm" svg:viewBox="0 0 187 235" svg:d="M0 235v-230h35v32c17-25 41-37 73-37 14 0 27 3 38 8 12 4 21 11 26 19 6 8 11 17 13 28 1 8 2 20 2 38v142h-39v-140c0-16-1-28-5-35-2-8-8-15-16-19-8-5-17-8-27-8-16 0-31 6-43 16-12 11-18 31-18 60v126zM0 235z">
          <text:p/>
        </draw:path>
        <draw:path draw:style-name="gr7" draw:text-style-name="P4" draw:layer="layout" svg:width="0.211cm" svg:height="0.239cm" svg:x="35.438cm" svg:y="18.508cm" svg:viewBox="0 0 212 240" svg:d="M170 161l41 4c-6 24-18 42-36 56-17 13-39 19-65 19-34 0-61-10-80-31-20-21-30-50-30-87 0-39 10-69 30-90s46-32 77-32 56 10 76 31c19 21 29 50 29 88 0 2 0 6 0 10h-171c1 26 8 45 21 59 12 13 29 20 48 20 14 0 27-4 37-11 10-8 18-20 23-36zM43 98h128c-2-20-7-34-15-44-12-15-28-22-48-22-18 0-33 6-45 18s-19 28-20 48zM43 98z">
          <text:p/>
        </draw:path>
        <draw:path draw:style-name="gr7" draw:text-style-name="P4" draw:layer="layout" svg:width="0.198cm" svg:height="0.321cm" svg:x="35.702cm" svg:y="18.426cm" svg:viewBox="0 0 199 322" svg:d="M163 317v-29c-14 23-36 34-64 34-18 0-36-5-51-15s-27-24-36-42c-8-19-12-40-12-63s4-43 11-62c8-19 19-33 35-43 15-10 32-15 51-15 14 0 26 3 37 9s20 13 27 22v-113h38v317zM40 202c0 29 6 51 18 66 13 15 27 22 44 22s32-7 43-21c12-14 18-35 18-64 0-31-6-54-18-69s-26-22-44-22-32 7-44 21c-11 14-17 36-17 67zM40 202z">
          <text:p/>
        </draw:path>
        <draw:path draw:style-name="gr7" draw:text-style-name="P4" draw:layer="layout" svg:width="0.371cm" svg:height="0.28cm" svg:x="23.337cm" svg:y="6.158cm" svg:viewBox="0 0 372 281" svg:d="M0 281v-275h41v39c9-14 21-25 35-33s31-12 49-12c20 0 37 4 50 12 13 9 22 20 27 36 23-32 51-48 85-48 28 0 49 8 63 23 15 15 22 38 22 70v188h-46v-173c0-18-2-32-5-40-3-9-8-15-16-20s-17-8-28-8c-19 0-36 7-48 19-13 13-19 34-19 63v159h-47v-179c0-20-4-36-12-46-7-11-19-16-36-16-14 0-26 4-37 10-11 7-19 18-24 31s-8 32-8 57v143zM0 281z">
          <text:p/>
        </draw:path>
        <draw:path draw:style-name="gr7" draw:text-style-name="P4" draw:layer="layout" svg:width="0.371cm" svg:height="0.28cm" svg:x="23.778cm" svg:y="6.158cm" svg:viewBox="0 0 372 281" svg:d="M0 281v-275h41v39c9-14 21-25 35-33s31-12 49-12c20 0 37 4 50 12 13 9 22 20 27 36 23-32 51-48 85-48 28 0 49 8 63 23 15 15 22 38 22 70v188h-46v-173c0-18-2-32-5-40-3-9-8-15-16-20s-17-8-28-8c-19 0-36 7-48 19-13 13-19 34-19 63v159h-47v-179c0-20-4-36-12-46-7-11-19-16-36-16-14 0-26 4-37 10-11 7-19 18-24 31s-8 32-8 57v143zM0 281z">
          <text:p/>
        </draw:path>
        <draw:path draw:style-name="gr7" draw:text-style-name="P4" draw:layer="layout" svg:width="0.047cm" svg:height="0.379cm" svg:x="24.218cm" svg:y="6.059cm" svg:viewBox="0 0 48 380" svg:d="M0 54v-54h48v54zM0 380v-275h48v275zM0 380z">
          <text:p/>
        </draw:path>
        <draw:path draw:style-name="gr7" draw:text-style-name="P4" draw:layer="layout" svg:width="0.257cm" svg:height="0.287cm" svg:x="24.334cm" svg:y="6.158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309cm" svg:height="0.034cm" svg:x="24.616cm" svg:y="6.51cm" svg:viewBox="0 0 310 35" svg:d="M0 35v-35h310v35zM0 35z">
          <text:p/>
        </draw:path>
        <draw:path draw:style-name="gr7" draw:text-style-name="P4" draw:layer="layout" svg:width="0.377cm" svg:height="0.274cm" svg:x="24.934cm" svg:y="6.164cm" svg:viewBox="0 0 378 275" svg:d="M84 275l-84-275h48l44 159 16 59c1-3 6-22 15-57l43-161h48l42 160 13 52 16-53 47-159h46l-86 275h-49l-43-165-11-46-56 211zM84 275z">
          <text:p/>
        </draw:path>
        <draw:path draw:style-name="gr7" draw:text-style-name="P4" draw:layer="layout" svg:width="0.149cm" svg:height="0.28cm" svg:x="25.365cm" svg:y="6.158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53cm" svg:height="0.287cm" svg:x="25.526cm" svg:y="6.158cm" svg:viewBox="0 0 254 288" svg:d="M196 248c-18 14-35 25-51 31-15 6-33 9-51 9-30 0-54-8-70-22-16-15-24-34-24-57 0-14 3-26 9-37s14-20 24-27 22-12 34-15c9-3 23-5 42-8 37-4 65-9 83-16 0-6 0-10 0-11 0-20-5-33-14-41-12-10-29-15-53-15-22 0-38 4-48 11-11 8-19 21-24 41l-45-7c4-19 11-35 20-47 10-12 24-21 42-27 18-7 39-10 62-10 24 0 43 3 58 8 14 6 25 13 32 21s12 19 15 32c1 8 2 22 2 43v62c0 43 1 71 2 82 3 12 7 23 13 33h-49c-5-9-8-21-9-33zM192 143c-18 7-43 13-76 18-20 3-34 6-41 10-8 3-14 8-19 14-4 7-6 14-6 22 0 13 4 23 14 32 9 8 23 12 41 12s34-4 48-12 24-18 31-32c5-11 8-26 8-47zM192 143z">
          <text:p/>
        </draw:path>
        <draw:path draw:style-name="gr7" draw:text-style-name="P4" draw:layer="layout" svg:width="0.238cm" svg:height="0.386cm" svg:x="25.85cm" svg:y="6.158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38cm" svg:height="0.386cm" svg:x="26.159cm" svg:y="6.158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53cm" svg:height="0.287cm" svg:x="26.452cm" svg:y="6.158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149cm" svg:height="0.28cm" svg:x="26.776cm" svg:y="6.158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38cm" svg:height="0.385cm" svg:x="23.197cm" svg:y="10.866cm" svg:viewBox="0 0 239 386" svg:d="M44 380h-44v-380h47v135c20-24 45-36 75-36 17 0 33 3 48 10s28 16 38 28c10 13 18 28 23 45 6 18 8 37 8 56 0 47-11 84-35 109-23 26-51 39-84 39-32 0-58-13-76-41zM43 240c0 33 4 57 14 72 14 24 34 35 59 35 20 0 38-8 53-26 15-17 23-44 23-79 0-36-8-63-22-80s-31-25-52-25c-20 0-38 9-53 27-15 17-22 43-22 76zM43 240z">
          <text:p/>
        </draw:path>
        <draw:path draw:style-name="gr7" draw:text-style-name="P4" draw:layer="layout" svg:width="0.149cm" svg:height="0.28cm" svg:x="23.505cm" svg:y="10.964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047cm" svg:height="0.379cm" svg:x="23.682cm" svg:y="10.866cm" svg:viewBox="0 0 48 380" svg:d="M0 54v-54h48v54zM0 380v-275h48v275zM0 380z">
          <text:p/>
        </draw:path>
        <draw:path draw:style-name="gr7" draw:text-style-name="P4" draw:layer="layout" svg:width="0.238cm" svg:height="0.385cm" svg:x="23.797cm" svg:y="10.866cm" svg:viewBox="0 0 239 386" svg:d="M196 380v-35c-18 28-43 41-77 41-22 0-43-6-61-18s-33-29-43-51-15-46-15-75c0-27 4-52 14-74 9-23 23-40 41-51 19-12 39-18 62-18 17 0 31 3 44 10s24 16 32 27v-136h46v380zM48 242c0 36 8 62 23 80 14 17 32 25 52 25s38-8 52-24c14-17 22-42 22-76 0-38-8-66-23-83-14-18-32-27-53-27s-38 9-52 26-21 43-21 79zM48 242z">
          <text:p/>
        </draw:path>
        <draw:path draw:style-name="gr7" draw:text-style-name="P4" draw:layer="layout" svg:width="0.242cm" svg:height="0.392cm" svg:x="24.105cm" svg:y="10.964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253cm" svg:height="0.287cm" svg:x="24.416cm" svg:y="10.964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309cm" svg:height="0.034cm" svg:x="24.697cm" svg:y="11.316cm" svg:viewBox="0 0 310 35" svg:d="M0 35v-35h310v35zM0 35z">
          <text:p/>
        </draw:path>
        <draw:path draw:style-name="gr7" draw:text-style-name="P4" draw:layer="layout" svg:width="0.377cm" svg:height="0.274cm" svg:x="25.016cm" svg:y="10.971cm" svg:viewBox="0 0 378 275" svg:d="M84 275l-84-275h48l44 159 16 59c1-3 6-22 15-57l43-161h48l42 160 13 52 16-53 47-159h46l-86 275h-49l-43-165-11-46-56 211zM84 275z">
          <text:p/>
        </draw:path>
        <draw:path draw:style-name="gr7" draw:text-style-name="P4" draw:layer="layout" svg:width="0.149cm" svg:height="0.28cm" svg:x="25.446cm" svg:y="10.964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253cm" svg:height="0.287cm" svg:x="25.607cm" svg:y="10.964cm" svg:viewBox="0 0 254 288" svg:d="M196 248c-18 14-35 25-51 31-15 6-33 9-51 9-30 0-54-8-70-22-16-15-24-34-24-57 0-14 3-26 9-37s14-20 24-27 22-12 34-15c9-3 23-5 42-8 37-4 65-9 83-16 0-6 0-10 0-11 0-20-5-33-14-41-12-10-29-15-53-15-22 0-38 4-48 11-11 8-19 21-24 41l-45-7c4-19 11-35 20-47 10-12 24-21 42-27 18-7 39-10 62-10 24 0 43 3 58 8 14 6 25 13 32 21s12 19 15 32c1 8 2 22 2 43v62c0 43 1 71 2 82 3 12 7 23 13 33h-49c-5-9-8-21-9-33zM192 143c-18 7-43 13-76 18-20 3-34 6-41 10-8 3-14 8-19 14-4 7-6 14-6 22 0 13 4 23 14 32 9 8 23 12 41 12s34-4 48-12 24-18 31-32c5-11 8-26 8-47zM192 143z">
          <text:p/>
        </draw:path>
        <draw:path draw:style-name="gr7" draw:text-style-name="P4" draw:layer="layout" svg:width="0.238cm" svg:height="0.386cm" svg:x="25.931cm" svg:y="10.964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38cm" svg:height="0.386cm" svg:x="26.24cm" svg:y="10.964cm" svg:viewBox="0 0 239 387" svg:d="M0 387v-381h42v35c10-13 22-24 34-31 13-7 28-10 46-10 24 0 45 6 63 18s31 29 40 51 14 46 14 73c0 28-5 53-16 76-9 22-24 39-43 51s-40 18-61 18c-16 0-30-3-42-9-13-7-23-15-31-25v134zM42 145c0 36 7 62 22 79 14 16 31 25 52 25 20 0 38-9 53-27 15-17 22-44 22-81 0-35-7-61-21-78-15-18-32-26-52-26s-38 9-53 27c-15 19-23 46-23 81zM42 145z">
          <text:p/>
        </draw:path>
        <draw:path draw:style-name="gr7" draw:text-style-name="P4" draw:layer="layout" svg:width="0.253cm" svg:height="0.287cm" svg:x="26.489cm" svg:y="10.964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149cm" svg:height="0.28cm" svg:x="26.813cm" svg:y="10.964cm" svg:viewBox="0 0 150 281" svg:d="M0 281v-275h42v42c11-20 21-32 29-38 10-7 20-10 31-10 16 0 32 5 48 15l-16 43c-12-7-23-10-34-10s-20 3-29 9c-8 6-13 15-16 26-6 17-9 35-9 54v144zM0 281z">
          <text:p/>
        </draw:path>
        <draw:path draw:style-name="gr7" draw:text-style-name="P4" draw:layer="layout" svg:width="0.354cm" svg:height="0.379cm" svg:x="27.337cm" svg:y="10.469cm" svg:viewBox="0 0 355 380" svg:d="M0 380l146-380h54l155 380h-57l-44-115h-159l-42 115zM110 224h128l-39-105c-12-32-21-58-27-79-5 25-12 49-21 73zM110 224z">
          <text:p/>
        </draw:path>
        <draw:path draw:style-name="gr7" draw:text-style-name="P4" draw:layer="layout" svg:width="0.347cm" svg:height="0.379cm" svg:x="27.693cm" svg:y="10.469cm" svg:viewBox="0 0 348 380" svg:d="M0 380l147-198-129-182h59l69 97c15 21 25 36 31 47 9-13 19-28 30-43l76-101h55l-133 179 143 201h-62l-95-135c-6-8-11-17-17-26-8 14-14 23-18 28l-95 133zM0 380z">
          <text:p/>
        </draw:path>
        <draw:path draw:style-name="gr7" draw:text-style-name="P4" draw:layer="layout" svg:width="0.05cm" svg:height="0.379cm" svg:x="28.093cm" svg:y="10.469cm" svg:viewBox="0 0 51 380" svg:d="M0 380v-380h51v380zM0 380z">
          <text:p/>
        </draw:path>
        <draw:path draw:style-name="gr7" draw:text-style-name="P4" draw:layer="layout" svg:width="0.143cm" svg:height="0.047cm" svg:x="28.192cm" svg:y="10.687cm" svg:viewBox="0 0 144 48" svg:d="M0 48v-48h144v48zM0 48z">
          <text:p/>
        </draw:path>
        <draw:path draw:style-name="gr7" draw:text-style-name="P4" draw:layer="layout" svg:width="0.301cm" svg:height="0.391cm" svg:x="28.376cm" svg:y="10.463cm" svg:viewBox="0 0 302 392" svg:d="M0 264l47-4c2 19 8 35 16 47s21 22 38 29c17 8 37 11 59 11 19 0 35-2 50-8s26-14 33-23c7-10 11-21 11-33s-4-22-11-31-18-17-34-23c-10-4-33-10-68-18-35-9-59-16-73-24-18-9-32-21-40-35-9-14-13-30-13-48 0-19 5-36 15-53 11-17 27-30 48-38 21-9 45-13 70-13 28 0 53 5 75 14 21 9 38 22 49 40 12 17 18 37 19 59l-48 4c-3-24-12-42-27-54-15-13-37-19-66-19-30 0-53 6-66 17-14 11-21 24-21 40 0 14 5 25 14 34 10 9 35 17 76 27 41 9 69 17 84 24 22 11 38 24 49 39s16 33 16 54c0 20-6 39-17 57-12 18-28 32-50 42s-46 14-73 14c-35 0-64-4-87-14s-42-25-55-46c-13-20-20-43-20-68zM0 264z">
          <text:p/>
        </draw:path>
        <draw:path draw:style-name="gr7" draw:text-style-name="P4" draw:layer="layout" svg:width="0.139cm" svg:height="0.38cm" svg:x="27.307cm" svg:y="11.085cm" svg:viewBox="0 0 140 381" svg:d="M140 381h-46v-297c-12 11-27 22-45 33-18 10-35 18-49 23v-45c26-12 49-27 68-44 20-17 34-34 42-51h30zM140 381z">
          <text:p/>
        </draw:path>
        <draw:path draw:style-name="gr7" draw:text-style-name="P4" draw:layer="layout" svg:width="0.247cm" svg:height="0.387cm" svg:x="27.58cm" svg:y="11.085cm" svg:viewBox="0 0 248 388" svg:d="M0 194c0-45 4-81 14-108 9-28 23-49 41-64s41-22 69-22c20 0 38 4 53 12 16 9 29 21 39 36 10 16 18 34 23 56 6 22 9 52 9 90 0 45-5 81-14 108s-23 48-41 63-41 23-69 23c-37 0-66-14-87-40-25-31-37-82-37-154zM48 194c0 62 7 104 22 124 15 21 33 32 54 32s39-11 54-32c14-20 22-62 22-124s-8-104-22-124c-15-21-33-31-55-31-21 0-38 9-51 27-16 23-24 66-24 128zM48 194z">
          <text:p/>
        </draw:path>
        <draw:path draw:style-name="gr7" draw:text-style-name="P4" draw:layer="layout" svg:width="0.251cm" svg:height="0.38cm" svg:x="27.883cm" svg:y="11.085cm" svg:viewBox="0 0 252 381" svg:d="M252 336v45h-252c0-11 2-21 6-32 6-17 16-34 30-51 14-16 35-35 62-57 41-34 69-61 83-81 15-19 22-38 22-56s-6-34-20-46c-13-13-30-19-52-19s-40 6-54 20c-13 13-20 32-20 56l-48-5c3-36 15-63 37-82 21-19 50-28 87-28 36 0 65 10 86 30 21 21 32 46 32 76 0 15-3 30-10 45-6 14-16 29-31 46-14 16-38 38-71 66-28 24-46 40-55 49-8 8-14 16-19 24zM252 336z">
          <text:p/>
        </draw:path>
        <draw:path draw:style-name="gr7" draw:text-style-name="P4" draw:layer="layout" svg:width="0.262cm" svg:height="0.379cm" svg:x="28.182cm" svg:y="11.086cm" svg:viewBox="0 0 263 380" svg:d="M165 380v-91h-165v-43l174-246h38v246h51v43h-51v91zM165 246v-171l-119 171zM165 246z">
          <text:p/>
        </draw:path>
        <draw:path draw:style-name="gr7" draw:text-style-name="P4" draw:layer="layout" svg:width="0.238cm" svg:height="0.385cm" svg:x="28.519cm" svg:y="11.086cm" svg:viewBox="0 0 239 386" svg:d="M44 380h-44v-380h47v135c20-24 45-36 75-36 17 0 33 3 48 10s28 16 38 28c10 13 18 28 23 45 6 18 8 37 8 56 0 47-11 84-35 109-23 26-51 39-84 39-32 0-58-13-76-41zM43 240c0 33 4 57 14 72 14 24 34 35 59 35 20 0 38-8 53-26 15-17 23-44 23-79 0-36-8-63-22-80s-31-25-52-25c-20 0-38 9-53 27-15 17-22 43-22 76zM43 240z">
          <text:p/>
        </draw:path>
        <draw:path draw:style-name="gr30" draw:text-style-name="P21" draw:layer="layout" svg:width="0.239cm" svg:height="0.287cm" svg:x="21.733cm" svg:y="5.849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30" draw:text-style-name="P21" draw:layer="layout" svg:width="0.047cm" svg:height="0.379cm" svg:x="22.011cm" svg:y="5.751cm" svg:viewBox="0 0 48 380" svg:d="M0 380v-380h48v380zM0 380z">
          <text:p/>
        </draw:path>
        <draw:path draw:style-name="gr30" draw:text-style-name="P21" draw:layer="layout" svg:width="0.227cm" svg:height="0.379cm" svg:x="22.144cm" svg:y="5.751cm" svg:viewBox="0 0 228 380" svg:d="M0 380v-380h47v217l110-112h61l-106 102 116 173h-57l-91-141-33 32v109zM0 380z">
          <text:p/>
        </draw:path>
        <draw:path draw:style-name="gr30" draw:text-style-name="P21" draw:layer="layout" svg:width="0.239cm" svg:height="0.287cm" svg:x="21.513cm" svg:y="6.466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30" draw:text-style-name="P21" draw:layer="layout" svg:width="0.257cm" svg:height="0.287cm" svg:x="21.774cm" svg:y="6.466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30" draw:text-style-name="P21" draw:layer="layout" svg:width="0.223cm" svg:height="0.28cm" svg:x="22.1cm" svg:y="6.466cm" svg:viewBox="0 0 224 281" svg:d="M0 281v-275h42v39c20-30 49-45 87-45 17 0 32 3 46 9s25 14 32 23c7 10 12 22 14 34 2 9 3 24 3 46v169h-47v-167c0-19-2-33-5-43-4-9-11-16-20-22s-20-9-32-9c-20 0-37 7-52 19-15 13-22 37-22 72v150zM0 281z">
          <text:p/>
        </draw:path>
        <draw:path draw:style-name="gr30" draw:text-style-name="P21" draw:layer="layout" svg:width="0.251cm" svg:height="0.274cm" svg:x="22.381cm" svg:y="6.473cm" svg:viewBox="0 0 252 275" svg:d="M104 275l-104-275h49l60 165c5 18 11 36 17 55 4-14 10-32 17-52l62-168h47l-104 275zM104 275z">
          <text:p/>
        </draw:path>
        <draw:path draw:style-name="gr30" draw:text-style-name="P21" draw:layer="layout" svg:width="0.239cm" svg:height="0.287cm" svg:x="21.734cm" svg:y="10.656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30" draw:text-style-name="P21" draw:layer="layout" svg:width="0.047cm" svg:height="0.379cm" svg:x="22.011cm" svg:y="10.557cm" svg:viewBox="0 0 48 380" svg:d="M0 380v-380h48v380zM0 380z">
          <text:p/>
        </draw:path>
        <draw:path draw:style-name="gr30" draw:text-style-name="P21" draw:layer="layout" svg:width="0.227cm" svg:height="0.379cm" svg:x="22.145cm" svg:y="10.557cm" svg:viewBox="0 0 228 380" svg:d="M0 380v-380h47v217l110-112h61l-106 102 116 173h-57l-91-141-33 32v109zM0 380z">
          <text:p/>
        </draw:path>
        <draw:path draw:style-name="gr30" draw:text-style-name="P21" draw:layer="layout" svg:width="0.239cm" svg:height="0.287cm" svg:x="21.469cm" svg:y="11.273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30" draw:text-style-name="P21" draw:layer="layout" svg:width="0.257cm" svg:height="0.287cm" svg:x="21.731cm" svg:y="11.273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30" draw:text-style-name="P21" draw:layer="layout" svg:width="0.223cm" svg:height="0.28cm" svg:x="22.057cm" svg:y="11.273cm" svg:viewBox="0 0 224 281" svg:d="M0 281v-275h42v39c20-30 49-45 87-45 17 0 32 3 46 9s25 14 32 23c7 10 12 22 14 34 2 9 3 24 3 46v169h-47v-167c0-19-2-33-5-43-4-9-11-16-20-22s-20-9-32-9c-20 0-37 7-52 19-15 13-22 37-22 72v150zM0 281z">
          <text:p/>
        </draw:path>
        <draw:path draw:style-name="gr30" draw:text-style-name="P21" draw:layer="layout" svg:width="0.251cm" svg:height="0.274cm" svg:x="22.337cm" svg:y="11.279cm" svg:viewBox="0 0 252 275" svg:d="M104 275l-104-275h49l60 165c5 18 11 36 17 55 4-14 10-32 17-52l62-168h47l-104 275zM104 275z">
          <text:p/>
        </draw:path>
        <draw:path draw:style-name="gr7" draw:text-style-name="P4" draw:layer="layout" svg:width="0.354cm" svg:height="0.379cm" svg:x="26.496cm" svg:y="5.31cm" svg:viewBox="0 0 355 380" svg:d="M0 380l146-380h54l155 380h-57l-44-115h-159l-42 115zM110 224h128l-39-105c-12-32-21-58-27-79-5 25-12 49-21 73zM110 224z">
          <text:p/>
        </draw:path>
        <draw:path draw:style-name="gr7" draw:text-style-name="P4" draw:layer="layout" svg:width="0.347cm" svg:height="0.379cm" svg:x="26.851cm" svg:y="5.31cm" svg:viewBox="0 0 348 380" svg:d="M0 380l147-198-129-182h59l69 97c15 21 25 36 31 47 9-13 19-28 30-43l76-101h55l-133 179 143 201h-62l-95-135c-6-8-11-17-17-26-8 14-14 23-18 28l-95 133zM0 380z">
          <text:p/>
        </draw:path>
        <draw:path draw:style-name="gr7" draw:text-style-name="P4" draw:layer="layout" svg:width="0.05cm" svg:height="0.379cm" svg:x="27.252cm" svg:y="5.31cm" svg:viewBox="0 0 51 380" svg:d="M0 380v-380h51v380zM0 380z">
          <text:p/>
        </draw:path>
        <draw:path draw:style-name="gr7" draw:text-style-name="P4" draw:layer="layout" svg:width="0.047cm" svg:height="0.379cm" svg:x="27.545cm" svg:y="5.31cm" svg:viewBox="0 0 48 380" svg:d="M0 380v-380h48v380zM0 380z">
          <text:p/>
        </draw:path>
        <draw:path draw:style-name="gr7" draw:text-style-name="P4" draw:layer="layout" svg:width="0.047cm" svg:height="0.379cm" svg:x="27.678cm" svg:y="5.31cm" svg:viewBox="0 0 48 380" svg:d="M0 54v-54h48v54zM0 380v-275h48v275zM0 380z">
          <text:p/>
        </draw:path>
        <draw:path draw:style-name="gr7" draw:text-style-name="P4" draw:layer="layout" svg:width="0.134cm" svg:height="0.373cm" svg:x="27.785cm" svg:y="5.319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253cm" svg:height="0.287cm" svg:x="27.926cm" svg:y="5.408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143cm" svg:height="0.047cm" svg:x="28.233cm" svg:y="5.528cm" svg:viewBox="0 0 144 48" svg:d="M0 48v-48h144v48zM0 48z">
          <text:p/>
        </draw:path>
        <draw:path draw:style-name="gr7" draw:text-style-name="P4" draw:layer="layout" svg:width="0.362cm" svg:height="0.379cm" svg:x="28.432cm" svg:y="5.31cm" svg:viewBox="0 0 363 380" svg:d="M0 380v-380h76l90 269c8 25 14 44 18 56 4-13 10-34 20-60l91-265h68v380h-49v-318l-110 318h-46l-110-323v323zM0 380z">
          <text:p/>
        </draw:path>
        <draw:path draw:style-name="gr7" draw:text-style-name="P4" draw:layer="layout" svg:width="0.248cm" svg:height="0.387cm" svg:x="27.93cm" svg:y="5.926cm" svg:viewBox="0 0 249 388" svg:d="M0 281l47-6c5 26 14 45 27 57s29 18 47 18c22 0 41-8 56-23s23-34 23-57c0-21-7-39-22-52-13-15-31-22-53-22-9 0-20 2-33 6l6-42c3 1 5 1 7 1 20 0 38-5 53-15 17-11 25-27 25-49 0-17-6-31-18-42-11-11-26-17-45-17-18 0-33 6-45 17-12 12-20 29-23 51l-47-8c5-31 18-55 39-72 20-17 45-26 75-26 21 0 40 5 57 14 18 9 31 21 41 36 9 15 13 31 13 49 0 16-4 31-13 45-9 13-22 24-39 31 23 6 40 16 52 33 13 16 19 37 19 61 0 34-12 62-37 85-24 23-54 34-91 34-33 0-61-10-83-29-22-21-35-46-38-78zM0 281z">
          <text:p/>
        </draw:path>
        <draw:path draw:style-name="gr7" draw:text-style-name="P4" draw:layer="layout" svg:width="0.251cm" svg:height="0.38cm" svg:x="28.232cm" svg:y="5.926cm" svg:viewBox="0 0 252 381" svg:d="M252 336v45h-252c0-11 2-21 6-32 6-17 16-34 30-51 14-16 35-35 62-57 41-34 69-61 83-81 15-19 22-38 22-56s-6-34-20-46c-13-13-30-19-52-19s-40 6-54 20c-13 13-20 32-20 56l-48-5c3-36 15-63 37-82 21-19 50-28 87-28 36 0 65 10 86 30 21 21 32 46 32 76 0 15-3 30-10 45-6 14-16 29-31 46-14 16-38 38-71 66-28 24-46 40-55 49-8 8-14 16-19 24zM252 336z">
          <text:p/>
        </draw:path>
        <draw:path draw:style-name="gr7" draw:text-style-name="P4" draw:layer="layout" svg:width="0.238cm" svg:height="0.385cm" svg:x="28.559cm" svg:y="5.927cm" svg:viewBox="0 0 239 386" svg:d="M44 380h-44v-380h47v135c20-24 45-36 75-36 17 0 33 3 48 10s28 16 38 28c10 13 18 28 23 45 6 18 8 37 8 56 0 47-11 84-35 109-23 26-51 39-84 39-32 0-58-13-76-41zM43 240c0 33 4 57 14 72 14 24 34 35 59 35 20 0 38-8 53-26 15-17 23-44 23-79 0-36-8-63-22-80s-31-25-52-25c-20 0-38 9-53 27-15 17-22 43-22 76zM43 240z">
          <text:p/>
        </draw:path>
        <draw:path draw:style-name="gr7" draw:text-style-name="P4" draw:layer="layout" svg:width="0.239cm" svg:height="0.287cm" svg:x="14.569cm" svg:y="15.374cm" svg:viewBox="0 0 240 288" svg:d="M194 180l46 7c-5 31-18 56-39 74-20 18-46 27-76 27-38 0-68-12-91-37s-34-60-34-106c0-30 5-56 15-78s25-39 45-50 42-17 66-17c29 0 54 8 73 23s31 36 37 64l-46 7c-4-18-11-32-23-41-11-10-24-15-40-15-23 0-42 9-57 26-15 16-22 43-22 79 0 37 7 64 21 81s33 25 56 25c18 0 33-6 45-17 13-11 21-28 24-52zM194 180z">
          <text:p/>
        </draw:path>
        <draw:path draw:style-name="gr7" draw:text-style-name="P4" draw:layer="layout" svg:width="0.161cm" svg:height="0.385cm" svg:x="14.818cm" svg:y="15.269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42cm" svg:height="0.392cm" svg:x="14.963cm" svg:y="15.374cm" svg:viewBox="0 0 243 393" svg:d="M9 304l46 7c1 14 7 24 16 30 11 9 27 13 47 13 21 0 38-4 49-13 12-9 20-20 25-36 2-9 3-29 3-60-20 24-46 36-76 36-38 0-67-13-88-41-21-27-31-60-31-98 0-26 4-50 14-72 10-23 23-40 41-52s39-18 64-18c33 0 60 13 81 39v-33h43v238c0 43-5 73-13 91-9 18-23 32-42 42-19 11-42 16-70 16-33 0-59-7-79-22-21-15-31-37-30-67zM48 139c0 36 7 62 21 79 14 16 32 24 54 24s40-8 54-24c15-17 22-43 22-78 0-33-7-59-23-76-14-17-32-25-54-25-20 0-38 8-53 25-14 17-21 42-21 75zM48 139z">
          <text:p/>
        </draw:path>
        <draw:path draw:style-name="gr7" draw:text-style-name="P4" draw:layer="layout" svg:width="0.309cm" svg:height="0.034cm" svg:x="15.246cm" svg:y="15.726cm" svg:viewBox="0 0 310 35" svg:d="M0 35v-35h310v35zM0 35z">
          <text:p/>
        </draw:path>
        <draw:path draw:style-name="gr7" draw:text-style-name="P4" draw:layer="layout" svg:width="0.134cm" svg:height="0.373cm" svg:x="15.572cm" svg:y="15.285cm" svg:viewBox="0 0 135 374" svg:d="M128 330l7 40c-14 3-26 4-36 4-17 0-30-2-39-7-10-6-16-13-20-22-4-8-6-27-6-55v-158h-34v-36h34v-68l47-28v96h47v36h-47v161c0 13 0 22 2 25 1 4 4 7 8 9 4 3 9 4 16 4 5 0 12 0 21-1zM128 330z">
          <text:p/>
        </draw:path>
        <draw:path draw:style-name="gr7" draw:text-style-name="P4" draw:layer="layout" svg:width="0.047cm" svg:height="0.379cm" svg:x="15.73cm" svg:y="15.276cm" svg:viewBox="0 0 48 380" svg:d="M0 54v-54h48v54zM0 380v-275h48v275zM0 380z">
          <text:p/>
        </draw:path>
        <draw:path draw:style-name="gr7" draw:text-style-name="P4" draw:layer="layout" svg:width="0.253cm" svg:height="0.287cm" svg:x="15.847cm" svg:y="15.374cm" svg:viewBox="0 0 254 288" svg:d="M204 193l48 5c-7 29-21 51-42 66-20 16-47 24-79 24-40 0-72-13-96-38-23-25-35-59-35-104 0-46 12-82 36-107 24-26 55-39 93-39 36 0 66 12 90 37 23 25 35 60 35 106 0 3 0 7 0 13h-206c2 30 11 53 26 69s34 24 57 24c17 0 32-4 44-13s22-24 29-43zM51 118h154c-2-24-8-41-18-53-15-18-34-27-58-27-21 0-40 7-54 21-15 15-22 34-24 59zM51 118z">
          <text:p/>
        </draw:path>
        <draw:path draw:style-name="gr7" draw:text-style-name="P4" draw:layer="layout" svg:width="0.257cm" svg:height="0.287cm" svg:x="16.154cm" svg:y="15.374cm" svg:viewBox="0 0 258 288" svg:d="M0 144c0-51 14-89 42-114 24-20 52-30 87-30 37 0 68 12 92 37 25 25 37 59 37 103 0 35-5 63-16 83-11 21-26 37-47 48-20 11-42 17-66 17-39 0-70-12-94-37-23-25-35-61-35-107zM48 144c0 35 7 61 23 79 15 17 34 26 58 26 23 0 43-9 58-26 15-18 23-45 23-81 0-34-8-59-24-77-15-17-34-26-57-26-24 0-43 9-58 26-16 17-23 43-23 79zM48 144z">
          <text:p/>
        </draw:path>
        <draw:path draw:style-name="gr7" draw:text-style-name="P4" draw:layer="layout" svg:width="0.161cm" svg:height="0.385cm" svg:x="16.45cm" svg:y="15.269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161cm" svg:height="0.385cm" svg:x="16.582cm" svg:y="15.269cm" svg:viewBox="0 0 162 386" svg:d="M42 386v-239h-42v-36h42v-29c0-19 1-32 4-41 5-13 13-23 24-30s27-11 48-11c13 0 28 2 44 5l-7 40c-10-1-19-2-28-2-15 0-25 3-31 9-5 6-8 17-8 34v25h54v36h-54v239zM42 386z">
          <text:p/>
        </draw:path>
        <draw:path draw:style-name="gr7" draw:text-style-name="P4" draw:layer="layout" svg:width="0.227cm" svg:height="0.287cm" svg:x="16.727cm" svg:y="15.374cm" svg:viewBox="0 0 228 288" svg:d="M0 199l46-7c2 19 10 33 21 42 12 10 29 15 51 15 21 0 37-4 47-13 10-8 16-19 16-31 0-10-5-18-14-25-7-4-23-9-48-15-34-9-58-17-71-23s-23-15-30-26-10-23-10-37c0-12 2-23 8-34 5-11 13-19 23-26 7-5 17-10 30-13 12-4 25-6 40-6 21 0 40 3 56 10 17 6 29 14 37 25 8 10 13 24 16 42l-46 6c-2-14-8-25-18-33-9-8-24-12-42-12-21 0-36 4-46 11-9 7-13 15-13 25 0 6 1 11 5 16s10 9 18 12c5 2 18 6 42 12 33 9 56 17 69 22 13 6 23 14 30 24 8 11 11 24 11 41 0 15-4 30-13 44-9 13-22 24-39 32-17 7-37 11-58 11-36 0-64-8-83-22-18-16-30-38-35-67zM0 199z">
          <text:p/>
        </draw:path>
        <draw:path draw:style-name="gr31" draw:text-style-name="P22" draw:layer="layout" svg:width="0.214cm" svg:height="0.514cm" svg:x="20.782cm" svg:y="3.234cm" svg:viewBox="0 0 215 515" svg:d="M55 515v-318h-55v-49h55v-39c0-24 2-42 7-54 5-17 16-30 31-40s36-15 63-15c18 0 37 2 59 6l-9 55c-13-2-26-4-37-4-19 0-32 4-40 13-8 8-12 23-12 45v33h71v49h-71v318zM55 515z">
          <text:p/>
        </draw:path>
        <draw:path draw:style-name="gr31" draw:text-style-name="P22" draw:layer="layout" svg:width="0.198cm" svg:height="0.374cm" svg:x="20.998cm" svg:y="3.374cm" svg:viewBox="0 0 199 375" svg:d="M0 375v-367h56v56c14-26 27-43 40-52 12-8 25-12 40-12 21 0 42 7 63 20l-21 57c-15-8-30-13-46-13-13 0-25 4-36 13-11 8-19 19-23 34-7 22-11 46-11 72v192zM0 375z">
          <text:p/>
        </draw:path>
        <draw:path draw:style-name="gr31" draw:text-style-name="P22" draw:layer="layout" svg:width="0.337cm" svg:height="0.382cm" svg:x="21.197cm" svg:y="3.374cm" svg:viewBox="0 0 338 383" svg:d="M261 330c-24 19-46 33-67 42-21 7-44 11-68 11-41 0-72-9-94-29-21-20-32-45-32-76 0-18 4-34 12-49 9-15 19-27 32-36 14-9 29-16 45-20 13-3 31-7 55-9 51-6 88-13 112-22 0-8 0-14 0-16 0-25-6-43-18-53-16-15-39-22-71-22-29 0-51 5-65 16-14 10-24 28-30 54l-61-8c6-26 15-47 27-63 13-16 31-29 55-37 24-9 52-13 83-13s57 4 76 11c20 7 34 17 44 28 9 11 15 25 19 42 2 11 4 30 4 57v83c0 58 1 95 3 110 3 15 8 30 16 44h-65c-7-13-11-28-12-45zM256 191c-23 9-57 17-102 23-26 4-44 8-54 13-11 4-19 11-25 20s-9 19-9 29c0 17 7 31 19 42 13 11 31 16 55 16s45-5 64-15 33-25 41-43c7-14 11-35 11-63zM256 191z">
          <text:p/>
        </draw:path>
        <draw:path draw:style-name="gr31" draw:text-style-name="P22" draw:layer="layout" svg:width="0.495cm" svg:height="0.374cm" svg:x="21.616cm" svg:y="3.374cm" svg:viewBox="0 0 496 375" svg:d="M0 375v-367h55v51c12-18 27-32 46-42 19-11 41-17 65-17 27 0 50 6 67 17 18 11 30 27 37 47 29-43 67-64 113-64 36 0 64 10 84 30 19 20 29 51 29 93v252h-61v-231c0-25-2-43-6-53-4-12-12-20-22-27-11-7-23-10-38-10-26 0-47 9-64 25-17 18-25 45-25 83v213h-63v-238c0-28-5-49-15-62-10-14-26-21-49-21-18 0-34 5-49 14s-25 23-32 40c-7 18-10 43-10 76v191zM0 375z">
          <text:p/>
        </draw:path>
        <draw:path draw:style-name="gr31" draw:text-style-name="P22" draw:layer="layout" svg:width="0.337cm" svg:height="0.382cm" svg:x="22.168cm" svg:y="3.374cm" svg:viewBox="0 0 338 383" svg:d="M272 257l64 8c-10 37-29 67-57 87-27 21-62 31-104 31-54 0-97-16-128-49s-47-80-47-139c0-62 16-110 48-144 31-34 73-51 123-51 49 0 89 17 120 50 31 34 47 80 47 141 0 3 0 9 0 16h-274c3 41 14 72 34 94 21 21 46 31 77 31 23 0 42-6 59-18 16-12 28-31 38-57zM68 156h204c-2-31-10-54-23-69-20-24-46-36-77-36-29 0-53 10-72 29-20 19-31 44-32 76zM68 156z">
          <text:p/>
        </draw:path>
        <draw:path draw:style-name="gr31" draw:text-style-name="P22" draw:layer="layout" svg:width="0.502cm" svg:height="0.366cm" svg:x="22.541cm" svg:y="3.382cm" svg:viewBox="0 0 503 367" svg:d="M113 367l-113-367h64l59 211 21 79c1-3 8-28 20-75l58-215h64l54 213 19 70 21-71 63-212h60l-114 367h-65l-58-220-15-63-74 283zM113 367z">
          <text:p/>
        </draw:path>
        <draw:path draw:style-name="gr31" draw:text-style-name="P22" draw:layer="layout" svg:width="0.343cm" svg:height="0.382cm" svg:x="23.092cm" svg:y="3.374cm" svg:viewBox="0 0 344 383" svg:d="M0 191c0-67 19-117 57-150 31-27 70-41 115-41 51 0 92 17 124 50s48 78 48 137c0 46-7 84-21 111-15 27-35 48-62 63s-57 22-89 22c-51 0-93-16-124-49-32-33-48-80-48-143zM64 191c0 47 10 83 31 106 20 24 46 35 77 35s56-11 77-35c21-23 31-59 31-108 0-45-10-79-31-103-21-23-46-35-77-35s-57 12-77 35c-21 23-31 58-31 105zM64 191z">
          <text:p/>
        </draw:path>
        <draw:path draw:style-name="gr31" draw:text-style-name="P22" draw:layer="layout" svg:width="0.198cm" svg:height="0.374cm" svg:x="23.511cm" svg:y="3.374cm" svg:viewBox="0 0 199 375" svg:d="M0 375v-367h56v56c14-26 27-43 40-52 12-8 25-12 40-12 21 0 42 7 63 20l-21 57c-15-8-30-13-46-13-13 0-25 4-36 13-11 8-19 19-23 34-7 22-11 46-11 72v192zM0 375z">
          <text:p/>
        </draw:path>
        <draw:path draw:style-name="gr31" draw:text-style-name="P22" draw:layer="layout" svg:width="0.303cm" svg:height="0.505cm" svg:x="23.732cm" svg:y="3.243cm" svg:viewBox="0 0 304 506" svg:d="M0 506v-506h62v289l147-150h81l-140 136 154 231h-77l-121-188-44 42v146zM0 506z">
          <text:p/>
        </draw:path>
        <draw:path draw:style-name="gr31" draw:text-style-name="P22" draw:layer="layout" svg:width="0.411cm" svg:height="0.045cm" svg:x="24.027cm" svg:y="3.844cm" svg:viewBox="0 0 412 46" svg:d="M0 46v-46h412v46zM0 46z">
          <text:p/>
        </draw:path>
        <draw:path draw:style-name="gr31" draw:text-style-name="P22" draw:layer="layout" svg:width="0.337cm" svg:height="0.382cm" svg:x="24.461cm" svg:y="3.374cm" svg:viewBox="0 0 338 383" svg:d="M261 330c-24 19-46 33-67 42-21 7-44 11-68 11-41 0-72-9-94-29-21-20-32-45-32-76 0-18 4-34 12-49 9-15 19-27 32-36 14-9 29-16 45-20 13-3 31-7 55-9 51-6 88-13 112-22 0-8 0-14 0-16 0-25-6-43-18-53-16-15-39-22-71-22-29 0-51 5-65 16-14 10-24 28-30 54l-61-8c6-26 15-47 27-63 13-16 31-29 55-37 24-9 52-13 83-13s57 4 76 11c20 7 34 17 44 28 9 11 15 25 19 42 2 11 4 30 4 57v83c0 58 1 95 3 110 3 15 8 30 16 44h-65c-7-13-11-28-12-45zM256 191c-23 9-57 17-102 23-26 4-44 8-54 13-11 4-19 11-25 20s-9 19-9 29c0 17 7 31 19 42 13 11 31 16 55 16s45-5 64-15 33-25 41-43c7-14 11-35 11-63zM256 191z">
          <text:p/>
        </draw:path>
        <draw:path draw:style-name="gr31" draw:text-style-name="P22" draw:layer="layout" svg:width="0.214cm" svg:height="0.514cm" svg:x="24.839cm" svg:y="3.234cm" svg:viewBox="0 0 215 515" svg:d="M55 515v-318h-55v-49h55v-39c0-24 2-42 7-54 5-17 16-30 31-40s36-15 63-15c18 0 37 2 59 6l-9 55c-13-2-26-4-37-4-19 0-32 4-40 13-8 8-12 23-12 45v33h71v49h-71v318zM55 515z">
          <text:p/>
        </draw:path>
        <draw:path draw:style-name="gr31" draw:text-style-name="P22" draw:layer="layout" svg:width="0.296cm" svg:height="0.374cm" svg:x="25.054cm" svg:y="3.382cm" svg:viewBox="0 0 297 375" svg:d="M242 367v-54c-29 41-68 62-117 62-22 0-42-4-61-12-18-9-32-19-41-31-10-13-16-29-20-47-2-12-3-31-3-58v-227h62v203c0 33 1 55 4 66 4 16 12 29 25 38 12 10 28 14 47 14 18 0 36-4 52-14 17-9 28-22 35-39s10-40 10-72v-196h62v367zM242 367z">
          <text:p/>
        </draw:path>
        <draw:path draw:style-name="gr7" draw:text-style-name="P4" draw:layer="layout" svg:width="0.241cm" svg:height="0.321cm" svg:x="31.308cm" svg:y="1.839cm" svg:viewBox="0 0 242 322" svg:d="M0 322l66-317h37l-7 32c13-14 25-24 36-29s22-8 34-8c22 0 40 8 54 24 15 16 22 39 22 68 0 24-4 46-12 66-8 19-18 35-29 47-12 12-24 21-36 27-11 5-23 8-36 8-27 0-49-14-63-42l-27 124zM77 140c0 18 2 30 5 36 3 10 9 17 17 23s18 8 29 8c22 0 40-12 54-37s21-51 21-78c0-19-5-34-14-45s-21-16-35-16c-10 0-19 3-27 8-9 6-17 13-24 24-7 10-14 23-19 38-4 15-7 28-7 39zM77 140z">
          <text:p/>
        </draw:path>
        <draw:path draw:style-name="gr7" draw:text-style-name="P4" draw:layer="layout" svg:width="0.213cm" svg:height="0.239cm" svg:x="31.596cm" svg:y="1.839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7cm" svg:height="0.234cm" svg:x="31.856cm" svg:y="1.83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117cm" svg:height="0.316cm" svg:x="31.999cm" svg:y="1.76cm" svg:viewBox="0 0 118 317" svg:d="M81 281l-6 32c-9 3-18 4-27 4-16 0-28-4-38-11-7-6-10-14-10-24 0-5 2-17 6-35l27-133h-30l6-30h31l12-56 45-28-18 84h39l-7 30h-38l-26 127c-4 16-6 25-6 29s1 8 4 11c3 2 7 3 13 3 9 0 17-1 23-3zM81 281z">
          <text:p/>
        </draw:path>
        <draw:path draw:style-name="gr7" draw:text-style-name="P4" draw:layer="layout" svg:width="0.105cm" svg:height="0.316cm" svg:x="32.119cm" svg:y="1.757cm" svg:viewBox="0 0 106 317" svg:d="M58 44l9-44h39l-9 44zM0 317l48-230h40l-48 230zM0 317z">
          <text:p/>
        </draw:path>
        <draw:path draw:style-name="gr7" draw:text-style-name="P4" draw:layer="layout" svg:width="0.213cm" svg:height="0.239cm" svg:x="32.214cm" svg:y="1.839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105cm" svg:height="0.316cm" svg:x="32.471cm" svg:y="1.757cm" svg:viewBox="0 0 106 317" svg:d="M0 317l67-317h39l-67 317zM0 317z">
          <text:p/>
        </draw:path>
        <draw:path draw:style-name="gr7" draw:text-style-name="P4" draw:layer="layout" svg:width="0.17cm" svg:height="0.234cm" svg:x="32.65cm" svg:y="1.83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212cm" svg:height="0.239cm" svg:x="32.79cm" svg:y="1.839cm" svg:viewBox="0 0 213 240" svg:d="M161 156l38 5c-6 19-19 37-38 53-20 18-43 26-70 26-17 0-33-4-47-12-15-8-26-19-33-34s-11-32-11-51c0-26 6-50 17-74 12-23 27-41 45-52 19-11 39-17 61-17 27 0 48 9 65 26 16 16 25 39 25 69 0 11-2 22-3 34h-169c-1 5-2 9-2 13 0 21 5 38 15 49s22 17 37 17c13 0 26-5 39-14 13-8 23-21 31-38zM47 100h129c0-5 0-7 0-9 0-20-5-34-15-45-9-10-22-16-38-16s-32 6-45 18c-14 11-25 29-31 52zM47 100z">
          <text:p/>
        </draw:path>
        <draw:path draw:style-name="gr7" draw:text-style-name="P4" draw:layer="layout" svg:width="0.201cm" svg:height="0.239cm" svg:x="33.057cm" svg:y="1.839cm" svg:viewBox="0 0 202 240" svg:d="M148 151l40 4c-10 29-24 50-43 64-18 14-38 21-61 21-25 0-46-8-61-24-15-17-23-39-23-68 0-25 5-50 15-74s24-43 42-55c19-13 40-19 64-19 25 0 44 7 58 21 15 14 23 32 23 55l-39 2c0-14-4-25-13-34-8-8-19-12-32-12-16 0-30 5-41 15-12 10-21 25-28 45-6 20-10 40-10 59s5 34 14 44c8 10 19 15 31 15 13 0 26-5 37-15 12-10 21-24 27-44zM148 151z">
          <text:p/>
        </draw:path>
        <draw:path draw:style-name="gr7" draw:text-style-name="P4" draw:layer="layout" svg:width="0.217cm" svg:height="0.239cm" svg:x="33.274cm" svg:y="1.839cm" svg:viewBox="0 0 218 240" svg:d="M0 147c0-44 13-81 39-111 23-24 51-36 86-36 28 0 50 9 67 26s26 40 26 69c0 27-5 52-17 75-10 22-26 40-45 52-20 12-40 18-62 18-18 0-34-4-49-12-14-7-25-18-33-32s-12-30-12-49zM39 143c0 22 5 39 16 50 10 11 24 17 40 17 8 0 16-2 24-5 8-4 16-9 23-16s13-15 18-24c5-8 9-18 12-29 5-14 7-28 7-41 0-20-5-36-16-48-10-11-24-17-39-17-13 0-24 3-34 9s-19 14-27 25-14 25-18 40-6 28-6 39zM39 143z">
          <text:p/>
        </draw:path>
        <draw:path draw:style-name="gr7" draw:text-style-name="P4" draw:layer="layout" svg:width="0.218cm" svg:height="0.234cm" svg:x="33.532cm" svg:y="1.839cm" svg:viewBox="0 0 219 235" svg:d="M0 235l48-230h36l-9 40c16-16 30-27 43-34 14-7 28-11 42-11 18 0 33 5 44 15 10 10 15 23 15 40 0 9-1 22-5 40l-29 140h-40l31-146c3-14 5-25 5-32s-3-13-9-18c-5-5-12-7-22-7-20 0-38 7-54 22-16 14-27 39-34 74l-23 107zM0 235z">
          <text:p/>
        </draw:path>
        <draw:path draw:style-name="gr7" draw:text-style-name="P4" draw:layer="layout" svg:width="0.16cm" svg:height="0.321cm" svg:x="33.802cm" svg:y="1.751cm" svg:viewBox="0 0 161 322" svg:d="M0 322l42-199h-35l6-30h35l7-33c3-16 7-28 11-35s10-13 18-18 19-7 33-7c10 0 25 2 44 6l-7 34c-14-3-25-5-33-5s-14 2-18 6-7 13-10 27l-6 25h44l-6 30h-44l-41 199zM0 322z">
          <text:p/>
        </draw:path>
        <draw:path draw:style-name="gr7" draw:text-style-name="P4" draw:layer="layout" svg:width="0.105cm" svg:height="0.316cm" svg:x="33.927cm" svg:y="1.757cm" svg:viewBox="0 0 106 317" svg:d="M58 44l9-44h39l-9 44zM0 317l48-230h40l-48 230zM0 317z">
          <text:p/>
        </draw:path>
        <draw:path draw:style-name="gr7" draw:text-style-name="P4" draw:layer="layout" svg:width="0.237cm" svg:height="0.325cm" svg:x="34.014cm" svg:y="1.839cm" svg:viewBox="0 0 238 326" svg:d="M1 255l39 3c0 10 1 16 4 21 2 4 6 7 11 10 7 3 16 5 28 5 24 0 40-6 51-18 6-9 13-26 19-54l3-19c-20 21-42 31-65 31s-42-8-58-25-23-41-23-73c0-26 6-49 18-71 13-22 27-38 44-48 17-11 35-17 53-17 30 0 53 14 69 42l8-37h36l-46 221c-6 24-12 43-20 57-8 13-20 24-34 31-15 8-32 12-51 12-18 0-34-2-48-7-13-5-23-12-29-21-7-9-10-19-10-31 0-4 0-8 1-12zM50 133c0 15 1 27 4 35 4 11 11 20 19 26 7 6 16 9 27 9 12 0 25-5 37-14 13-9 23-23 31-42s13-37 13-54c0-19-6-34-16-45-11-11-24-17-39-17-10 0-19 3-28 8s-18 13-25 23c-8 11-13 24-18 38-3 15-5 25-5 33zM50 133z">
          <text:p/>
        </draw:path>
        <draw:path draw:style-name="gr7" draw:text-style-name="P4" draw:layer="layout" svg:width="0.218cm" svg:height="0.234cm" svg:x="34.294cm" svg:y="1.844cm" svg:viewBox="0 0 219 235" svg:d="M144 188c-28 32-56 47-84 47-18 0-33-5-44-15-11-11-16-23-16-37 0-10 2-27 8-50l27-133h39l-30 147c-3 12-5 22-5 29 0 8 3 15 8 20 6 4 13 7 24 7s21-3 31-8c11-5 20-12 27-21 8-9 14-20 19-33 3-8 7-21 11-41l21-100h39l-47 230h-37zM144 188z">
          <text:p/>
        </draw:path>
        <draw:path draw:style-name="gr7" draw:text-style-name="P4" draw:layer="layout" svg:width="0.17cm" svg:height="0.234cm" svg:x="34.546cm" svg:y="1.83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213cm" svg:height="0.239cm" svg:x="34.683cm" svg:y="1.839cm" svg:viewBox="0 0 214 240" svg:d="M150 206c-13 12-26 20-39 26-13 5-26 8-40 8-22 0-39-6-52-19-13-12-19-29-19-48 0-13 3-24 8-34 6-10 14-17 24-23s21-11 36-14c8-1 25-3 50-4 24-1 42-3 52-7 3-11 5-20 5-27 0-9-3-16-10-22-9-7-22-10-40-10-16 0-30 4-41 11-10 7-17 17-22 30l-39-3c8-23 20-40 38-52 17-12 40-18 66-18 28 0 51 7 68 20 12 10 19 23 19 40 0 12-2 26-6 42l-12 57c-4 18-6 33-6 44 0 8 1 18 5 32h-40c-2-8-4-17-5-29zM165 118c-6 3-12 4-18 6-6 1-17 2-31 3-23 2-39 5-49 8-9 3-16 8-21 14-5 7-7 15-7 23 0 11 3 20 11 27s19 11 33 11c13 0 25-4 37-11s22-16 29-28c7-13 12-30 16-53zM165 118z">
          <text:p/>
        </draw:path>
        <draw:path draw:style-name="gr7" draw:text-style-name="P4" draw:layer="layout" svg:width="0.222cm" svg:height="0.321cm" svg:x="34.943cm" svg:y="1.757cm" svg:viewBox="0 0 223 322" svg:d="M0 317l66-317h39l-23 113c12-11 23-19 34-24 10-4 20-7 31-7 22 0 39 8 54 24 14 16 22 39 22 70 0 20-3 39-9 56-6 16-13 30-22 42-8 11-17 20-26 27s-19 12-28 16c-10 3-19 5-27 5-15 0-29-4-40-12-12-8-21-20-27-37l-9 44zM58 223v6c0 20 5 35 14 45 9 11 21 16 35 16s26-5 38-14c11-10 21-25 28-45s11-39 11-57c0-19-5-34-14-45-9-10-21-16-34-16-15 0-28 6-40 17-11 11-21 27-29 50-6 17-9 31-9 43zM58 223z">
          <text:p/>
        </draw:path>
        <draw:path draw:style-name="gr7" draw:text-style-name="P4" draw:layer="layout" svg:width="0.105cm" svg:height="0.316cm" svg:x="35.205cm" svg:y="1.757cm" svg:viewBox="0 0 106 317" svg:d="M0 317l67-317h39l-67 317zM0 317z">
          <text:p/>
        </draw:path>
        <draw:path draw:style-name="gr7" draw:text-style-name="P4" draw:layer="layout" svg:width="0.212cm" svg:height="0.239cm" svg:x="35.304cm" svg:y="1.839cm" svg:viewBox="0 0 213 240" svg:d="M161 156l38 5c-6 19-19 37-38 53-20 18-43 26-70 26-17 0-33-4-47-12-15-8-26-19-33-34s-11-32-11-51c0-26 6-50 17-74 12-23 27-41 45-52 19-11 39-17 61-17 27 0 48 9 65 26 16 16 25 39 25 69 0 11-2 22-3 34h-169c-1 5-2 9-2 13 0 21 5 38 15 49s22 17 37 17c13 0 26-5 39-14 13-8 23-21 31-38zM47 100h129c0-5 0-7 0-9 0-20-5-34-15-45-9-10-22-16-38-16s-32 6-45 18c-14 11-25 29-31 52zM47 100z">
          <text:p/>
        </draw:path>
        <draw:path draw:style-name="gr7" draw:text-style-name="P4" draw:layer="layout" svg:width="0.17cm" svg:height="0.234cm" svg:x="35.648cm" svg:y="1.839cm" svg:viewBox="0 0 171 235" svg:d="M0 235l49-230h34l-10 47c12-18 23-31 34-40 12-8 24-12 36-12 8 0 17 3 28 8l-16 36c-6-4-14-7-22-7-14 0-28 8-42 23-15 15-26 43-34 83l-20 92zM0 235z">
          <text:p/>
        </draw:path>
        <draw:path draw:style-name="gr7" draw:text-style-name="P4" draw:layer="layout" svg:width="0.212cm" svg:height="0.239cm" svg:x="35.789cm" svg:y="1.839cm" svg:viewBox="0 0 213 240" svg:d="M161 156l38 5c-6 19-19 37-38 53-20 18-43 26-70 26-17 0-33-4-47-12-15-8-26-19-33-34s-11-32-11-51c0-26 6-50 17-74 12-23 27-41 45-52 19-11 39-17 61-17 27 0 48 9 65 26 16 16 25 39 25 69 0 11-2 22-3 34h-169c-1 5-2 9-2 13 0 21 5 38 15 49s22 17 37 17c13 0 26-5 39-14 13-8 23-21 31-38zM47 100h129c0-5 0-7 0-9 0-20-5-34-15-45-9-10-22-16-38-16s-32 6-45 18c-14 11-25 29-31 52zM47 100z">
          <text:p/>
        </draw:path>
        <draw:path draw:style-name="gr7" draw:text-style-name="P4" draw:layer="layout" svg:width="0.237cm" svg:height="0.325cm" svg:x="36.042cm" svg:y="1.839cm" svg:viewBox="0 0 238 326" svg:d="M1 255l39 3c0 10 1 16 4 21 2 4 6 7 11 10 7 3 16 5 28 5 24 0 40-6 51-18 6-9 13-26 19-54l3-19c-20 21-42 31-65 31s-42-8-58-25-23-41-23-73c0-26 6-49 18-71 13-22 27-38 44-48 17-11 35-17 53-17 30 0 53 14 69 42l8-37h36l-46 221c-6 24-12 43-20 57-8 13-20 24-34 31-15 8-32 12-51 12-18 0-34-2-48-7-13-5-23-12-29-21-7-9-10-19-10-31 0-4 0-8 1-12zM50 133c0 15 1 27 4 35 4 11 11 20 19 26 7 6 16 9 27 9 12 0 25-5 37-14 13-9 23-23 31-42s13-37 13-54c0-19-6-34-16-45-11-11-24-17-39-17-10 0-19 3-28 8s-18 13-25 23c-8 11-13 24-18 38-3 15-5 25-5 33zM50 133z">
          <text:p/>
        </draw:path>
        <draw:path draw:style-name="gr7" draw:text-style-name="P4" draw:layer="layout" svg:width="0.105cm" svg:height="0.316cm" svg:x="36.308cm" svg:y="1.757cm" svg:viewBox="0 0 106 317" svg:d="M58 44l9-44h39l-9 44zM0 317l48-230h40l-48 230zM0 317z">
          <text:p/>
        </draw:path>
        <draw:path draw:style-name="gr7" draw:text-style-name="P4" draw:layer="layout" svg:width="0.217cm" svg:height="0.239cm" svg:x="36.405cm" svg:y="1.839cm" svg:viewBox="0 0 218 240" svg:d="M0 147c0-44 13-81 39-111 23-24 51-36 86-36 28 0 50 9 67 26s26 40 26 69c0 27-5 52-17 75-10 22-26 40-45 52-20 12-40 18-62 18-18 0-34-4-49-12-14-7-25-18-33-32s-12-30-12-49zM39 143c0 22 5 39 16 50 10 11 24 17 40 17 8 0 16-2 24-5 8-4 16-9 23-16s13-15 18-24c5-8 9-18 12-29 5-14 7-28 7-41 0-20-5-36-16-48-10-11-24-17-39-17-13 0-24 3-34 9s-19 14-27 25-14 25-18 40-6 28-6 39zM39 143z">
          <text:p/>
        </draw:path>
        <draw:path draw:style-name="gr7" draw:text-style-name="P4" draw:layer="layout" svg:width="0.218cm" svg:height="0.234cm" svg:x="36.663cm" svg:y="1.839cm" svg:viewBox="0 0 219 235" svg:d="M0 235l48-230h36l-9 40c16-16 30-27 43-34 14-7 28-11 42-11 18 0 33 5 44 15 10 10 15 23 15 40 0 9-1 22-5 40l-29 140h-40l31-146c3-14 5-25 5-32s-3-13-9-18c-5-5-12-7-22-7-20 0-38 7-54 22-16 14-27 39-34 74l-23 107zM0 235z">
          <text:p/>
        </draw:path>
        <draw:path draw:style-name="gr7" draw:text-style-name="P4" draw:layer="layout" svg:width="0.142cm" svg:height="0.134cm" svg:x="36.92cm" svg:y="1.751cm" svg:viewBox="0 0 143 135" svg:d="M0 64l10-31c23 8 39 15 50 21-3-26-4-44-4-54h31c-1 14-2 32-5 54 15-8 32-15 51-21l10 31c-18 6-36 10-53 12 8 8 20 21 36 41l-25 18c-9-11-19-27-30-46-11 20-20 36-29 46l-25-18c17-21 29-34 36-41-19-3-36-7-53-12zM0 64z">
          <text:p/>
        </draw:path>
        <draw:frame draw:style-name="gr32" draw:text-style-name="P24" draw:layer="layout" svg:width="5.154cm" svg:height="0.954cm" svg:x="31.242cm" svg:y="3.364cm">
          <draw:text-box>
            <text:p text:style-name="P23">oc_action_core</text:p>
          </draw:text-box>
        </draw:frame>
        <draw:polygon draw:style-name="gr8" draw:text-style-name="P5" draw:layer="layout" svg:width="1.096cm" svg:height="0.644cm" svg:x="34.971cm" svg:y="8.118cm" svg:viewBox="0 0 1097 645" draw:points="0,323 354,0 354,161 744,161 744,0 1097,323 744,645 744,484 354,484 354,64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svggradient0" draw:style="linear" draw:start-color="#cfe2f6" draw:end-color="#cee2f7" draw:start-intensity="100%" draw:end-intensity="100%" draw:angle="0" draw:border="0%"/>
    <draw:gradient draw:name="svggradient1" draw:style="linear" draw:start-color="#cfe2f6" draw:end-color="#cee2f7" draw:start-intensity="100%" draw:end-intensity="100%" draw:angle="0" draw:border="0%"/>
    <draw:gradient draw:name="svggradient2" draw:style="linear" draw:start-color="#ffd09b" draw:end-color="#ffcf9a" draw:start-intensity="100%" draw:end-intensity="100%" draw:angle="0" draw:border="0%"/>
    <draw:gradient draw:name="svggradient3" draw:style="linear" draw:start-color="#f9fed2" draw:end-color="#f9fed2" draw:start-intensity="100%" draw:end-intensity="100%" draw:angle="0" draw:border="0%"/>
    <draw:gradient draw:name="svggradient4" draw:style="linear" draw:start-color="#ffd09b" draw:end-color="#ffcf9a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dash270" draw:style="rect" draw:dots1="1" draw:dots1-length="1792.111cm" draw:distance="1344.083cm"/>
    <draw:stroke-dash draw:name="dash4" draw:style="rect" draw:dots1="1" draw:dots1-length="1792.111cm" draw:distance="1344.08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525cm" fo:page-height="19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5T15:36:29.401614413</dc:date>
    <meta:editing-duration>PT12M8S</meta:editing-duration>
    <meta:editing-cycles>2</meta:editing-cycles>
    <meta:generator>LibreOffice/5.3.6.1$Linux_X86_64 LibreOffice_project/30$Build-1</meta:generator>
    <meta:document-statistic meta:object-count="723"/>
  </office:meta>
</office:document-meta>
</file>